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paragraph-properties fo:margin-top="0in" fo:margin-bottom="0in"/>
    </style:style>
    <style:style style:name="P27" style:family="paragraph" style:parent-style-name="Text_20_body" style:list-style-name="L24">
      <style:paragraph-properties fo:margin-top="0in" fo:margin-bottom="0in"/>
    </style:style>
    <style:style style:name="P28" style:family="paragraph" style:parent-style-name="Text_20_body" style:list-style-name="L25">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paragraph-properties fo:margin-top="0in" fo:margin-bottom="0in"/>
    </style:style>
    <style:style style:name="P36" style:family="paragraph" style:parent-style-name="Text_20_body" style:list-style-name="L31">
      <style:paragraph-properties fo:margin-top="0in" fo:margin-bottom="0in"/>
    </style:style>
    <style:style style:name="P37" style:family="paragraph" style:parent-style-name="Text_20_body" style:list-style-name="L32">
      <style:paragraph-properties fo:margin-top="0in" fo:margin-bottom="0in"/>
    </style:style>
    <style:style style:name="P38" style:family="paragraph" style:parent-style-name="Text_20_body" style:list-style-name="L33">
      <style:paragraph-properties fo:margin-top="0in" fo:margin-bottom="0in"/>
    </style:style>
    <style:style style:name="P39" style:family="paragraph" style:parent-style-name="Text_20_body" style:list-style-name="L34">
    </style:style>
    <style:style style:name="P40" style:family="paragraph" style:parent-style-name="Text_20_body" style:list-style-name="L35">
      <style:paragraph-properties fo:margin-top="0in" fo:margin-bottom="0in"/>
    </style:style>
    <style:style style:name="P41" style:family="paragraph" style:parent-style-name="Text_20_body" style:list-style-name="L36">
      <style:paragraph-properties fo:margin-top="0in" fo:margin-bottom="0in"/>
    </style:style>
    <style:style style:name="P42" style:family="paragraph" style:parent-style-name="Text_20_body" style:list-style-name="L3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7. Seeding and Nurturing Community Game Making Practices to Facilitate Learner Agency</text:p>
      <text:list text:style-name="L1">
        <text:list-item>
          <text:p text:style-name="P1"><text:a xlink:type="simple" xlink:href="#research-questions-jan-2025" office:name=""><text:span text:style-name="Definition">Research Questions Jan 2025</text:span></text:a></text:p>
        </text:list-item>
        <text:list-item>
          <text:p text:style-name="P1"><text:a xlink:type="simple" xlink:href="#notes" office:name=""><text:span text:style-name="Definition">Notes</text:span></text:a></text:p>
        </text:list-item>
        <text:list-item>
          <text:p text:style-name="P1"><text:a xlink:type="simple" xlink:href="#introduction" office:name=""><text:span text:style-name="Definition">Introduction</text:span></text:a></text:p>
        </text:list-item>
        <text:list-item>
          <text:p text:style-name="P1"><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2">
            <text:list-item>
              <text:p text:style-name="P2"><text:a xlink:type="simple" xlink:href="#exploration-of-findings-in-relation-to-chat-conceptions-of-abstraction" office:name=""><text:span text:style-name="Definition">Exploration of findings in relation to CHAT conceptions of abstraction</text:span></text:a></text:p>
            </text:list-item>
            <text:list-item>
              <text:p text:style-name="P2"><text:a xlink:type="simple" xlink:href="#exploration-of-gdps-as-mid-level-construct-in-relation-to-other-conceptions-of-abstraction-in-computing-education-research" office:name=""><text:span text:style-name="Definition">Exploration of GDPs as mid-level construct in relation to other conceptions of abstraction in computing education research</text:span></text:a></text:p>
              <text:list text:style-name="L3">
                <text:list-item>
                  <text:p text:style-name="P3"><text:a xlink:type="simple" xlink:href="#design-patterns-as-a-intermediate-level-pedagogical-framework---the-hypothesis" office:name=""><text:span text:style-name="Definition">Design patterns as a intermediate-level, pedagogical framework - THE HYPOTHESIS</text:span></text:a></text:p>
                </text:list-item>
                <text:list-item>
                  <text:p text:style-name="P3"><text:a xlink:type="simple" xlink:href="#purpose-of-the-frameworks-being-addressed-is-also-relevant." office:name=""><text:span text:style-name="Definition">Purpose of the frameworks being addressed is also relevant.</text:span></text:a></text:p>
                </text:list-item>
                <text:list-item>
                  <text:p text:style-name="P3"><text:a xlink:type="simple" xlink:href="#types-of-abstraction-in-frameworks---recalling-definitions-or-lack-of-clear-definitions" office:name=""><text:span text:style-name="Definition">Types of abstraction in frameworks - recalling definitions or lack of clear definitions</text:span></text:a></text:p>
                  <text:list text:style-name="L4">
                    <text:list-item>
                      <text:p text:style-name="P4"><text:a xlink:type="simple" xlink:href="#computational-thinking" office:name=""><text:span text:style-name="Definition">Computational thinking</text:span></text:a></text:p>
                    </text:list-item>
                    <text:list-item>
                      <text:p text:style-name="P4"><text:a xlink:type="simple" xlink:href="#levels-of-abstraction" office:name=""><text:span text:style-name="Definition">Levels of Abstraction</text:span></text:a></text:p>
                    </text:list-item>
                    <text:list-item>
                      <text:p text:style-name="P4"><text:a xlink:type="simple" xlink:href="#epistemological-pluralism-bricolage-microworlds" office:name=""><text:span text:style-name="Definition">Epistemological pluralism, bricolage &amp; Microworlds</text:span></text:a></text:p>
                    </text:list-item>
                  </text:list>
                </text:list-item>
              </text:list>
            </text:list-item>
            <text:list-item>
              <text:p text:style-name="P2"><text:a xlink:type="simple" xlink:href="#observations-on-abstract-concrete-dimensions-in-my-data-related-to-gameplay-design-patterns." office:name=""><text:span text:style-name="Definition">Observations on abstract / concrete dimensions in my data related to gameplay design patterns.</text:span></text:a></text:p>
              <text:list text:style-name="L5">
                <text:list-item>
                  <text:p text:style-name="P5"><text:a xlink:type="simple" xlink:href="#addressing-utility-for-participants" office:name=""><text:span text:style-name="Definition">Addressing utility for participants</text:span></text:a></text:p>
                </text:list-item>
                <text:list-item>
                  <text:p text:style-name="P5"><text:a xlink:type="simple" xlink:href="#addressing-utility-for-designers-teachers" office:name=""><text:span text:style-name="Definition">Addressing utility for designers / teachers</text:span></text:a></text:p>
                </text:list-item>
              </text:list>
            </text:list-item>
            <text:list-item>
              <text:p text:style-name="P2"><text:a xlink:type="simple" xlink:href="#how-my-research-contributes-in-this-area---particularly-in-the-conception-of-different-pedagogies." office:name=""><text:span text:style-name="Definition">How my research contributes in this area - particularly in the conception of different pedagogies.</text:span></text:a></text:p>
              <text:list text:style-name="L6">
                <text:list-item>
                  <text:p text:style-name="P6"><text:a xlink:type="simple" xlink:href="#comparing-my-pedagogical-framing-regarding-dimensions-of-abstract-concrete-with-existing-research" office:name=""><text:span text:style-name="Definition">Comparing my pedagogical framing regarding dimensions of abstract/ concrete with existing research</text:span></text:a></text:p>
                </text:list-item>
              </text:list>
            </text:list-item>
            <text:list-item>
              <text:p text:style-name="P2"><text:a xlink:type="simple" xlink:href="#link-to-next-section-and-signposting-final-discussion-section" office:name=""><text:span text:style-name="Definition">Link to next section and signposting final discussion section</text:span></text:a></text:p>
            </text:list-item>
          </text:list>
        </text:list-item>
        <text:list-item>
          <text:p text:style-name="P1"><text:a xlink:type="simple" xlink:href="#part-two---agency" office:name=""><text:span text:style-name="Definition">Part Two - Agency</text:span></text:a></text:p>
          <text:list text:style-name="L7">
            <text:list-item>
              <text:p text:style-name="P7"><text:a xlink:type="simple" xlink:href="#a-affordances-mediation-tads" office:name=""><text:span text:style-name="Definition">2.a Affordances, Mediation, TADS,</text:span></text:a></text:p>
            </text:list-item>
            <text:list-item>
              <text:p text:style-name="P7"><text:a xlink:type="simple" xlink:href="#instrumental-agency" office:name=""><text:span text:style-name="Definition">Instrumental Agency</text:span></text:a></text:p>
            </text:list-item>
            <text:list-item>
              <text:p text:style-name="P7"><text:a xlink:type="simple" xlink:href="#transformational-agency" office:name=""><text:span text:style-name="Definition">Transformational Agency</text:span></text:a></text:p>
            </text:list-item>
            <text:list-item>
              <text:p text:style-name="P7"><text:a xlink:type="simple" xlink:href="#shifting-forms-of-agency" office:name=""><text:span text:style-name="Definition">Shifting forms of agency</text:span></text:a></text:p>
              <text:list text:style-name="L8">
                <text:list-item>
                  <text:p text:style-name="P8"><text:a xlink:type="simple" xlink:href="#dilemma-tension-for-the-facilitator-how-sketchy-to-make-the-design-perhaps-move-to-end-to-allow-cf-with-relational-agency" office:name=""><text:span text:style-name="Definition">Dilemma / Tension for the facilitator, how sketchy to make the design? PERHAPS MOVE TO END TO ALLOW CF WITH RELATIONAL AGENCY?</text:span></text:a></text:p>
                </text:list-item>
              </text:list>
            </text:list-item>
            <text:list-item>
              <text:p text:style-name="P7"><text:a xlink:type="simple" xlink:href="#c---relational-agency-in-emergent-activities-in-emergent-cultural-context---3rd-spaces-idiocultures-and-repertoires" office:name=""><text:span text:style-name="Definition">2c - Relational Agency in emergent activities in emergent cultural context - 3rd Spaces, idiocultures, and repertoires</text:span></text:a></text:p>
              <text:list text:style-name="L9">
                <text:list-item>
                  <text:p text:style-name="P9"><text:a xlink:type="simple" xlink:href="#observations-on-repertoires" office:name=""><text:span text:style-name="Definition">Observations on repertoires</text:span></text:a></text:p>
                  <text:list text:style-name="L10">
                    <text:list-item>
                      <text:p text:style-name="P10"><text:a xlink:type="simple" xlink:href="#linking-repertoires-to-my-study-learning-design-designing-for-agency" office:name=""><text:span text:style-name="Definition">Linking repertoires to my study / learning design &amp; designing for agency</text:span></text:a></text:p>
                    </text:list-item>
                  </text:list>
                </text:list-item>
                <text:list-item>
                  <text:p text:style-name="P9"><text:a xlink:type="simple" xlink:href="#exploring-design-features-which-support-identity-development-in-the-emerging-game-making-community" office:name=""><text:span text:style-name="Definition">Exploring design features which support identity development in the emerging game making community</text:span></text:a></text:p>
                  <text:list text:style-name="L11">
                    <text:list-item>
                      <text:p text:style-name="P11"><text:a xlink:type="simple" xlink:href="#use-of-gdps-in-supporting-social-and-cultural-repertoires-of-practice" office:name=""><text:span text:style-name="Definition">Use of GDPs in supporting social and cultural repertoires of practice</text:span></text:a></text:p>
                    </text:list-item>
                    <text:list-item>
                      <text:p text:style-name="P11"><text:a xlink:type="simple" xlink:href="#playtesting-as-a-suitable-medium-for-emerging-activities-creating-third-spaces" office:name=""><text:span text:style-name="Definition">Playtesting as a suitable medium for emerging activities creating third spaces</text:span></text:a></text:p>
                    </text:list-item>
                    <text:list-item>
                      <text:p text:style-name="P11"><text:a xlink:type="simple" xlink:href="#the-introduction-of-maker-types-and-side-missions-as-affordences-of-my-pedagogy-to-legitimise-diversity" office:name=""><text:span text:style-name="Definition">The introduction of maker types and side missions as affordences of my pedagogy to legitimise diversity</text:span></text:a></text:p>
                    </text:list-item>
                  </text:list>
                </text:list-item>
                <text:list-item>
                  <text:p text:style-name="P9"><text:a xlink:type="simple" xlink:href="#examining-complexity-within-identity-formation-and-specialisation" office:name=""><text:span text:style-name="Definition">Examining complexity within identity formation and specialisation</text:span></text:a></text:p>
                </text:list-item>
              </text:list>
            </text:list-item>
          </text:list>
        </text:list-item>
        <text:list-item>
          <text:p text:style-name="P1"><text:a xlink:type="simple" xlink:href="#part-three-synthesis-in-relation-to-issues-of-inclusive-pedagogy-udl-umc-moe-pbl." office:name=""><text:span text:style-name="Definition">Part Three : Synthesis in relation to Issues of inclusive pedagogy UDL, UMC, MOE, PBL.</text:span></text:a></text:p>
          <text:list text:style-name="L12">
            <text:list-item>
              <text:p text:style-name="P12"><text:a xlink:type="simple" xlink:href="#synthesis---a-complex-view-of-agency-and-repertoires-development-within-idiocultures-3rd-spaces---park-from-a-bit-and-come-back-to-this." office:name=""><text:span text:style-name="Definition">Synthesis - A complex view of agency and repertoires development within Idiocultures / 3rd spaces - PARK FROM A BIT AND COME BACK TO THIS.</text:span></text:a></text:p>
              <text:list text:style-name="L13">
                <text:list-item>
                  <text:p text:style-name="P13"><text:a xlink:type="simple" xlink:href="#returning-to-transformational-agency-here-and-how-it-different-from-conceptions-of-developing-repertoires-of-practice" office:name=""><text:span text:style-name="Definition">Returning to transformational agency here and how it different from conceptions of developing repertoires of practice</text:span></text:a></text:p>
                </text:list-item>
              </text:list>
            </text:list-item>
            <text:list-item>
              <text:p text:style-name="P12"><text:a xlink:type="simple" xlink:href="#metaphors-of-harbours-and-playgrounds-as-a-way-to-explore-conceptions-of-relational-agency" office:name=""><text:span text:style-name="Definition">Metaphors of harbours and playgrounds as a way to explore conceptions of (relational) agency</text:span></text:a></text:p>
              <text:list text:style-name="L14">
                <text:list-item>
                  <text:p text:style-name="P14"><text:a xlink:type="simple" xlink:href="#utility-of-metaphors-of-space" office:name=""><text:span text:style-name="Definition">Utility of metaphors of space</text:span></text:a></text:p>
                </text:list-item>
                <text:list-item>
                  <text:p text:style-name="P14"><text:a xlink:type="simple" xlink:href="#harbours---authentic-and-restrictive" office:name=""><text:span text:style-name="Definition">Harbours - authentic and restrictive</text:span></text:a></text:p>
                </text:list-item>
                <text:list-item>
                  <text:p text:style-name="P14"><text:a xlink:type="simple" xlink:href="#fluency-in-jam-session---was-playgrounds-sandboxes-and-play-spaces" office:name=""><text:span text:style-name="Definition">Fluency in Jam Session - was Playgrounds, sandboxes and play spaces</text:span></text:a></text:p>
                </text:list-item>
              </text:list>
            </text:list-item>
            <text:list-item>
              <text:p text:style-name="P12"><text:a xlink:type="simple" xlink:href="#addressing-the-nature-of-my-contribution-to-research-landscape" office:name=""><text:span text:style-name="Definition">Addressing the nature of my contribution to research landscape</text:span></text:a></text:p>
            </text:list-item>
          </text:list>
        </text:list-item>
        <text:list-item>
          <text:p text:style-name="P1"><text:a xlink:type="simple" xlink:href="#conclusion" office:name=""><text:span text:style-name="Definition">Conclusion</text:span></text:a></text:p>
        </text:list-item>
        <text:list-item>
          <text:p text:style-name="P1"><text:a xlink:type="simple" xlink:href="#to-move-or-drop-from-chapter" office:name=""><text:span text:style-name="Definition">TO MOVE OR DROP FROM CHAPTER</text:span></text:a></text:p>
          <text:list text:style-name="L15">
            <text:list-item>
              <text:p text:style-name="P15"><text:a xlink:type="simple" xlink:href="#on-planned-and-emergent-activity" office:name=""><text:span text:style-name="Definition">On planned and emergent activity)</text:span></text:a></text:p>
            </text:list-item>
          </text:list>
        </text:list-item>
        <text:list-item>
          <text:p text:style-name="P1"><text:a xlink:type="simple" xlink:href="#notes---moved-to-the-end-for-review" office:name=""><text:span text:style-name="Definition">Notes - MOVED TO THE END FOR REVIEW</text:span></text:a></text:p>
          <text:list text:style-name="L16">
            <text:list-item>
              <text:p text:style-name="P16"><text:a xlink:type="simple" xlink:href="#on-fluency" office:name=""><text:span text:style-name="Definition">On Fluency</text:span></text:a></text:p>
            </text:list-item>
            <text:list-item>
              <text:p text:style-name="P16"><text:a xlink:type="simple" xlink:href="#removed-in-december---perhaps-rehome" office:name=""><text:span text:style-name="Definition">Removed in December - perhaps rehome</text:span></text:a></text:p>
            </text:list-item>
          </text:list>
        </text:list-item>
        <text:list-item>
          <text:p text:style-name="P1"><text:a xlink:type="simple" xlink:href="#removed-in-jan---find-home" office:name=""><text:span text:style-name="Definition">Removed in Jan - find home</text:span></text:a></text:p>
          <text:list text:style-name="L17">
            <text:list-item>
              <text:p text:style-name="P17"><text:a xlink:type="simple" xlink:href="#community-concepts-and-norming-behaviour-emerging-during-playtesting" office:name=""><text:span text:style-name="Definition">Community concepts and norming behaviour emerging during playtesting</text:span></text:a></text:p>
            </text:list-item>
            <text:list-item>
              <text:p text:style-name="P17"><text:a xlink:type="simple" xlink:href="#moe" office:name=""><text:span text:style-name="Definition">MoE</text:span></text:a></text:p>
            </text:list-item>
            <text:list-item>
              <text:p text:style-name="P17"><text:a xlink:type="simple" xlink:href="#an-example-of-mini-tads---use-of-secondary-resources" office:name=""><text:span text:style-name="Definition"><text:span text:style-name="T1">An example of mini TADS - use of secondary resources</text:span></text:span></text:a></text:p>
            </text:list-item>
          </text:list>
        </text:list-item>
        <text:list-item>
          <text:p text:style-name="P1"><text:a xlink:type="simple" xlink:href="#research-output-1---applied-pedagogy---in-conclusion" office:name=""><text:span text:style-name="Definition">Research output 1 - Applied pedagogy - IN CONCLUSION?</text:span></text:a></text:p>
          <text:list text:style-name="L18">
            <text:list-item>
              <text:p text:style-name="P18"><text:a xlink:type="simple" xlink:href="#the-interaction-of-flexible-deign-practices-the-collection-of-game-design-patterns-stepwise-scaffolding-of-learning-environments-and-new-understandings-of-agency." office:name=""><text:span text:style-name="Definition">The interaction of flexible deign practices, the collection of Game Design Patterns, stepwise scaffolding of learning environments and new understandings of agency.</text:span></text:a></text:p>
              <text:list text:style-name="L19">
                <text:list-item>
                  <text:p text:style-name="P19"><text:a xlink:type="simple" xlink:href="#summary-of-observations-contributions-of-novel-aspect-of-the-learning-design-perhaps-merge-with-below" office:name=""><text:span text:style-name="Definition">Summary of observations contributions of novel aspect of the learning design (PERHAPS MERGE WITH BELOW)</text:span></text:a></text:p>
                </text:list-item>
                <text:list-item>
                  <text:p text:style-name="P19"><text:a xlink:type="simple" xlink:href="#synthesis-of-characteristics-and-analysis-in-relation-to-what-they-contribute-to-existing-frameworks" office:name=""><text:span text:style-name="Definition">Synthesis of Characteristics and Analysis in relation to what they contribute to existing frameworks</text:span></text:a></text:p>
                </text:list-item>
                <text:list-item>
                  <text:p text:style-name="P19"><text:a xlink:type="simple" xlink:href="#questions-and-conceptual-challenges-to-dissemination---move-perhaps-to-next-chapter" office:name=""><text:span text:style-name="Definition">Questions and Conceptual challenges to dissemination - MOVE PERHAPS TO NEXT CHAPTER?</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jan-2025"/>Research Questions Jan 2025<text:bookmark-end text:name="research-questions-jan-2025"/></text:h>
      <text:p text:style-name="P20">1. What contradictions arose in participation in this research’s game coding processes and how were they addressed?</text:p>
      <text:p text:style-name="P21">2. How does CHAT theory help us understand how game design patterns <text:s text:c="1"/>can be used in an evolving community of novice game makers?</text:p>
      <text:p text:style-name="P22">3. How can learners build agency in an evolving community of game makers? REVISE</text:p>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e previous chapters have explored both designed and fortuitous changes to the learning design that become adopted by the community.</text:p>
      <text:p text:style-name="Text_20_body">This chapter deepens analysis and discussion on RQ2 on the potential uses of GDPs and concludes with analysis and discussion on RQ3 addressing reflections on partcipant agency.</text:p>
      <text:p text:style-name="Text_20_body">Following Chapter 6’s presentation findings on how participants use GDPs, this chapter contains further discussion on this use GDPs , particularly in reference to the building of agency.</text:p>
      <text:p text:style-name="Text_20_body">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Text_20_body">This chapter has three main sections:</text:p>
      <text:list text:style-name="L20">
        <text:list-item>
          <text:p text:style-name="P23">Rising to concrete ; Conceptions of abstract and concrete present in computing and digital making research: ultimately, proposing design patterns as a intermediate-level, pedagogical framework compared to computational thinking.</text:p>
        </text:list-item>
      </text:list>
      <text:list text:style-name="L21">
        <text:list-item>
          <text:p text:style-name="P24">Socio cultural understandings of mediation and agency</text:p>
        </text:list-item>
      </text:list>
      <text:p text:style-name="First_20_paragraph">Socio cultural understandings of mediation and agency via TADS theory, particularly in relation to the abstract and concrete dimension (as a link )</text:p>
      <text:p text:style-name="Text_20_body">2.a via mediation and agency via TADS theory,</text:p>
      <text:p text:style-name="Text_20_body">2.b TAS, 3rd Spaces, Col, Fok, idiocultures etc.</text:p>
      <text:list text:style-name="L22">
        <text:list-item>
          <text:p text:style-name="P25">playtesting as a social process; play testing and embodied participation in the games of others - community concepts and norming behaviour emerging during playtesting</text:p>
        </text:list-item>
      </text:list>
      <text:p text:style-name="First_20_paragraph">DEVELOP CONCISE INTRO.</text:p>
      <text:list text:style-name="L23">
        <text:list-item>
          <text:p text:style-name="P26">Synthesis in relation to Issues of inclusive pedagogy. UDL, UMC, MOE. This underline the entire motivation and design of the study. Returning therefore to a fundamental point of the study to explore how this help diverse learners in a challenging area to learn. Ending by suggesting UDL as a helpful framework,</text:p>
        </text:list-item>
      </text:list>
      <text:list text:style-name="L24">
        <text:list-item>
          <text:p text:style-name="P27">explore potential implications for facilitators and researchers on how to design for inclusion and agency - e.g. use of GDP collection as an intermediate pedagogical construct.</text:p>
        </text:list-item>
      </text:list>
      <text:p text:style-name="First_20_paragraph">The lens of inclusion and the alignment with UDL is relevant as a possible resolution to abstract / concrete tensions as a gateway to access diverse learner pathways and thus avoid an overly complex navigational framework thus reducing cogintive load.</text:p>
      <text:p text:style-name="Text_20_body">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is section takes a step back to explore the wider perspectives of the findings beyond the immediate context to digital making and project based approaches and understandings of design patterns in educational contexts.</text:p>
      <text:p text:style-name="Text_20_body"><text:span text:style-name="T1">more intro material</text:span></text:p>
      <text:p text:style-name="Text_20_body">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5">
        <text:list-item>
          <text:p text:style-name="P28">Recap, GDPs as a Germ cell, Exploring CHAT concepts of abstraction<text:line-break/></text:p>
        </text:list-item>
        <text:list-item>
          <text:p text:style-name="P28">Locating TADS in this perspective, via 3GAT concept of expansion via double stimulation and TADS</text:p>
        </text:list-item>
        <text:list-item>
          <text:p text:style-name="P28">Papert - pluralism &amp; the concrete</text:p>
        </text:list-item>
        <text:list-item>
          <text:p text:style-name="P28">then Waite Levels of abstraction - &amp; observations</text:p>
        </text:list-item>
        <text:list-item>
          <text:p text:style-name="P28">Then begin practical use of this take - tinkering pedagogy</text:p>
        </text:list-item>
      </text:list>
      <text:p text:style-name="First_20_paragraph">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The previous chapter began to explore, through the lens of personal appropriation, to variety of abstract concepts and more concrete applications suitable for development via this learning design. This investigation has provoked careful reflection of abstract-concrete dimensions of emerging knowledge happening in the game making and digital making more generally.</text:p>
      <text:p text:style-name="Text_20_body">There are two main aspects of this. Firstly, the research process and the evolving design involve a process of rising to the concrete, identifying an abstraction of interest and then different concrete instantiations of it. Secondly, the abstract concrete tension runs as a theme through the literature of this domain. This section addresses both aspects.</text:p>
      <text:p text:style-name="Text_20_body">This section ends by unifying these threads with an proposal of GDPs as a mid-level construct, demonstrating their utility for both educational designers and researchers.</text:p>
      <text:h text:style-name="Heading_20_3" text:outline-level="3"><text:bookmark-start text:name="exploration-of-findings-in-relation-to-chat-conceptions-of-abstraction"/>Exploration of findings in relation to CHAT conceptions of abstraction<text:bookmark-end text:name="exploration-of-findings-in-relation-to-chat-conceptions-of-abstraction"/></text:h>
      <text:p text:style-name="First_20_paragraph">WHY IMPORTANT? LINK BACK HERE?</text:p>
      <text:p text:style-name="Text_20_body">To start, let us consider the nature of the abstraction of gameplay design patterns via Sannino’ <text:reference-mark-start text:name="ZOTERO_ITEM CSL_CITATION {&quot;citationItems&quot;:[{&quot;prefix&quot;:&quot;&quot;,&quot;id&quot;:3117,&quot;suppress-author&quot;:true,&quot;itemData&quot;:{&quot;citation-key&quot;:&quot;sannino_activity_2011&quot;,&quot;id&quot;:&quot;sannino_activity_2011&quot;,&quot;DOI&quot;:&quot;10.1177/0959354311417485&quot;,&quot;ISSN&quot;:&quot;0959-3543, 1461-7447&quot;,&quot;issued&quot;:{&quot;date-parts&quot;:[[&quot;2011&quot;,10]]},&quot;container-title-short&quot;:&quot;Theory &amp; Psychology&quot;,&quot;author&quot;:[{&quot;given&quot;:&quot;Annalisa&quot;,&quot;family&quot;:&quot;Sannino&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source&quot;:&quot;DOI.org (Crossref)&quot;,&quot;title&quot;:&quot;Activity theory as an activist and interventionist theory&quot;,&quot;page&quot;:&quot;571-597&quot;,&quot;type&quot;:&quot;article-journal&quot;,&quot;URL&quot;:&quot;http://journals.sagepub.com/doi/10.1177/0959354311417485&quot;,&quot;container-title&quot;:&quot;Theory &amp; Psychology&quot;,&quot;accessed&quot;:{&quot;date-parts&quot;:[[&quot;2020&quot;,2,28]]},&quot;volume&quot;:&quot;21&quot;,&quot;language&quot;:&quot;en&quot;,&quot;issue&quot;:&quot;5&quot;},&quot;uris&quot;:[&quot;http://zotero.org/users/1913249/items/WKI57RGM&quot;],&quot;uri&quot;:[&quot;http://zotero.org/users/1913249/items/WKI57RGM&quot;],&quot;suffix&quot;:&quot;&quot;}],&quot;schema&quot;:&quot;https://github.com/citation-style-language/schema/raw/master/csl-citation.json&quot;,&quot;properties&quot;:{&quot;noteIndex&quot;:0,&quot;formattedCitation&quot;:&quot;[-@sannino_activity_2011]&quot;},&quot;citationID&quot;:&quot;kuuxfith&quot;} RNDomqjnyxqsd"/>&lt;Do Zotero Refresh: [-@sannino_activity_2011]&gt;<text:reference-mark-end text:name="ZOTERO_ITEM CSL_CITATION {&quot;citationItems&quot;:[{&quot;prefix&quot;:&quot;&quot;,&quot;id&quot;:3117,&quot;suppress-author&quot;:true,&quot;itemData&quot;:{&quot;citation-key&quot;:&quot;sannino_activity_2011&quot;,&quot;id&quot;:&quot;sannino_activity_2011&quot;,&quot;DOI&quot;:&quot;10.1177/0959354311417485&quot;,&quot;ISSN&quot;:&quot;0959-3543, 1461-7447&quot;,&quot;issued&quot;:{&quot;date-parts&quot;:[[&quot;2011&quot;,10]]},&quot;container-title-short&quot;:&quot;Theory &amp; Psychology&quot;,&quot;author&quot;:[{&quot;given&quot;:&quot;Annalisa&quot;,&quot;family&quot;:&quot;Sannino&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source&quot;:&quot;DOI.org (Crossref)&quot;,&quot;title&quot;:&quot;Activity theory as an activist and interventionist theory&quot;,&quot;page&quot;:&quot;571-597&quot;,&quot;type&quot;:&quot;article-journal&quot;,&quot;URL&quot;:&quot;http://journals.sagepub.com/doi/10.1177/0959354311417485&quot;,&quot;container-title&quot;:&quot;Theory &amp; Psychology&quot;,&quot;accessed&quot;:{&quot;date-parts&quot;:[[&quot;2020&quot;,2,28]]},&quot;volume&quot;:&quot;21&quot;,&quot;language&quot;:&quot;en&quot;,&quot;issue&quot;:&quot;5&quot;},&quot;uris&quot;:[&quot;http://zotero.org/users/1913249/items/WKI57RGM&quot;],&quot;uri&quot;:[&quot;http://zotero.org/users/1913249/items/WKI57RGM&quot;],&quot;suffix&quot;:&quot;&quot;}],&quot;schema&quot;:&quot;https://github.com/citation-style-language/schema/raw/master/csl-citation.json&quot;,&quot;properties&quot;:{&quot;noteIndex&quot;:0,&quot;formattedCitation&quot;:&quot;[-@sannino_activity_2011]&quot;},&quot;citationID&quot;:&quot;kuuxfith&quot;} RNDomqjnyxqsd"/> distinction between empirical and theoretical abstraction.</text:p>
      <text:p text:style-name="P29">"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text:p>
      <text:p text:style-name="Text_20_body"/>
      <text:p text:style-name="Text_20_body">The process of identifying and working with GDPs in this research process can be mapped as a dialectical process of moving (rising) to the concrete <text:reference-mark-start text:name="ZOTERO_ITEM CSL_CITATION {&quot;citationItems&quot;:[{&quot;itemData&quot;:{&quot;citation-key&quot;:&quot;sannino_activity_2011&quot;,&quot;id&quot;:&quot;sannino_activity_2011&quot;,&quot;DOI&quot;:&quot;10.1177/0959354311417485&quot;,&quot;ISSN&quot;:&quot;0959-3543, 1461-7447&quot;,&quot;issued&quot;:{&quot;date-parts&quot;:[[&quot;2011&quot;,10]]},&quot;container-title-short&quot;:&quot;Theory &amp; Psychology&quot;,&quot;author&quot;:[{&quot;given&quot;:&quot;Annalisa&quot;,&quot;family&quot;:&quot;Sannino&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source&quot;:&quot;DOI.org (Crossref)&quot;,&quot;title&quot;:&quot;Activity theory as an activist and interventionist theory&quot;,&quot;page&quot;:&quot;571-597&quot;,&quot;type&quot;:&quot;article-journal&quot;,&quot;URL&quot;:&quot;http://journals.sagepub.com/doi/10.1177/0959354311417485&quot;,&quot;container-title&quot;:&quot;Theory &amp; Psychology&quot;,&quot;accessed&quot;:{&quot;date-parts&quot;:[[&quot;2020&quot;,2,28]]},&quot;volume&quot;:&quot;21&quot;,&quot;language&quot;:&quot;en&quot;,&quot;issue&quot;:&quot;5&quot;},&quot;uris&quot;:[&quot;http://zotero.org/users/1913249/items/WKI57RGM&quot;],&quot;prefix&quot;:&quot;&quot;,&quot;id&quot;:3117,&quot;uri&quot;:[&quot;http://zotero.org/users/1913249/items/WKI57RGM&quot;],&quot;suffix&quot;:&quot;&quot;}],&quot;schema&quot;:&quot;https://github.com/citation-style-language/schema/raw/master/csl-citation.json&quot;,&quot;properties&quot;:{&quot;noteIndex&quot;:0,&quot;formattedCitation&quot;:&quot;[@sannino_activity_2011]&quot;},&quot;citationID&quot;:&quot;pagduekd&quot;} RNDczfnvphqnm"/>&lt;Do Zotero Refresh: [@sannino_activity_2011]&gt;<text:reference-mark-end text:name="ZOTERO_ITEM CSL_CITATION {&quot;citationItems&quot;:[{&quot;itemData&quot;:{&quot;citation-key&quot;:&quot;sannino_activity_2011&quot;,&quot;id&quot;:&quot;sannino_activity_2011&quot;,&quot;DOI&quot;:&quot;10.1177/0959354311417485&quot;,&quot;ISSN&quot;:&quot;0959-3543, 1461-7447&quot;,&quot;issued&quot;:{&quot;date-parts&quot;:[[&quot;2011&quot;,10]]},&quot;container-title-short&quot;:&quot;Theory &amp; Psychology&quot;,&quot;author&quot;:[{&quot;given&quot;:&quot;Annalisa&quot;,&quot;family&quot;:&quot;Sannino&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source&quot;:&quot;DOI.org (Crossref)&quot;,&quot;title&quot;:&quot;Activity theory as an activist and interventionist theory&quot;,&quot;page&quot;:&quot;571-597&quot;,&quot;type&quot;:&quot;article-journal&quot;,&quot;URL&quot;:&quot;http://journals.sagepub.com/doi/10.1177/0959354311417485&quot;,&quot;container-title&quot;:&quot;Theory &amp; Psychology&quot;,&quot;accessed&quot;:{&quot;date-parts&quot;:[[&quot;2020&quot;,2,28]]},&quot;volume&quot;:&quot;21&quot;,&quot;language&quot;:&quot;en&quot;,&quot;issue&quot;:&quot;5&quot;},&quot;uris&quot;:[&quot;http://zotero.org/users/1913249/items/WKI57RGM&quot;],&quot;prefix&quot;:&quot;&quot;,&quot;id&quot;:3117,&quot;uri&quot;:[&quot;http://zotero.org/users/1913249/items/WKI57RGM&quot;],&quot;suffix&quot;:&quot;&quot;}],&quot;schema&quot;:&quot;https://github.com/citation-style-language/schema/raw/master/csl-citation.json&quot;,&quot;properties&quot;:{&quot;noteIndex&quot;:0,&quot;formattedCitation&quot;:&quot;[@sannino_activity_2011]&quot;},&quot;citationID&quot;:&quot;pagduekd&quot;} RNDczfnvphqnm"/>.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Rather than Germ Cell for learning designers the concept of strong concepts or intermediate concepts may be more relatable and applicable <text:reference-mark-start text:name="ZOTERO_ITEM CSL_CITATION {&quot;citationItems&quot;:[{&quot;itemData&quot;:{&quot;citation-key&quot;:&quot;hook_strong_2012&quot;,&quot;id&quot;:&quot;hook_strong_2012&quot;,&quot;DOI&quot;:&quot;10.1145/2362364.2362371&quot;,&quot;ISSN&quot;:&quot;1073-0516, 1557-7325&quot;,&quot;issued&quot;:{&quot;date-parts&quot;:[[&quot;2012&quot;,10]]},&quot;title-short&quot;:&quot;Strong concepts&quot;,&quot;container-title-short&quot;:&quot;ACM Trans. Comput.-Hum. Interact.&quot;,&quot;author&quot;:[{&quot;given&quot;:&quot;Kristina&quot;,&quot;family&quot;:&quot;Höök&quot;},{&quot;given&quot;:&quot;Jonas&quot;,&quot;family&quot;:&quot;Löwgren&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title&quot;:&quot;Strong concepts: Intermediate-level knowledge in interaction design research&quot;,&quot;page&quot;:&quot;1-18&quot;,&quot;container-title&quot;:&quot;ACM Transactions on Computer-Human Interaction&quot;,&quot;URL&quot;:&quot;https://dl.acm.org/doi/10.1145/2362364.2362371&quot;,&quot;type&quot;:&quot;article-journal&quot;,&quot;accessed&quot;:{&quot;date-parts&quot;:[[&quot;2023&quot;,3,14]]},&quot;volume&quot;:&quot;19&quot;,&quot;language&quot;:&quot;en&quot;,&quot;issue&quot;:&quot;3&quot;},&quot;uris&quot;:[&quot;http://zotero.org/users/1913249/items/WULC8M4B&quot;],&quot;prefix&quot;:&quot;&quot;,&quot;id&quot;:3692,&quot;uri&quot;:[&quot;http://zotero.org/users/1913249/items/WULC8M4B&quot;],&quot;suffix&quot;:&quot;&quot;},{&quot;itemData&quot;:{&quot;citation-key&quot;:&quot;barendregt_intermediate-level_2018&quot;,&quot;id&quot;:&quot;barendregt_intermediate-level_2018&quot;,&quot;publisher-place&quot;:&quot;Trondheim Norway&quot;,&quot;DOI&quot;:&quot;10.1145/3202185.3205865&quot;,&quot;event-title&quot;:&quot;IDC '18: Interaction Design and Children&quot;,&quot;issued&quot;:{&quot;date-parts&quot;:[[&quot;2018&quot;,6,19]]},&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source&quot;:&quot;DOI.org (Crossref)&quot;,&quot;title&quot;:&quot;Intermediate-level knowledge in child-computer interaction&quot;,&quot;page&quot;:&quot;699-704&quot;,&quot;publisher&quot;:&quot;ACM&quot;,&quot;URL&quot;:&quot;https://dl.acm.org/doi/10.1145/3202185.3205865&quot;,&quot;type&quot;:&quot;paper-conference&quot;,&quot;ISBN&quot;:&quot;978-1-4503-5152-2&quot;,&quot;accessed&quot;:{&quot;date-parts&quot;:[[&quot;2023&quot;,3,14]]},&quot;container-title&quot;:&quot;Proceedings of the 17th ACM Conference on Interaction Design and Children&quot;,&quot;event-place&quot;:&quot;Trondheim Norway&quot;,&quot;language&quot;:&quot;en&quot;},&quot;uris&quot;:[&quot;http://zotero.org/users/1913249/items/MKIM9VHR&quot;],&quot;prefix&quot;:&quot;&quot;,&quot;id&quot;:3694,&quot;uri&quot;:[&quot;http://zotero.org/users/1913249/items/MKIM9VHR&quot;],&quot;suffix&quot;:&quot;&quot;}],&quot;schema&quot;:&quot;https://github.com/citation-style-language/schema/raw/master/csl-citation.json&quot;,&quot;properties&quot;:{&quot;noteIndex&quot;:0,&quot;formattedCitation&quot;:&quot;[@hook_strong_2012; @barendregt_intermediate-level_2018]&quot;},&quot;citationID&quot;:&quot;zhunukxh&quot;} RNDjvxbyncerx"/>&lt;Do Zotero Refresh: [@hook_strong_2012; @barendregt_intermediate-level_2018]&gt;<text:reference-mark-end text:name="ZOTERO_ITEM CSL_CITATION {&quot;citationItems&quot;:[{&quot;itemData&quot;:{&quot;citation-key&quot;:&quot;hook_strong_2012&quot;,&quot;id&quot;:&quot;hook_strong_2012&quot;,&quot;DOI&quot;:&quot;10.1145/2362364.2362371&quot;,&quot;ISSN&quot;:&quot;1073-0516, 1557-7325&quot;,&quot;issued&quot;:{&quot;date-parts&quot;:[[&quot;2012&quot;,10]]},&quot;title-short&quot;:&quot;Strong concepts&quot;,&quot;container-title-short&quot;:&quot;ACM Trans. Comput.-Hum. Interact.&quot;,&quot;author&quot;:[{&quot;given&quot;:&quot;Kristina&quot;,&quot;family&quot;:&quot;Höök&quot;},{&quot;given&quot;:&quot;Jonas&quot;,&quot;family&quot;:&quot;Löwgren&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title&quot;:&quot;Strong concepts: Intermediate-level knowledge in interaction design research&quot;,&quot;page&quot;:&quot;1-18&quot;,&quot;container-title&quot;:&quot;ACM Transactions on Computer-Human Interaction&quot;,&quot;URL&quot;:&quot;https://dl.acm.org/doi/10.1145/2362364.2362371&quot;,&quot;type&quot;:&quot;article-journal&quot;,&quot;accessed&quot;:{&quot;date-parts&quot;:[[&quot;2023&quot;,3,14]]},&quot;volume&quot;:&quot;19&quot;,&quot;language&quot;:&quot;en&quot;,&quot;issue&quot;:&quot;3&quot;},&quot;uris&quot;:[&quot;http://zotero.org/users/1913249/items/WULC8M4B&quot;],&quot;prefix&quot;:&quot;&quot;,&quot;id&quot;:3692,&quot;uri&quot;:[&quot;http://zotero.org/users/1913249/items/WULC8M4B&quot;],&quot;suffix&quot;:&quot;&quot;},{&quot;itemData&quot;:{&quot;citation-key&quot;:&quot;barendregt_intermediate-level_2018&quot;,&quot;id&quot;:&quot;barendregt_intermediate-level_2018&quot;,&quot;publisher-place&quot;:&quot;Trondheim Norway&quot;,&quot;DOI&quot;:&quot;10.1145/3202185.3205865&quot;,&quot;event-title&quot;:&quot;IDC '18: Interaction Design and Children&quot;,&quot;issued&quot;:{&quot;date-parts&quot;:[[&quot;2018&quot;,6,19]]},&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source&quot;:&quot;DOI.org (Crossref)&quot;,&quot;title&quot;:&quot;Intermediate-level knowledge in child-computer interaction&quot;,&quot;page&quot;:&quot;699-704&quot;,&quot;publisher&quot;:&quot;ACM&quot;,&quot;URL&quot;:&quot;https://dl.acm.org/doi/10.1145/3202185.3205865&quot;,&quot;type&quot;:&quot;paper-conference&quot;,&quot;ISBN&quot;:&quot;978-1-4503-5152-2&quot;,&quot;accessed&quot;:{&quot;date-parts&quot;:[[&quot;2023&quot;,3,14]]},&quot;container-title&quot;:&quot;Proceedings of the 17th ACM Conference on Interaction Design and Children&quot;,&quot;event-place&quot;:&quot;Trondheim Norway&quot;,&quot;language&quot;:&quot;en&quot;},&quot;uris&quot;:[&quot;http://zotero.org/users/1913249/items/MKIM9VHR&quot;],&quot;prefix&quot;:&quot;&quot;,&quot;id&quot;:3694,&quot;uri&quot;:[&quot;http://zotero.org/users/1913249/items/MKIM9VHR&quot;],&quot;suffix&quot;:&quot;&quot;}],&quot;schema&quot;:&quot;https://github.com/citation-style-language/schema/raw/master/csl-citation.json&quot;,&quot;properties&quot;:{&quot;noteIndex&quot;:0,&quot;formattedCitation&quot;:&quot;[@hook_strong_2012; @barendregt_intermediate-level_2018]&quot;},&quot;citationID&quot;:&quot;zhunukxh&quot;} RNDjvxbyncerx"/></text:p>
      <text:p text:style-name="Text_20_body">And invites this discussion to turn to the role of conceptions of abstract and concrete in the process of designing for learning, with a particular focus on the concern of this study of participant agency.</text:p>
      <text:p text:style-name="Text_20_body">While the educational use of design patterns and has been explored in other settings via research, the focus has been on professional rather than novice learners.</text:p>
      <text:h text:style-name="Heading_20_3" text:outline-level="3"><text:bookmark-start text:name="exploration-of-gdps-as-mid-level-construct-in-relation-to-other-conceptions-of-abstraction-in-computing-education-research"/>Exploration of GDPs as mid-level construct in relation to other conceptions of abstraction in computing education research<text:bookmark-end text:name="exploration-of-gdps-as-mid-level-construct-in-relation-to-other-conceptions-of-abstraction-in-computing-education-research"/></text:h>
      <text:h text:style-name="Heading_20_4" text:outline-level="4"><text:bookmark-start text:name="design-patterns-as-a-intermediate-level-pedagogical-framework---the-hypothesis"/>Design patterns as a intermediate-level, pedagogical framework - THE HYPOTHESIS<text:bookmark-end text:name="design-patterns-as-a-intermediate-level-pedagogical-framework---the-hypothesis"/></text:h>
      <text:p text:style-name="First_20_paragraph">This direction of the findings of the last chapter, support findings on design patterns in other contexts as a middle ground between abstract CT concepts and more concrete techniques.</text:p>
      <text:p text:style-name="P30">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A similar interpretation is adopted by a grouping of HCI researchers exploring the value of “intermediate-level concepts” <text:reference-mark-start text:name="ZOTERO_ITEM CSL_CITATION {&quot;citationItems&quot;:[{&quot;itemData&quot;:{&quot;citation-key&quot;:&quot;barendregt_intermediate-level_2018&quot;,&quot;id&quot;:&quot;barendregt_intermediate-level_2018&quot;,&quot;publisher-place&quot;:&quot;Trondheim Norway&quot;,&quot;DOI&quot;:&quot;10.1145/3202185.3205865&quot;,&quot;event-title&quot;:&quot;IDC '18: Interaction Design and Children&quot;,&quot;issued&quot;:{&quot;date-parts&quot;:[[&quot;2018&quot;,6,19]]},&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source&quot;:&quot;DOI.org (Crossref)&quot;,&quot;title&quot;:&quot;Intermediate-level knowledge in child-computer interaction&quot;,&quot;page&quot;:&quot;699-704&quot;,&quot;publisher&quot;:&quot;ACM&quot;,&quot;URL&quot;:&quot;https://dl.acm.org/doi/10.1145/3202185.3205865&quot;,&quot;type&quot;:&quot;paper-conference&quot;,&quot;ISBN&quot;:&quot;978-1-4503-5152-2&quot;,&quot;accessed&quot;:{&quot;date-parts&quot;:[[&quot;2023&quot;,3,14]]},&quot;container-title&quot;:&quot;Proceedings of the 17th ACM Conference on Interaction Design and Children&quot;,&quot;event-place&quot;:&quot;Trondheim Norway&quot;,&quot;language&quot;:&quot;en&quot;},&quot;uris&quot;:[&quot;http://zotero.org/users/1913249/items/MKIM9VHR&quot;],&quot;prefix&quot;:&quot;&quot;,&quot;id&quot;:3694,&quot;uri&quot;:[&quot;http://zotero.org/users/1913249/items/MKIM9VHR&quot;],&quot;suffix&quot;:&quot;&quot;},{&quot;itemData&quot;:{&quot;citation-key&quot;:&quot;hook_strong_2012&quot;,&quot;id&quot;:&quot;hook_strong_2012&quot;,&quot;DOI&quot;:&quot;10.1145/2362364.2362371&quot;,&quot;ISSN&quot;:&quot;1073-0516, 1557-7325&quot;,&quot;issued&quot;:{&quot;date-parts&quot;:[[&quot;2012&quot;,10]]},&quot;title-short&quot;:&quot;Strong concepts&quot;,&quot;container-title-short&quot;:&quot;ACM Trans. Comput.-Hum. Interact.&quot;,&quot;author&quot;:[{&quot;given&quot;:&quot;Kristina&quot;,&quot;family&quot;:&quot;Höök&quot;},{&quot;given&quot;:&quot;Jonas&quot;,&quot;family&quot;:&quot;Löwgren&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title&quot;:&quot;Strong concepts: Intermediate-level knowledge in interaction design research&quot;,&quot;page&quot;:&quot;1-18&quot;,&quot;container-title&quot;:&quot;ACM Transactions on Computer-Human Interaction&quot;,&quot;URL&quot;:&quot;https://dl.acm.org/doi/10.1145/2362364.2362371&quot;,&quot;type&quot;:&quot;article-journal&quot;,&quot;accessed&quot;:{&quot;date-parts&quot;:[[&quot;2023&quot;,3,14]]},&quot;volume&quot;:&quot;19&quot;,&quot;language&quot;:&quot;en&quot;,&quot;issue&quot;:&quot;3&quot;},&quot;uris&quot;:[&quot;http://zotero.org/users/1913249/items/WULC8M4B&quot;],&quot;prefix&quot;:&quot;&quot;,&quot;id&quot;:3692,&quot;uri&quot;:[&quot;http://zotero.org/users/1913249/items/WULC8M4B&quot;],&quot;suffix&quot;:&quot;&quot;}],&quot;schema&quot;:&quot;https://github.com/citation-style-language/schema/raw/master/csl-citation.json&quot;,&quot;properties&quot;:{&quot;noteIndex&quot;:0,&quot;formattedCitation&quot;:&quot;[@barendregt_intermediate-level_2018; @hook_strong_2012]&quot;},&quot;citationID&quot;:&quot;jbalbgzx&quot;} RNDwgojtnrnbl"/>&lt;Do Zotero Refresh: [@barendregt_intermediate-level_2018; @hook_strong_2012]&gt;<text:reference-mark-end text:name="ZOTERO_ITEM CSL_CITATION {&quot;citationItems&quot;:[{&quot;itemData&quot;:{&quot;citation-key&quot;:&quot;barendregt_intermediate-level_2018&quot;,&quot;id&quot;:&quot;barendregt_intermediate-level_2018&quot;,&quot;publisher-place&quot;:&quot;Trondheim Norway&quot;,&quot;DOI&quot;:&quot;10.1145/3202185.3205865&quot;,&quot;event-title&quot;:&quot;IDC '18: Interaction Design and Children&quot;,&quot;issued&quot;:{&quot;date-parts&quot;:[[&quot;2018&quot;,6,19]]},&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source&quot;:&quot;DOI.org (Crossref)&quot;,&quot;title&quot;:&quot;Intermediate-level knowledge in child-computer interaction&quot;,&quot;page&quot;:&quot;699-704&quot;,&quot;publisher&quot;:&quot;ACM&quot;,&quot;URL&quot;:&quot;https://dl.acm.org/doi/10.1145/3202185.3205865&quot;,&quot;type&quot;:&quot;paper-conference&quot;,&quot;ISBN&quot;:&quot;978-1-4503-5152-2&quot;,&quot;accessed&quot;:{&quot;date-parts&quot;:[[&quot;2023&quot;,3,14]]},&quot;container-title&quot;:&quot;Proceedings of the 17th ACM Conference on Interaction Design and Children&quot;,&quot;event-place&quot;:&quot;Trondheim Norway&quot;,&quot;language&quot;:&quot;en&quot;},&quot;uris&quot;:[&quot;http://zotero.org/users/1913249/items/MKIM9VHR&quot;],&quot;prefix&quot;:&quot;&quot;,&quot;id&quot;:3694,&quot;uri&quot;:[&quot;http://zotero.org/users/1913249/items/MKIM9VHR&quot;],&quot;suffix&quot;:&quot;&quot;},{&quot;itemData&quot;:{&quot;citation-key&quot;:&quot;hook_strong_2012&quot;,&quot;id&quot;:&quot;hook_strong_2012&quot;,&quot;DOI&quot;:&quot;10.1145/2362364.2362371&quot;,&quot;ISSN&quot;:&quot;1073-0516, 1557-7325&quot;,&quot;issued&quot;:{&quot;date-parts&quot;:[[&quot;2012&quot;,10]]},&quot;title-short&quot;:&quot;Strong concepts&quot;,&quot;container-title-short&quot;:&quot;ACM Trans. Comput.-Hum. Interact.&quot;,&quot;author&quot;:[{&quot;given&quot;:&quot;Kristina&quot;,&quot;family&quot;:&quot;Höök&quot;},{&quot;given&quot;:&quot;Jonas&quot;,&quot;family&quot;:&quot;Löwgren&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title&quot;:&quot;Strong concepts: Intermediate-level knowledge in interaction design research&quot;,&quot;page&quot;:&quot;1-18&quot;,&quot;container-title&quot;:&quot;ACM Transactions on Computer-Human Interaction&quot;,&quot;URL&quot;:&quot;https://dl.acm.org/doi/10.1145/2362364.2362371&quot;,&quot;type&quot;:&quot;article-journal&quot;,&quot;accessed&quot;:{&quot;date-parts&quot;:[[&quot;2023&quot;,3,14]]},&quot;volume&quot;:&quot;19&quot;,&quot;language&quot;:&quot;en&quot;,&quot;issue&quot;:&quot;3&quot;},&quot;uris&quot;:[&quot;http://zotero.org/users/1913249/items/WULC8M4B&quot;],&quot;prefix&quot;:&quot;&quot;,&quot;id&quot;:3692,&quot;uri&quot;:[&quot;http://zotero.org/users/1913249/items/WULC8M4B&quot;],&quot;suffix&quot;:&quot;&quot;}],&quot;schema&quot;:&quot;https://github.com/citation-style-language/schema/raw/master/csl-citation.json&quot;,&quot;properties&quot;:{&quot;noteIndex&quot;:0,&quot;formattedCitation&quot;:&quot;[@barendregt_intermediate-level_2018; @hook_strong_2012]&quot;},&quot;citationID&quot;:&quot;jbalbgzx&quot;} RNDwgojtnrnbl"/>, as a form of “representation of knowledge in-between general theories and particular artefacts in terms of abstraction and generalizability” <text:reference-mark-start text:name="ZOTERO_ITEM CSL_CITATION {&quot;citationItems&quot;:[{&quot;itemData&quot;:{&quot;citation-key&quot;:&quot;eriksson_using_2019&quot;,&quot;id&quot;:&quot;eriksson_using_2019&quot;,&quot;publisher-place&quot;:&quot;Boise ID USA&quot;,&quot;DOI&quot;:&quot;10.1145/3311927.3323155&quot;,&quot;event-title&quot;:&quot;IDC '19: Interaction Design and Children&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title&quot;:&quot;Using Gameplay Design Patterns with Children in the Redesign of a Collaborative Co-located Game&quot;,&quot;page&quot;:&quot;15-25&quot;,&quot;publisher&quot;:&quot;ACM&quot;,&quot;URL&quot;:&quot;https://dl.acm.org/doi/10.1145/3311927.3323155&quot;,&quot;type&quot;:&quot;paper-conference&quot;,&quot;ISBN&quot;:&quot;978-1-4503-6690-8&quot;,&quot;accessed&quot;:{&quot;date-parts&quot;:[[&quot;2022&quot;,8,9]]},&quot;container-title&quot;:&quot;Proceedings of the 18th ACM International Conference on Interaction Design and Children&quot;,&quot;event-place&quot;:&quot;Boise ID USA&quot;,&quot;language&quot;:&quot;en&quot;},&quot;uris&quot;:[&quot;http://zotero.org/users/1913249/items/YJKSC8LM&quot;],&quot;locator&quot;:&quot;15&quot;,&quot;prefix&quot;:&quot;&quot;,&quot;id&quot;:3745,&quot;uri&quot;:[&quot;http://zotero.org/users/1913249/items/YJKSC8LM&quot;]}],&quot;schema&quot;:&quot;https://github.com/citation-style-language/schema/raw/master/csl-citation.json&quot;,&quot;properties&quot;:{&quot;noteIndex&quot;:0,&quot;formattedCitation&quot;:&quot;[@eriksson_using_2019, p.15]&quot;},&quot;citationID&quot;:&quot;yyshtqjr&quot;} RNDelwvifxjry"/>&lt;Do Zotero Refresh: [@eriksson_using_2019, p.15]&gt;<text:reference-mark-end text:name="ZOTERO_ITEM CSL_CITATION {&quot;citationItems&quot;:[{&quot;itemData&quot;:{&quot;citation-key&quot;:&quot;eriksson_using_2019&quot;,&quot;id&quot;:&quot;eriksson_using_2019&quot;,&quot;publisher-place&quot;:&quot;Boise ID USA&quot;,&quot;DOI&quot;:&quot;10.1145/3311927.3323155&quot;,&quot;event-title&quot;:&quot;IDC '19: Interaction Design and Children&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title&quot;:&quot;Using Gameplay Design Patterns with Children in the Redesign of a Collaborative Co-located Game&quot;,&quot;page&quot;:&quot;15-25&quot;,&quot;publisher&quot;:&quot;ACM&quot;,&quot;URL&quot;:&quot;https://dl.acm.org/doi/10.1145/3311927.3323155&quot;,&quot;type&quot;:&quot;paper-conference&quot;,&quot;ISBN&quot;:&quot;978-1-4503-6690-8&quot;,&quot;accessed&quot;:{&quot;date-parts&quot;:[[&quot;2022&quot;,8,9]]},&quot;container-title&quot;:&quot;Proceedings of the 18th ACM International Conference on Interaction Design and Children&quot;,&quot;event-place&quot;:&quot;Boise ID USA&quot;,&quot;language&quot;:&quot;en&quot;},&quot;uris&quot;:[&quot;http://zotero.org/users/1913249/items/YJKSC8LM&quot;],&quot;locator&quot;:&quot;15&quot;,&quot;prefix&quot;:&quot;&quot;,&quot;id&quot;:3745,&quot;uri&quot;:[&quot;http://zotero.org/users/1913249/items/YJKSC8LM&quot;]}],&quot;schema&quot;:&quot;https://github.com/citation-style-language/schema/raw/master/csl-citation.json&quot;,&quot;properties&quot;:{&quot;noteIndex&quot;:0,&quot;formattedCitation&quot;:&quot;[@eriksson_using_2019, p.15]&quot;},&quot;citationID&quot;:&quot;yyshtqjr&quot;} RNDelwvifxjry"/>. Höök and Löwgren <text:reference-mark-start text:name="ZOTERO_ITEM CSL_CITATION {&quot;citationItems&quot;:[{&quot;itemData&quot;:{&quot;citation-key&quot;:&quot;hook_strong_2012&quot;,&quot;id&quot;:&quot;hook_strong_2012&quot;,&quot;DOI&quot;:&quot;10.1145/2362364.2362371&quot;,&quot;ISSN&quot;:&quot;1073-0516, 1557-7325&quot;,&quot;issued&quot;:{&quot;date-parts&quot;:[[&quot;2012&quot;,10]]},&quot;title-short&quot;:&quot;Strong concepts&quot;,&quot;container-title-short&quot;:&quot;ACM Trans. Comput.-Hum. Interact.&quot;,&quot;author&quot;:[{&quot;given&quot;:&quot;Kristina&quot;,&quot;family&quot;:&quot;Höök&quot;},{&quot;given&quot;:&quot;Jonas&quot;,&quot;family&quot;:&quot;Löwgren&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title&quot;:&quot;Strong concepts: Intermediate-level knowledge in interaction design research&quot;,&quot;page&quot;:&quot;1-18&quot;,&quot;container-title&quot;:&quot;ACM Transactions on Computer-Human Interaction&quot;,&quot;URL&quot;:&quot;https://dl.acm.org/doi/10.1145/2362364.2362371&quot;,&quot;type&quot;:&quot;article-journal&quot;,&quot;accessed&quot;:{&quot;date-parts&quot;:[[&quot;2023&quot;,3,14]]},&quot;volume&quot;:&quot;19&quot;,&quot;language&quot;:&quot;en&quot;,&quot;issue&quot;:&quot;3&quot;},&quot;uris&quot;:[&quot;http://zotero.org/users/1913249/items/WULC8M4B&quot;],&quot;prefix&quot;:&quot;&quot;,&quot;id&quot;:3692,&quot;uri&quot;:[&quot;http://zotero.org/users/1913249/items/WULC8M4B&quot;],&quot;suffix&quot;:&quot;&quot;}],&quot;schema&quot;:&quot;https://github.com/citation-style-language/schema/raw/master/csl-citation.json&quot;,&quot;properties&quot;:{&quot;noteIndex&quot;:0,&quot;formattedCitation&quot;:&quot;[@hook_strong_2012]&quot;},&quot;citationID&quot;:&quot;prwlykvr&quot;} RNDxmfyxdwqlq"/>&lt;Do Zotero Refresh: [@hook_strong_2012]&gt;<text:reference-mark-end text:name="ZOTERO_ITEM CSL_CITATION {&quot;citationItems&quot;:[{&quot;itemData&quot;:{&quot;citation-key&quot;:&quot;hook_strong_2012&quot;,&quot;id&quot;:&quot;hook_strong_2012&quot;,&quot;DOI&quot;:&quot;10.1145/2362364.2362371&quot;,&quot;ISSN&quot;:&quot;1073-0516, 1557-7325&quot;,&quot;issued&quot;:{&quot;date-parts&quot;:[[&quot;2012&quot;,10]]},&quot;title-short&quot;:&quot;Strong concepts&quot;,&quot;container-title-short&quot;:&quot;ACM Trans. Comput.-Hum. Interact.&quot;,&quot;author&quot;:[{&quot;given&quot;:&quot;Kristina&quot;,&quot;family&quot;:&quot;Höök&quot;},{&quot;given&quot;:&quot;Jonas&quot;,&quot;family&quot;:&quot;Löwgren&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title&quot;:&quot;Strong concepts: Intermediate-level knowledge in interaction design research&quot;,&quot;page&quot;:&quot;1-18&quot;,&quot;container-title&quot;:&quot;ACM Transactions on Computer-Human Interaction&quot;,&quot;URL&quot;:&quot;https://dl.acm.org/doi/10.1145/2362364.2362371&quot;,&quot;type&quot;:&quot;article-journal&quot;,&quot;accessed&quot;:{&quot;date-parts&quot;:[[&quot;2023&quot;,3,14]]},&quot;volume&quot;:&quot;19&quot;,&quot;language&quot;:&quot;en&quot;,&quot;issue&quot;:&quot;3&quot;},&quot;uris&quot;:[&quot;http://zotero.org/users/1913249/items/WULC8M4B&quot;],&quot;prefix&quot;:&quot;&quot;,&quot;id&quot;:3692,&quot;uri&quot;:[&quot;http://zotero.org/users/1913249/items/WULC8M4B&quot;],&quot;suffix&quot;:&quot;&quot;}],&quot;schema&quot;:&quot;https://github.com/citation-style-language/schema/raw/master/csl-citation.json&quot;,&quot;properties&quot;:{&quot;noteIndex&quot;:0,&quot;formattedCitation&quot;:&quot;[@hook_strong_2012]&quot;},&quot;citationID&quot;:&quot;prwlykvr&quot;} RNDxmfyxdwqlq"/> illustrate this <text:span text:style-name="T2">midway</text:span> concepts as heuristics or design patterns between concrete instances of products and more general theories e.g. constructivism <text:reference-mark-start text:name="ZOTERO_ITEM CSL_CITATION {&quot;citationItems&quot;:[{&quot;itemData&quot;:{&quot;URL&quot;:&quot;https://www.tandfonline.com/doi/full/10.1080/07370020903586696&quot;,&quot;id&quot;:&quot;stolterman_concept-driven_2010&quot;,&quot;DOI&quot;:&quot;10.1080/07370020903586696&quot;,&quot;ISSN&quot;:&quot;0737-0024, 1532-7051&quot;,&quot;issued&quot;:{&quot;date-parts&quot;:[[&quot;2010&quot;,5,28]]},&quot;container-title-short&quot;:&quot;Human–Computer Interaction&quot;,&quot;author&quot;:[{&quot;given&quot;:&quot;Erik&quot;,&quot;family&quot;:&quot;Stolterman&quot;},{&quot;given&quot;:&quot;Mikael&quot;,&quot;family&quot;:&quot;Wiberg&quot;}],&quot;source&quot;:&quot;DOI.org (Crossref)&quot;,&quot;title&quot;:&quot;Concept-Driven Interaction Design Research&quot;,&quot;page&quot;:&quot;95-118&quot;,&quot;type&quot;:&quot;article-journal&quot;,&quot;citation-key&quot;:&quot;stolterman_concept-driven_2010&quot;,&quot;container-title&quot;:&quot;Human–Computer Interaction&quot;,&quot;accessed&quot;:{&quot;date-parts&quot;:[[&quot;2025&quot;,3,5]]},&quot;volume&quot;:&quot;25&quot;,&quot;language&quot;:&quot;en&quot;,&quot;issue&quot;:&quot;2&quot;},&quot;uris&quot;:[&quot;http://zotero.org/users/1913249/items/FDWWQBHX&quot;],&quot;prefix&quot;:&quot;&quot;,&quot;id&quot;:10140,&quot;uri&quot;:[&quot;http://zotero.org/users/1913249/items/FDWWQBHX&quot;],&quot;suffix&quot;:&quot;&quot;}],&quot;schema&quot;:&quot;https://github.com/citation-style-language/schema/raw/master/csl-citation.json&quot;,&quot;properties&quot;:{&quot;noteIndex&quot;:0,&quot;formattedCitation&quot;:&quot;[@stolterman_concept-driven_2010]&quot;},&quot;citationID&quot;:&quot;huhlfeho&quot;} RNDkexcdmtzyr"/>&lt;Do Zotero Refresh: [@stolterman_concept-driven_2010]&gt;<text:reference-mark-end text:name="ZOTERO_ITEM CSL_CITATION {&quot;citationItems&quot;:[{&quot;itemData&quot;:{&quot;URL&quot;:&quot;https://www.tandfonline.com/doi/full/10.1080/07370020903586696&quot;,&quot;id&quot;:&quot;stolterman_concept-driven_2010&quot;,&quot;DOI&quot;:&quot;10.1080/07370020903586696&quot;,&quot;ISSN&quot;:&quot;0737-0024, 1532-7051&quot;,&quot;issued&quot;:{&quot;date-parts&quot;:[[&quot;2010&quot;,5,28]]},&quot;container-title-short&quot;:&quot;Human–Computer Interaction&quot;,&quot;author&quot;:[{&quot;given&quot;:&quot;Erik&quot;,&quot;family&quot;:&quot;Stolterman&quot;},{&quot;given&quot;:&quot;Mikael&quot;,&quot;family&quot;:&quot;Wiberg&quot;}],&quot;source&quot;:&quot;DOI.org (Crossref)&quot;,&quot;title&quot;:&quot;Concept-Driven Interaction Design Research&quot;,&quot;page&quot;:&quot;95-118&quot;,&quot;type&quot;:&quot;article-journal&quot;,&quot;citation-key&quot;:&quot;stolterman_concept-driven_2010&quot;,&quot;container-title&quot;:&quot;Human–Computer Interaction&quot;,&quot;accessed&quot;:{&quot;date-parts&quot;:[[&quot;2025&quot;,3,5]]},&quot;volume&quot;:&quot;25&quot;,&quot;language&quot;:&quot;en&quot;,&quot;issue&quot;:&quot;2&quot;},&quot;uris&quot;:[&quot;http://zotero.org/users/1913249/items/FDWWQBHX&quot;],&quot;prefix&quot;:&quot;&quot;,&quot;id&quot;:10140,&quot;uri&quot;:[&quot;http://zotero.org/users/1913249/items/FDWWQBHX&quot;],&quot;suffix&quot;:&quot;&quot;}],&quot;schema&quot;:&quot;https://github.com/citation-style-language/schema/raw/master/csl-citation.json&quot;,&quot;properties&quot;:{&quot;noteIndex&quot;:0,&quot;formattedCitation&quot;:&quot;[@stolterman_concept-driven_2010]&quot;},&quot;citationID&quot;:&quot;huhlfeho&quot;} RNDkexcdmtzyr"/>.</text:p>
      <text:p text:style-name="Text_20_body">The work of Eriksson et al. <text:reference-mark-start text:name="ZOTERO_ITEM CSL_CITATION {&quot;citationItems&quot;:[{&quot;prefix&quot;:&quot;&quot;,&quot;id&quot;:3745,&quot;suppress-author&quot;:true,&quot;locator&quot;:&quot;15&quot;,&quot;itemData&quot;:{&quot;citation-key&quot;:&quot;eriksson_using_2019&quot;,&quot;id&quot;:&quot;eriksson_using_2019&quot;,&quot;publisher-place&quot;:&quot;Boise ID USA&quot;,&quot;DOI&quot;:&quot;10.1145/3311927.3323155&quot;,&quot;event-title&quot;:&quot;IDC '19: Interaction Design and Children&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title&quot;:&quot;Using Gameplay Design Patterns with Children in the Redesign of a Collaborative Co-located Game&quot;,&quot;page&quot;:&quot;15-25&quot;,&quot;publisher&quot;:&quot;ACM&quot;,&quot;URL&quot;:&quot;https://dl.acm.org/doi/10.1145/3311927.3323155&quot;,&quot;type&quot;:&quot;paper-conference&quot;,&quot;ISBN&quot;:&quot;978-1-4503-6690-8&quot;,&quot;accessed&quot;:{&quot;date-parts&quot;:[[&quot;2022&quot;,8,9]]},&quot;container-title&quot;:&quot;Proceedings of the 18th ACM International Conference on Interaction Design and Children&quot;,&quot;event-place&quot;:&quot;Boise ID USA&quot;,&quot;language&quot;:&quot;en&quot;},&quot;uri&quot;:[&quot;http://zotero.org/users/1913249/items/YJKSC8LM&quot;],&quot;uris&quot;:[&quot;http://zotero.org/users/1913249/items/YJKSC8LM&quot;]}],&quot;schema&quot;:&quot;https://github.com/citation-style-language/schema/raw/master/csl-citation.json&quot;,&quot;properties&quot;:{&quot;noteIndex&quot;:0,&quot;formattedCitation&quot;:&quot;[-@eriksson_using_2019, p.15]&quot;},&quot;citationID&quot;:&quot;jtjhgpgd&quot;} RNDtduetbybne"/>&lt;Do Zotero Refresh: [-@eriksson_using_2019, p.15]&gt;<text:reference-mark-end text:name="ZOTERO_ITEM CSL_CITATION {&quot;citationItems&quot;:[{&quot;prefix&quot;:&quot;&quot;,&quot;id&quot;:3745,&quot;suppress-author&quot;:true,&quot;locator&quot;:&quot;15&quot;,&quot;itemData&quot;:{&quot;citation-key&quot;:&quot;eriksson_using_2019&quot;,&quot;id&quot;:&quot;eriksson_using_2019&quot;,&quot;publisher-place&quot;:&quot;Boise ID USA&quot;,&quot;DOI&quot;:&quot;10.1145/3311927.3323155&quot;,&quot;event-title&quot;:&quot;IDC '19: Interaction Design and Children&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title&quot;:&quot;Using Gameplay Design Patterns with Children in the Redesign of a Collaborative Co-located Game&quot;,&quot;page&quot;:&quot;15-25&quot;,&quot;publisher&quot;:&quot;ACM&quot;,&quot;URL&quot;:&quot;https://dl.acm.org/doi/10.1145/3311927.3323155&quot;,&quot;type&quot;:&quot;paper-conference&quot;,&quot;ISBN&quot;:&quot;978-1-4503-6690-8&quot;,&quot;accessed&quot;:{&quot;date-parts&quot;:[[&quot;2022&quot;,8,9]]},&quot;container-title&quot;:&quot;Proceedings of the 18th ACM International Conference on Interaction Design and Children&quot;,&quot;event-place&quot;:&quot;Boise ID USA&quot;,&quot;language&quot;:&quot;en&quot;},&quot;uri&quot;:[&quot;http://zotero.org/users/1913249/items/YJKSC8LM&quot;],&quot;uris&quot;:[&quot;http://zotero.org/users/1913249/items/YJKSC8LM&quot;]}],&quot;schema&quot;:&quot;https://github.com/citation-style-language/schema/raw/master/csl-citation.json&quot;,&quot;properties&quot;:{&quot;noteIndex&quot;:0,&quot;formattedCitation&quot;:&quot;[-@eriksson_using_2019, p.15]&quot;},&quot;citationID&quot;:&quot;jtjhgpgd&quot;} RNDtduetbybne"/> using gameplay design patterns with young people draws inspiration from this research on value of design patterns.</text:p>
      <text:p text:style-name="Text_20_body">An alignment in this framing from the design research community with CHAT interpretation of the utility of a germ cell construct can be made in terms of the utility of the process and the process of divining a abstract enough germ cell to merit application in other instances.</text:p>
      <text:p text:style-name="Text_20_body">However, given that the area of research in which this is carried out is CCI rather than that of learning computer programming or game making, it is value to examine types of abstract / concrete framework in this area.</text:p>
      <text:p text:style-name="Text_20_body">Additionally, it is important to ask who these frameworks are aimed at.</text:p>
      <text:h text:style-name="Heading_20_4" text:outline-level="4"><text:bookmark-start text:name="purpose-of-the-frameworks-being-addressed-is-also-relevant."/>Purpose of the frameworks being addressed is also relevant.<text:bookmark-end text:name="purpose-of-the-frameworks-being-addressed-is-also-relevant."/></text:h>
      <text:p text:style-name="First_20_paragraph">Before further analysis on semantic waves, and types of abstract / concrete framework</text:p>
      <text:p text:style-name="Text_20_body">This is the motivational aspect of framework?</text:p>
      <text:list text:style-name="L26">
        <text:list-item>
          <text:p text:style-name="P31">As a research framework - Eriksson et al.</text:p>
        </text:list-item>
        <text:list-item>
          <text:p text:style-name="P31">A facilitator / design framework -</text:p>
        </text:list-item>
        <text:list-item>
          <text:p text:style-name="P31">as a participant framework for navigation and goal formation as explored in the previous chapter.</text:p>
        </text:list-item>
      </text:list>
      <text:p text:style-name="First_20_paragraph">Addressing the first aspect, the process of rising the concrete outlined above is helpful not just for analysis (a) but also for ongoing pedagogical design (b).</text:p>
      <text:p text:style-name="Text_20_body">The third aspect c, can be returned to, but where and when in this chapter? Points follow: - the link with the experienced feature of the game / product as a framework increases inclusive nature of process (later?)</text:p>
      <text:p text:style-name="Text_20_body">PERHAPS MOVE THIS TO NEXT SECTION What about semantic waves and movement. How explicit does the understanding of the motion between poles need to be? For example in my design, it is not very explicit of guided towards. However, this may be different in different UK computing settings.</text:p>
      <text:p text:style-name="Text_20_body">This potential non-alignment with UK non-formal may be a limitation in the take up of this research.</text:p>
      <text:h text:style-name="Heading_20_4" text:outline-level="4"><text:bookmark-start text:name="types-of-abstraction-in-frameworks---recalling-definitions-or-lack-of-clear-definitions"/>Types of abstraction in frameworks - recalling definitions or lack of clear definitions<text:bookmark-end text:name="types-of-abstraction-in-frameworks---recalling-definitions-or-lack-of-clear-definitions"/></text:h>
      <text:p text:style-name="First_20_paragraph"><text:span text:style-name="T1">More concrete CT</text:span> Q: What is abstraction and who useful for?</text:p>
      <text:p text:style-name="Text_20_body">The term abstraction has varied interpretation even within the field of computer science education <text:reference-mark-start text:name="ZOTERO_ITEM CSL_CITATION {&quot;citationItems&quot;:[{&quot;itemData&quot;:{&quot;URL&quot;:&quot;https://doi.org/10.1145/637610.544461&quot;,&quot;id&quot;:&quot;hazzan_reducing_2002&quot;,&quot;DOI&quot;:&quot;10.1145/637610.544461&quot;,&quot;ISSN&quot;:&quot;0097-8418&quot;,&quot;issued&quot;:{&quot;date-parts&quot;:[[&quot;2002&quot;,6,24]]},&quot;container-title-short&quot;:&quot;SIGCSE Bull.&quot;,&quot;author&quot;:[{&quot;given&quot;:&quot;Orit&quot;,&quot;family&quot;:&quot;Hazzan&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source&quot;:&quot;September 2002&quot;,&quot;title&quot;:&quot;Reducing abstraction level when learning computability theory concepts&quot;,&quot;page&quot;:&quot;156–160&quot;,&quot;container-title&quot;:&quot;ACM SIGCSE Bulletin&quot;,&quot;citation-key&quot;:&quot;hazzan_reducing_2002&quot;,&quot;accessed&quot;:{&quot;date-parts&quot;:[[&quot;2023&quot;,3,14]]},&quot;volume&quot;:&quot;34&quot;,&quot;type&quot;:&quot;article-journal&quot;,&quot;issue&quot;:&quot;3&quot;},&quot;uris&quot;:[&quot;http://zotero.org/users/1913249/items/UENCJTPP&quot;],&quot;prefix&quot;:&quot;&quot;,&quot;id&quot;:3699,&quot;uri&quot;:[&quot;http://zotero.org/users/1913249/items/UENCJTPP&quot;],&quot;suffix&quot;:&quot;&quot;}],&quot;schema&quot;:&quot;https://github.com/citation-style-language/schema/raw/master/csl-citation.json&quot;,&quot;properties&quot;:{&quot;noteIndex&quot;:0,&quot;formattedCitation&quot;:&quot;[@hazzan_reducing_2002]&quot;},&quot;citationID&quot;:&quot;gutrzqtc&quot;} RNDdncbflvotb"/>&lt;Do Zotero Refresh: [@hazzan_reducing_2002]&gt;<text:reference-mark-end text:name="ZOTERO_ITEM CSL_CITATION {&quot;citationItems&quot;:[{&quot;itemData&quot;:{&quot;URL&quot;:&quot;https://doi.org/10.1145/637610.544461&quot;,&quot;id&quot;:&quot;hazzan_reducing_2002&quot;,&quot;DOI&quot;:&quot;10.1145/637610.544461&quot;,&quot;ISSN&quot;:&quot;0097-8418&quot;,&quot;issued&quot;:{&quot;date-parts&quot;:[[&quot;2002&quot;,6,24]]},&quot;container-title-short&quot;:&quot;SIGCSE Bull.&quot;,&quot;author&quot;:[{&quot;given&quot;:&quot;Orit&quot;,&quot;family&quot;:&quot;Hazzan&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source&quot;:&quot;September 2002&quot;,&quot;title&quot;:&quot;Reducing abstraction level when learning computability theory concepts&quot;,&quot;page&quot;:&quot;156–160&quot;,&quot;container-title&quot;:&quot;ACM SIGCSE Bulletin&quot;,&quot;citation-key&quot;:&quot;hazzan_reducing_2002&quot;,&quot;accessed&quot;:{&quot;date-parts&quot;:[[&quot;2023&quot;,3,14]]},&quot;volume&quot;:&quot;34&quot;,&quot;type&quot;:&quot;article-journal&quot;,&quot;issue&quot;:&quot;3&quot;},&quot;uris&quot;:[&quot;http://zotero.org/users/1913249/items/UENCJTPP&quot;],&quot;prefix&quot;:&quot;&quot;,&quot;id&quot;:3699,&quot;uri&quot;:[&quot;http://zotero.org/users/1913249/items/UENCJTPP&quot;],&quot;suffix&quot;:&quot;&quot;}],&quot;schema&quot;:&quot;https://github.com/citation-style-language/schema/raw/master/csl-citation.json&quot;,&quot;properties&quot;:{&quot;noteIndex&quot;:0,&quot;formattedCitation&quot;:&quot;[@hazzan_reducing_2002]&quot;},&quot;citationID&quot;:&quot;gutrzqtc&quot;} RNDdncbflvotb"/>.</text:p>
      <text:p text:style-name="Text_20_body">It is of a value to return to, what exactly is meant by the abstract within existing pedagogies in this domain explore this area. To do this we can turn to concepts explored in Chapters 1 and 2: computational thinking, Papert and Turkle’s concept of epistemological pluralism and bricolage approach and the concept of levels of abstraction (LOA)</text:p>
      <text:h text:style-name="Heading_20_5" text:outline-level="5"><text:bookmark-start text:name="computational-thinking"/>Computational thinking<text:bookmark-end text:name="computational-thinking"/></text:h>
      <text:p text:style-name="First_20_paragraph">In this research, I conceptualised such less practical abstraction as that represented by Wing’s interpretation of computational thinking. Which as explored in Chapter 2 is a more abstract definition can be see as overarching computing principles with cross over to high level structural design approaches.</text:p>
      <text:p text:style-name="Text_20_body">While Wing’s emphasis on the importance of the explicit teaching of skills of decomposition, pattern recognition, abstraction, and algorithmic thinking, contribution on computational thinking is more theoretical than applied. Begs question how do you teach computation thinking in most abstract way via explicit teaching. Grover <text:reference-mark-start text:name="ZOTERO_ITEM CSL_CITATION {&quot;citationItems&quot;:[{&quot;itemData&quot;:{&quot;citation-key&quot;:&quot;grover_computational_2017&quot;,&quot;id&quot;:&quot;grover_computational_2017&quot;,&quot;issued&quot;:{&quot;date-parts&quot;:[[&quot;2017&quot;,12,28]]},&quot;type&quot;:&quot;chapter&quot;,&quot;title-short&quot;:&quot;Computational Thinking&quot;,&quot;source&quot;:&quot;ResearchGate&quot;,&quot;title&quot;:&quot;Computational Thinking: A Competency Whose Time Has Come&quot;,&quot;author&quot;:[{&quot;given&quot;:&quot;Shuchi&quot;,&quot;family&quot;:&quot;Grover&quot;},{&quot;given&quot;:&quot;Roy&quot;,&quot;family&quot;:&quot;Pea&quot;}]},&quot;uris&quot;:[&quot;http://zotero.org/users/1913249/items/BKLS48TF&quot;],&quot;prefix&quot;:&quot;&quot;,&quot;id&quot;:2734,&quot;uri&quot;:[&quot;http://zotero.org/users/1913249/items/BKLS48TF&quot;],&quot;suffix&quot;:&quot;&quot;},{&quot;itemData&quot;:{&quot;URL&quot;:&quot;http://journals.sagepub.com/doi/10.3102/0013189X12463051&quot;,&quot;id&quot;:&quot;grover_computational_2013&quot;,&quot;DOI&quot;:&quot;10.3102/0013189X12463051&quot;,&quot;ISSN&quot;:&quot;0013-189X, 1935-102X&quot;,&quot;issued&quot;:{&quot;date-parts&quot;:[[&quot;2013&quot;,1]]},&quot;title-short&quot;:&quot;Computational Thinking in K–12&quot;,&quot;issue&quot;:&quot;1&quot;,&quot;author&quot;:[{&quot;given&quot;:&quot;Shuchi&quot;,&quot;family&quot;:&quot;Grover&quot;},{&quot;given&quot;:&quot;Roy&quot;,&quot;family&quot;:&quot;Pea&quot;}],&quot;source&quot;:&quot;Crossref&quot;,&quot;title&quot;:&quot;Computational Thinking in K–12: A Review of the State of the Field&quot;,&quot;page&quot;:&quot;38-43&quot;,&quot;container-title&quot;:&quot;Educational Researcher&quot;,&quot;citation-key&quot;:&quot;grover_computational_2013&quot;,&quot;accessed&quot;:{&quot;date-parts&quot;:[[&quot;2018&quot;,4,28]]},&quot;volume&quot;:&quot;42&quot;,&quot;language&quot;:&quot;en&quot;,&quot;type&quot;:&quot;article-journal&quot;},&quot;uris&quot;:[&quot;http://zotero.org/users/1913249/items/NGLJHN2C&quot;],&quot;prefix&quot;:&quot;&quot;,&quot;id&quot;:236,&quot;uri&quot;:[&quot;http://zotero.org/users/1913249/items/NGLJHN2C&quot;],&quot;suffix&quot;:&quot;&quot;}],&quot;schema&quot;:&quot;https://github.com/citation-style-language/schema/raw/master/csl-citation.json&quot;,&quot;properties&quot;:{&quot;noteIndex&quot;:0,&quot;formattedCitation&quot;:&quot;[@grover_computational_2017; @grover_computational_2013]&quot;},&quot;citationID&quot;:&quot;ezfxdzbw&quot;} RNDbaxpeekxvj"/>&lt;Do Zotero Refresh: [@grover_computational_2017; @grover_computational_2013]&gt;<text:reference-mark-end text:name="ZOTERO_ITEM CSL_CITATION {&quot;citationItems&quot;:[{&quot;itemData&quot;:{&quot;citation-key&quot;:&quot;grover_computational_2017&quot;,&quot;id&quot;:&quot;grover_computational_2017&quot;,&quot;issued&quot;:{&quot;date-parts&quot;:[[&quot;2017&quot;,12,28]]},&quot;type&quot;:&quot;chapter&quot;,&quot;title-short&quot;:&quot;Computational Thinking&quot;,&quot;source&quot;:&quot;ResearchGate&quot;,&quot;title&quot;:&quot;Computational Thinking: A Competency Whose Time Has Come&quot;,&quot;author&quot;:[{&quot;given&quot;:&quot;Shuchi&quot;,&quot;family&quot;:&quot;Grover&quot;},{&quot;given&quot;:&quot;Roy&quot;,&quot;family&quot;:&quot;Pea&quot;}]},&quot;uris&quot;:[&quot;http://zotero.org/users/1913249/items/BKLS48TF&quot;],&quot;prefix&quot;:&quot;&quot;,&quot;id&quot;:2734,&quot;uri&quot;:[&quot;http://zotero.org/users/1913249/items/BKLS48TF&quot;],&quot;suffix&quot;:&quot;&quot;},{&quot;itemData&quot;:{&quot;URL&quot;:&quot;http://journals.sagepub.com/doi/10.3102/0013189X12463051&quot;,&quot;id&quot;:&quot;grover_computational_2013&quot;,&quot;DOI&quot;:&quot;10.3102/0013189X12463051&quot;,&quot;ISSN&quot;:&quot;0013-189X, 1935-102X&quot;,&quot;issued&quot;:{&quot;date-parts&quot;:[[&quot;2013&quot;,1]]},&quot;title-short&quot;:&quot;Computational Thinking in K–12&quot;,&quot;issue&quot;:&quot;1&quot;,&quot;author&quot;:[{&quot;given&quot;:&quot;Shuchi&quot;,&quot;family&quot;:&quot;Grover&quot;},{&quot;given&quot;:&quot;Roy&quot;,&quot;family&quot;:&quot;Pea&quot;}],&quot;source&quot;:&quot;Crossref&quot;,&quot;title&quot;:&quot;Computational Thinking in K–12: A Review of the State of the Field&quot;,&quot;page&quot;:&quot;38-43&quot;,&quot;container-title&quot;:&quot;Educational Researcher&quot;,&quot;citation-key&quot;:&quot;grover_computational_2013&quot;,&quot;accessed&quot;:{&quot;date-parts&quot;:[[&quot;2018&quot;,4,28]]},&quot;volume&quot;:&quot;42&quot;,&quot;language&quot;:&quot;en&quot;,&quot;type&quot;:&quot;article-journal&quot;},&quot;uris&quot;:[&quot;http://zotero.org/users/1913249/items/NGLJHN2C&quot;],&quot;prefix&quot;:&quot;&quot;,&quot;id&quot;:236,&quot;uri&quot;:[&quot;http://zotero.org/users/1913249/items/NGLJHN2C&quot;],&quot;suffix&quot;:&quot;&quot;}],&quot;schema&quot;:&quot;https://github.com/citation-style-language/schema/raw/master/csl-citation.json&quot;,&quot;properties&quot;:{&quot;noteIndex&quot;:0,&quot;formattedCitation&quot;:&quot;[@grover_computational_2017; @grover_computational_2013]&quot;},&quot;citationID&quot;:&quot;ezfxdzbw&quot;} RNDbaxpeekxvj"/>, Guzdial <text:reference-mark-start text:name="ZOTERO_ITEM CSL_CITATION {&quot;citationItems&quot;:[{&quot;itemData&quot;:{&quot;citation-key&quot;:&quot;guzdial_learner-centered_2015&quot;,&quot;id&quot;:&quot;guzdial_learner-centered_2015&quot;,&quot;DOI&quot;:&quot;10.2200/S00684ED1V01Y201511HCI033&quot;,&quot;ISSN&quot;:&quot;1946-7680, 1946-7699&quot;,&quot;issued&quot;:{&quot;date-parts&quot;:[[&quot;2015&quot;,11,30]]},&quot;title-short&quot;:&quot;Learner-Centered Design of Computing Education&quot;,&quot;container-title-short&quot;:&quot;Synthesis Lectures on Human-Centered Informatics&quot;,&quot;author&quot;:[{&quot;given&quot;:&quot;Mark&quot;,&quot;family&quot;:&quot;Guzdial&quot;}],&quot;source&quot;:&quot;DOI.org (Crossref)&quot;,&quot;title&quot;:&quot;Learner-Centered Design of Computing Education: Research on Computing for Everyone&quot;,&quot;page&quot;:&quot;1-165&quot;,&quot;type&quot;:&quot;article-journal&quot;,&quot;URL&quot;:&quot;http://www.morganclaypool.com/doi/10.2200/S00684ED1V01Y201511HCI033&quot;,&quot;container-title&quot;:&quot;Synthesis Lectures on Human-Centered Informatics&quot;,&quot;accessed&quot;:{&quot;date-parts&quot;:[[&quot;2020&quot;,10,17]]},&quot;volume&quot;:&quot;8&quot;,&quot;language&quot;:&quot;en&quot;,&quot;issue&quot;:&quot;6&quot;},&quot;uris&quot;:[&quot;http://zotero.org/users/1913249/items/UFXUV9WB&quot;],&quot;prefix&quot;:&quot;&quot;,&quot;id&quot;:3475,&quot;uri&quot;:[&quot;http://zotero.org/users/1913249/items/UFXUV9WB&quot;],&quot;suffix&quot;:&quot;&quot;}],&quot;schema&quot;:&quot;https://github.com/citation-style-language/schema/raw/master/csl-citation.json&quot;,&quot;properties&quot;:{&quot;noteIndex&quot;:0,&quot;formattedCitation&quot;:&quot;[@guzdial_learner-centered_2015]&quot;},&quot;citationID&quot;:&quot;oplrcnth&quot;} RNDzpwtqatvyw"/>&lt;Do Zotero Refresh: [@guzdial_learner-centered_2015]&gt;<text:reference-mark-end text:name="ZOTERO_ITEM CSL_CITATION {&quot;citationItems&quot;:[{&quot;itemData&quot;:{&quot;citation-key&quot;:&quot;guzdial_learner-centered_2015&quot;,&quot;id&quot;:&quot;guzdial_learner-centered_2015&quot;,&quot;DOI&quot;:&quot;10.2200/S00684ED1V01Y201511HCI033&quot;,&quot;ISSN&quot;:&quot;1946-7680, 1946-7699&quot;,&quot;issued&quot;:{&quot;date-parts&quot;:[[&quot;2015&quot;,11,30]]},&quot;title-short&quot;:&quot;Learner-Centered Design of Computing Education&quot;,&quot;container-title-short&quot;:&quot;Synthesis Lectures on Human-Centered Informatics&quot;,&quot;author&quot;:[{&quot;given&quot;:&quot;Mark&quot;,&quot;family&quot;:&quot;Guzdial&quot;}],&quot;source&quot;:&quot;DOI.org (Crossref)&quot;,&quot;title&quot;:&quot;Learner-Centered Design of Computing Education: Research on Computing for Everyone&quot;,&quot;page&quot;:&quot;1-165&quot;,&quot;type&quot;:&quot;article-journal&quot;,&quot;URL&quot;:&quot;http://www.morganclaypool.com/doi/10.2200/S00684ED1V01Y201511HCI033&quot;,&quot;container-title&quot;:&quot;Synthesis Lectures on Human-Centered Informatics&quot;,&quot;accessed&quot;:{&quot;date-parts&quot;:[[&quot;2020&quot;,10,17]]},&quot;volume&quot;:&quot;8&quot;,&quot;language&quot;:&quot;en&quot;,&quot;issue&quot;:&quot;6&quot;},&quot;uris&quot;:[&quot;http://zotero.org/users/1913249/items/UFXUV9WB&quot;],&quot;prefix&quot;:&quot;&quot;,&quot;id&quot;:3475,&quot;uri&quot;:[&quot;http://zotero.org/users/1913249/items/UFXUV9WB&quot;],&quot;suffix&quot;:&quot;&quot;}],&quot;schema&quot;:&quot;https://github.com/citation-style-language/schema/raw/master/csl-citation.json&quot;,&quot;properties&quot;:{&quot;noteIndex&quot;:0,&quot;formattedCitation&quot;:&quot;[@guzdial_learner-centered_2015]&quot;},&quot;citationID&quot;:&quot;oplrcnth&quot;} RNDzpwtqatvyw"/>- offer explicit techniques linked with computer coding. Bell and colleagues <text:reference-mark-start text:name="ZOTERO_ITEM CSL_CITATION {&quot;citationItems&quot;:[{&quot;itemData&quot;:{&quot;author&quot;:[{&quot;given&quot;:&quot;Tim&quot;,&quot;family&quot;:&quot;Bell&quot;},{&quot;given&quot;:&quot;Michael&quot;,&quot;family&quot;:&quot;Lodi&quot;}],&quot;id&quot;:&quot;bell2019constructing&quot;,&quot;container-title&quot;:&quot;Constructivist foundations&quot;,&quot;title&quot;:&quot;Constructing computational thinking without using computers&quot;,&quot;page&quot;:&quot;342–351&quot;,&quot;publisher&quot;:&quot;Alexander Riegler&quot;,&quot;type&quot;:&quot;article-journal&quot;,&quot;issued&quot;:{&quot;date-parts&quot;:[[&quot;2019&quot;]]},&quot;volume&quot;:&quot;14&quot;,&quot;citation-key&quot;:&quot;bell2019constructing&quot;,&quot;issue&quot;:&quot;3&quot;},&quot;uris&quot;:[&quot;http://zotero.org/users/1913249/items/T3IDBBR3&quot;],&quot;prefix&quot;:&quot;&quot;,&quot;id&quot;:10137,&quot;uri&quot;:[&quot;http://zotero.org/users/1913249/items/T3IDBBR3&quot;],&quot;suffix&quot;:&quot;&quot;}],&quot;schema&quot;:&quot;https://github.com/citation-style-language/schema/raw/master/csl-citation.json&quot;,&quot;properties&quot;:{&quot;noteIndex&quot;:0,&quot;formattedCitation&quot;:&quot;[@bell2019constructing]&quot;},&quot;citationID&quot;:&quot;vztxzrme&quot;} RNDvxcqgqfsii"/>&lt;Do Zotero Refresh: [@bell2019constructing]&gt;<text:reference-mark-end text:name="ZOTERO_ITEM CSL_CITATION {&quot;citationItems&quot;:[{&quot;itemData&quot;:{&quot;author&quot;:[{&quot;given&quot;:&quot;Tim&quot;,&quot;family&quot;:&quot;Bell&quot;},{&quot;given&quot;:&quot;Michael&quot;,&quot;family&quot;:&quot;Lodi&quot;}],&quot;id&quot;:&quot;bell2019constructing&quot;,&quot;container-title&quot;:&quot;Constructivist foundations&quot;,&quot;title&quot;:&quot;Constructing computational thinking without using computers&quot;,&quot;page&quot;:&quot;342–351&quot;,&quot;publisher&quot;:&quot;Alexander Riegler&quot;,&quot;type&quot;:&quot;article-journal&quot;,&quot;issued&quot;:{&quot;date-parts&quot;:[[&quot;2019&quot;]]},&quot;volume&quot;:&quot;14&quot;,&quot;citation-key&quot;:&quot;bell2019constructing&quot;,&quot;issue&quot;:&quot;3&quot;},&quot;uris&quot;:[&quot;http://zotero.org/users/1913249/items/T3IDBBR3&quot;],&quot;prefix&quot;:&quot;&quot;,&quot;id&quot;:10137,&quot;uri&quot;:[&quot;http://zotero.org/users/1913249/items/T3IDBBR3&quot;],&quot;suffix&quot;:&quot;&quot;}],&quot;schema&quot;:&quot;https://github.com/citation-style-language/schema/raw/master/csl-citation.json&quot;,&quot;properties&quot;:{&quot;noteIndex&quot;:0,&quot;formattedCitation&quot;:&quot;[@bell2019constructing]&quot;},&quot;citationID&quot;:&quot;vztxzrme&quot;} RNDvxcqgqfsii"/> explore the process of unplugged activities, exploring abstract CT concepts without using computers or coding.</text:p>
      <text:p text:style-name="Text_20_body">This learning design takes a fundamentally different approach. Abstract aspects of CT are strongly scaffolded, i.e. the process of code decomposition via the pre-existing functions in the code template, and abstraction again in template via the graphical design tool. The process of abstraction is also present, indeed it is present in the the last section addressing the process of moving from concrete exploration to an abstract germ cell of GDP use. The subsequent structuring of the of core learning design around a collection of GDPs coupling description and implementation also involves the processes of decomposition and pattern recognition. Thus, while the process was collaborative in goal formation the heavy lifting was carried out by myself, a decision justified by focusing on more relational elements of the learning design aligned with the RQ3. In this context, Wing’s CT framework describes some of the processes I have undertaken as a learning designer and researcher, but is less relevant to participants.</text:p>
      <text:p text:style-name="Text_20_body"><text:span text:style-name="T1">More concrete CT</text:span>: As explored in the appendix on learning map, the more concrete elements of CT definition <text:reference-mark-start text:name="ZOTERO_ITEM CSL_CITATION {&quot;citationItems&quot;:[{&quot;itemData&quot;:{&quot;author&quot;:[{&quot;given&quot;:&quot;Karen&quot;,&quot;family&quot;:&quot;Brennan&quot;},{&quot;given&quot;:&quot;Mitchel&quot;,&quot;family&quot;:&quot;Resnick&quot;}],&quot;id&quot;:&quot;brennan_new_2012&quot;,&quot;source&quot;:&quot;Zotero&quot;,&quot;title&quot;:&quot;New frameworks for studying and assessing the development of computational thinking&quot;,&quot;page&quot;:&quot;25&quot;,&quot;type&quot;:&quot;article-journal&quot;,&quot;issued&quot;:{&quot;date-parts&quot;:[[&quot;2012&quot;]]},&quot;citation-key&quot;:&quot;brennan_new_2012&quot;,&quot;language&quot;:&quot;en&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uris&quot;:[&quot;http://zotero.org/users/1913249/items/7IHK4HWD&quot;],&quot;prefix&quot;:&quot;&quot;,&quot;id&quot;:271,&quot;uri&quot;:[&quot;http://zotero.org/users/1913249/items/7IHK4HWD&quot;],&quot;suffix&quot;:&quot;&quot;}],&quot;schema&quot;:&quot;https://github.com/citation-style-language/schema/raw/master/csl-citation.json&quot;,&quot;properties&quot;:{&quot;noteIndex&quot;:0,&quot;formattedCitation&quot;:&quot;[@brennan_new_2012]&quot;},&quot;citationID&quot;:&quot;gbqfqnzh&quot;} RNDoscmpyliwl"/>&lt;Do Zotero Refresh: [@brennan_new_2012]&gt;<text:reference-mark-end text:name="ZOTERO_ITEM CSL_CITATION {&quot;citationItems&quot;:[{&quot;itemData&quot;:{&quot;author&quot;:[{&quot;given&quot;:&quot;Karen&quot;,&quot;family&quot;:&quot;Brennan&quot;},{&quot;given&quot;:&quot;Mitchel&quot;,&quot;family&quot;:&quot;Resnick&quot;}],&quot;id&quot;:&quot;brennan_new_2012&quot;,&quot;source&quot;:&quot;Zotero&quot;,&quot;title&quot;:&quot;New frameworks for studying and assessing the development of computational thinking&quot;,&quot;page&quot;:&quot;25&quot;,&quot;type&quot;:&quot;article-journal&quot;,&quot;issued&quot;:{&quot;date-parts&quot;:[[&quot;2012&quot;]]},&quot;citation-key&quot;:&quot;brennan_new_2012&quot;,&quot;language&quot;:&quot;en&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uris&quot;:[&quot;http://zotero.org/users/1913249/items/7IHK4HWD&quot;],&quot;prefix&quot;:&quot;&quot;,&quot;id&quot;:271,&quot;uri&quot;:[&quot;http://zotero.org/users/1913249/items/7IHK4HWD&quot;],&quot;suffix&quot;:&quot;&quot;}],&quot;schema&quot;:&quot;https://github.com/citation-style-language/schema/raw/master/csl-citation.json&quot;,&quot;properties&quot;:{&quot;noteIndex&quot;:0,&quot;formattedCitation&quot;:&quot;[@brennan_new_2012]&quot;},&quot;citationID&quot;:&quot;gbqfqnzh&quot;} RNDoscmpyliwl"/>, which exist on a more applied level, are readily observed in the data as explored in the following section.</text:p>
      <text:h text:style-name="Heading_20_5" text:outline-level="5"><text:bookmark-start text:name="levels-of-abstraction"/>Levels of Abstraction<text:bookmark-end text:name="levels-of-abstraction"/></text:h>
      <text:p text:style-name="First_20_paragraph">While Waite and colleagues also propose that abstraction should be explicitly taught, even to younger pupils <text:reference-mark-start text:name="ZOTERO_ITEM CSL_CITATION {&quot;citationItems&quot;:[{&quot;itemData&quot;:{&quot;citation-key&quot;:&quot;waite_abstraction_2016&quot;,&quot;id&quot;:&quot;waite_abstraction_2016&quot;,&quot;publisher-place&quot;:&quot;M&amp;#252;nster, Germany&quot;,&quot;DOI&quot;:&quot;10.1145/2978249.2978272&quot;,&quot;event-title&quot;:&quot;the 11th Workshop in Primary and Secondary Computing Education&quot;,&quot;issued&quot;:{&quot;date-parts&quot;:[[&quot;2016&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title&quot;:&quot;Abstraction and common classroom activities&quot;,&quot;page&quot;:&quot;112-113&quot;,&quot;publisher&quot;:&quot;ACM Press&quot;,&quot;URL&quot;:&quot;http://dl.acm.org/citation.cfm?doid=2978249.2978272&quot;,&quot;type&quot;:&quot;paper-conference&quot;,&quot;ISBN&quot;:&quot;978-1-4503-4223-0&quot;,&quot;accessed&quot;:{&quot;date-parts&quot;:[[&quot;2020&quot;,11,12]]},&quot;container-title&quot;:&quot;Proceedings of the 11th Workshop in Primary and Secondary Computing Education on ZZZ - WiPSCE '16&quot;,&quot;event-place&quot;:&quot;M&amp;#252;nster, Germany&quot;,&quot;language&quot;:&quot;en&quot;},&quot;uris&quot;:[&quot;http://zotero.org/users/1913249/items/39JH9QJG&quot;],&quot;prefix&quot;:&quot;&quot;,&quot;id&quot;:3588,&quot;uri&quot;:[&quot;http://zotero.org/users/1913249/items/39JH9QJG&quot;],&quot;suffix&quot;:&quot;&quot;}],&quot;schema&quot;:&quot;https://github.com/citation-style-language/schema/raw/master/csl-citation.json&quot;,&quot;properties&quot;:{&quot;noteIndex&quot;:0,&quot;formattedCitation&quot;:&quot;[@waite_abstraction_2016]&quot;},&quot;citationID&quot;:&quot;aipvgrmm&quot;} RNDhseqbksrqj"/>&lt;Do Zotero Refresh: [@waite_abstraction_2016]&gt;<text:reference-mark-end text:name="ZOTERO_ITEM CSL_CITATION {&quot;citationItems&quot;:[{&quot;itemData&quot;:{&quot;citation-key&quot;:&quot;waite_abstraction_2016&quot;,&quot;id&quot;:&quot;waite_abstraction_2016&quot;,&quot;publisher-place&quot;:&quot;M&amp;#252;nster, Germany&quot;,&quot;DOI&quot;:&quot;10.1145/2978249.2978272&quot;,&quot;event-title&quot;:&quot;the 11th Workshop in Primary and Secondary Computing Education&quot;,&quot;issued&quot;:{&quot;date-parts&quot;:[[&quot;2016&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title&quot;:&quot;Abstraction and common classroom activities&quot;,&quot;page&quot;:&quot;112-113&quot;,&quot;publisher&quot;:&quot;ACM Press&quot;,&quot;URL&quot;:&quot;http://dl.acm.org/citation.cfm?doid=2978249.2978272&quot;,&quot;type&quot;:&quot;paper-conference&quot;,&quot;ISBN&quot;:&quot;978-1-4503-4223-0&quot;,&quot;accessed&quot;:{&quot;date-parts&quot;:[[&quot;2020&quot;,11,12]]},&quot;container-title&quot;:&quot;Proceedings of the 11th Workshop in Primary and Secondary Computing Education on ZZZ - WiPSCE '16&quot;,&quot;event-place&quot;:&quot;M&amp;#252;nster, Germany&quot;,&quot;language&quot;:&quot;en&quot;},&quot;uris&quot;:[&quot;http://zotero.org/users/1913249/items/39JH9QJG&quot;],&quot;prefix&quot;:&quot;&quot;,&quot;id&quot;:3588,&quot;uri&quot;:[&quot;http://zotero.org/users/1913249/items/39JH9QJG&quot;],&quot;suffix&quot;:&quot;&quot;}],&quot;schema&quot;:&quot;https://github.com/citation-style-language/schema/raw/master/csl-citation.json&quot;,&quot;properties&quot;:{&quot;noteIndex&quot;:0,&quot;formattedCitation&quot;:&quot;[@waite_abstraction_2016]&quot;},&quot;citationID&quot;:&quot;aipvgrmm&quot;} RNDhseqbksrqj"/>, their approach to abstraction <text:reference-mark-start text:name="ZOTERO_ITEM CSL_CITATION {&quot;citationItems&quot;:[{&quot;itemData&quot;:{&quot;citation-key&quot;:&quot;waite_abstraction_2018-1&quot;,&quot;id&quot;:&quot;waite_abstraction_2018-1&quot;,&quot;DOI&quot;:&quot;10.21585/ijcses.v2i1.23&quot;,&quot;ISSN&quot;:&quot;2513-8359&quot;,&quot;issued&quot;:{&quot;date-parts&quot;:[[&quot;2018&quot;,1,31]]},&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title&quot;:&quot;Abstraction in action: K-5 teachers' uses of levels of abstraction, particularly the design level, in teaching programming.&quot;,&quot;page&quot;:&quot;14-40&quot;,&quot;number&quot;:&quot;1&quot;,&quot;URL&quot;:&quot;https://ijcses.org/index.php/ijcses/article/view/23&quot;,&quot;type&quot;:&quot;article-journal&quot;,&quot;container-title&quot;:&quot;International Journal of Computer Science Education in Schools&quot;,&quot;accessed&quot;:{&quot;date-parts&quot;:[[&quot;2020&quot;,10,17]]},&quot;volume&quot;:&quot;2&quot;,&quot;language&quot;:&quot;en&quot;,&quot;license&quot;:&quot;Copyright (c) 2018 Jane Lisa Waite, Paul Curzon, William Marsh, Sue Sentance, Alex Hadwen-Bennett&quot;},&quot;uris&quot;:[&quot;http://zotero.org/users/1913249/items/8KSA6TV2&quot;],&quot;prefix&quot;:&quot;&quot;,&quot;id&quot;:3663,&quot;uri&quot;:[&quot;http://zotero.org/users/1913249/items/8KSA6TV2&quot;],&quot;suffix&quot;:&quot;&quot;}],&quot;schema&quot;:&quot;https://github.com/citation-style-language/schema/raw/master/csl-citation.json&quot;,&quot;properties&quot;:{&quot;noteIndex&quot;:0,&quot;formattedCitation&quot;:&quot;[@waite_abstraction_2018-1]&quot;},&quot;citationID&quot;:&quot;epqsitfx&quot;} RNDrqgncgwrcc"/>&lt;Do Zotero Refresh: [@waite_abstraction_2018-1]&gt;<text:reference-mark-end text:name="ZOTERO_ITEM CSL_CITATION {&quot;citationItems&quot;:[{&quot;itemData&quot;:{&quot;citation-key&quot;:&quot;waite_abstraction_2018-1&quot;,&quot;id&quot;:&quot;waite_abstraction_2018-1&quot;,&quot;DOI&quot;:&quot;10.21585/ijcses.v2i1.23&quot;,&quot;ISSN&quot;:&quot;2513-8359&quot;,&quot;issued&quot;:{&quot;date-parts&quot;:[[&quot;2018&quot;,1,31]]},&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title&quot;:&quot;Abstraction in action: K-5 teachers' uses of levels of abstraction, particularly the design level, in teaching programming.&quot;,&quot;page&quot;:&quot;14-40&quot;,&quot;number&quot;:&quot;1&quot;,&quot;URL&quot;:&quot;https://ijcses.org/index.php/ijcses/article/view/23&quot;,&quot;type&quot;:&quot;article-journal&quot;,&quot;container-title&quot;:&quot;International Journal of Computer Science Education in Schools&quot;,&quot;accessed&quot;:{&quot;date-parts&quot;:[[&quot;2020&quot;,10,17]]},&quot;volume&quot;:&quot;2&quot;,&quot;language&quot;:&quot;en&quot;,&quot;license&quot;:&quot;Copyright (c) 2018 Jane Lisa Waite, Paul Curzon, William Marsh, Sue Sentance, Alex Hadwen-Bennett&quot;},&quot;uris&quot;:[&quot;http://zotero.org/users/1913249/items/8KSA6TV2&quot;],&quot;prefix&quot;:&quot;&quot;,&quot;id&quot;:3663,&quot;uri&quot;:[&quot;http://zotero.org/users/1913249/items/8KSA6TV2&quot;],&quot;suffix&quot;:&quot;&quot;}],&quot;schema&quot;:&quot;https://github.com/citation-style-language/schema/raw/master/csl-citation.json&quot;,&quot;properties&quot;:{&quot;noteIndex&quot;:0,&quot;formattedCitation&quot;:&quot;[@waite_abstraction_2018-1]&quot;},&quot;citationID&quot;:&quot;epqsitfx&quot;} RNDrqgncgwrcc"/> is distinct from that just tackled in that it is grounded in an operationalised computational model distinguishing levels of abstract to concrete,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citationItems&quot;:[{&quot;itemData&quot;:{&quot;citation-key&quot;:&quot;waite_abstraction_2018-1&quot;,&quot;id&quot;:&quot;waite_abstraction_2018-1&quot;,&quot;DOI&quot;:&quot;10.21585/ijcses.v2i1.23&quot;,&quot;ISSN&quot;:&quot;2513-8359&quot;,&quot;issued&quot;:{&quot;date-parts&quot;:[[&quot;2018&quot;,1,31]]},&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title&quot;:&quot;Abstraction in action: K-5 teachers' uses of levels of abstraction, particularly the design level, in teaching programming.&quot;,&quot;page&quot;:&quot;14-40&quot;,&quot;number&quot;:&quot;1&quot;,&quot;URL&quot;:&quot;https://ijcses.org/index.php/ijcses/article/view/23&quot;,&quot;type&quot;:&quot;article-journal&quot;,&quot;container-title&quot;:&quot;International Journal of Computer Science Education in Schools&quot;,&quot;accessed&quot;:{&quot;date-parts&quot;:[[&quot;2020&quot;,10,17]]},&quot;volume&quot;:&quot;2&quot;,&quot;language&quot;:&quot;en&quot;,&quot;license&quot;:&quot;Copyright (c) 2018 Jane Lisa Waite, Paul Curzon, William Marsh, Sue Sentance, Alex Hadwen-Bennett&quot;},&quot;uris&quot;:[&quot;http://zotero.org/users/1913249/items/8KSA6TV2&quot;],&quot;prefix&quot;:&quot;&quot;,&quot;id&quot;:3663,&quot;uri&quot;:[&quot;http://zotero.org/users/1913249/items/8KSA6TV2&quot;],&quot;suffix&quot;:&quot;&quot;}],&quot;schema&quot;:&quot;https://github.com/citation-style-language/schema/raw/master/csl-citation.json&quot;,&quot;properties&quot;:{&quot;noteIndex&quot;:0,&quot;formattedCitation&quot;:&quot;[@waite_abstraction_2018-1]&quot;},&quot;citationID&quot;:&quot;joprhuhi&quot;} RNDezavielyxt"/>&lt;Do Zotero Refresh: [@waite_abstraction_2018-1]&gt;<text:reference-mark-end text:name="ZOTERO_ITEM CSL_CITATION {&quot;citationItems&quot;:[{&quot;itemData&quot;:{&quot;citation-key&quot;:&quot;waite_abstraction_2018-1&quot;,&quot;id&quot;:&quot;waite_abstraction_2018-1&quot;,&quot;DOI&quot;:&quot;10.21585/ijcses.v2i1.23&quot;,&quot;ISSN&quot;:&quot;2513-8359&quot;,&quot;issued&quot;:{&quot;date-parts&quot;:[[&quot;2018&quot;,1,31]]},&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title&quot;:&quot;Abstraction in action: K-5 teachers' uses of levels of abstraction, particularly the design level, in teaching programming.&quot;,&quot;page&quot;:&quot;14-40&quot;,&quot;number&quot;:&quot;1&quot;,&quot;URL&quot;:&quot;https://ijcses.org/index.php/ijcses/article/view/23&quot;,&quot;type&quot;:&quot;article-journal&quot;,&quot;container-title&quot;:&quot;International Journal of Computer Science Education in Schools&quot;,&quot;accessed&quot;:{&quot;date-parts&quot;:[[&quot;2020&quot;,10,17]]},&quot;volume&quot;:&quot;2&quot;,&quot;language&quot;:&quot;en&quot;,&quot;license&quot;:&quot;Copyright (c) 2018 Jane Lisa Waite, Paul Curzon, William Marsh, Sue Sentance, Alex Hadwen-Bennett&quot;},&quot;uris&quot;:[&quot;http://zotero.org/users/1913249/items/8KSA6TV2&quot;],&quot;prefix&quot;:&quot;&quot;,&quot;id&quot;:3663,&quot;uri&quot;:[&quot;http://zotero.org/users/1913249/items/8KSA6TV2&quot;],&quot;suffix&quot;:&quot;&quot;}],&quot;schema&quot;:&quot;https://github.com/citation-style-language/schema/raw/master/csl-citation.json&quot;,&quot;properties&quot;:{&quot;noteIndex&quot;:0,&quot;formattedCitation&quot;:&quot;[@waite_abstraction_2018-1]&quot;},&quot;citationID&quot;:&quot;joprhuhi&quot;} RNDezavielyxt"/>. Wing’s CT concepts within the LOA model would lie in the design level.</text:p>
      <text:p text:style-name="Text_20_body">Their advocacy for the utility of awareness of levels of abstraction, based on research indicating its efficacy to support learning programming <text:reference-mark-start text:name="ZOTERO_ITEM CSL_CITATION {&quot;citationItems&quot;:[{&quot;itemData&quot;:{&quot;citation-key&quot;:&quot;cutts2012abstraction&quot;,&quot;id&quot;:&quot;cutts2012abstraction&quot;,&quot;container-title&quot;:&quot;Proceedings of the ninth annual international conference on International computing education research&quot;,&quot;type&quot;:&quot;paper-conference&quot;,&quot;issued&quot;:{&quot;date-parts&quot;:[[&quot;2012&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title&quot;:&quot;The abstraction transition taxonomy: Developing desired learning outcomes through the lens of situated cognition&quot;,&quot;page&quot;:&quot;63–70&quot;},&quot;uris&quot;:[&quot;http://zotero.org/users/1913249/items/7V536C2E&quot;],&quot;prefix&quot;:&quot;&quot;,&quot;id&quot;:10138,&quot;uri&quot;:[&quot;http://zotero.org/users/1913249/items/7V536C2E&quot;],&quot;suffix&quot;:&quot;&quot;},{&quot;itemData&quot;:{&quot;citation-key&quot;:&quot;statter_teaching_2016&quot;,&quot;id&quot;:&quot;statter_teaching_2016&quot;,&quot;publisher-place&quot;:&quot;M&amp;#252;nster, Germany&quot;,&quot;DOI&quot;:&quot;10.1145/2978249.2978261&quot;,&quot;event-title&quot;:&quot;the 11th Workshop in Primary and Secondary Computing Education&quot;,&quot;issued&quot;:{&quot;date-parts&quot;:[[&quot;2016&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title&quot;:&quot;Teaching Abstract Thinking in Introduction to Computer Science for 7th Graders&quot;,&quot;page&quot;:&quot;80-83&quot;,&quot;publisher&quot;:&quot;ACM Press&quot;,&quot;URL&quot;:&quot;http://dl.acm.org/citation.cfm?doid=2978249.2978261&quot;,&quot;type&quot;:&quot;paper-conference&quot;,&quot;ISBN&quot;:&quot;978-1-4503-4223-0&quot;,&quot;accessed&quot;:{&quot;date-parts&quot;:[[&quot;2020&quot;,11,12]]},&quot;container-title&quot;:&quot;Proceedings of the 11th Workshop in Primary and Secondary Computing Education on ZZZ - WiPSCE '16&quot;,&quot;event-place&quot;:&quot;M&amp;#252;nster, Germany&quot;,&quot;language&quot;:&quot;en&quot;},&quot;uris&quot;:[&quot;http://zotero.org/users/1913249/items/94B8KBTT&quot;],&quot;prefix&quot;:&quot;&quot;,&quot;id&quot;:3583,&quot;uri&quot;:[&quot;http://zotero.org/users/1913249/items/94B8KBTT&quot;],&quot;suffix&quot;:&quot;&quot;}],&quot;schema&quot;:&quot;https://github.com/citation-style-language/schema/raw/master/csl-citation.json&quot;,&quot;properties&quot;:{&quot;noteIndex&quot;:0,&quot;formattedCitation&quot;:&quot;[@cutts2012abstraction; @statter_teaching_2016]&quot;},&quot;citationID&quot;:&quot;sdrjuyxw&quot;} RNDfuohxxwmoe"/>&lt;Do Zotero Refresh: [@cutts2012abstraction; @statter_teaching_2016]&gt;<text:reference-mark-end text:name="ZOTERO_ITEM CSL_CITATION {&quot;citationItems&quot;:[{&quot;itemData&quot;:{&quot;citation-key&quot;:&quot;cutts2012abstraction&quot;,&quot;id&quot;:&quot;cutts2012abstraction&quot;,&quot;container-title&quot;:&quot;Proceedings of the ninth annual international conference on International computing education research&quot;,&quot;type&quot;:&quot;paper-conference&quot;,&quot;issued&quot;:{&quot;date-parts&quot;:[[&quot;2012&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title&quot;:&quot;The abstraction transition taxonomy: Developing desired learning outcomes through the lens of situated cognition&quot;,&quot;page&quot;:&quot;63–70&quot;},&quot;uris&quot;:[&quot;http://zotero.org/users/1913249/items/7V536C2E&quot;],&quot;prefix&quot;:&quot;&quot;,&quot;id&quot;:10138,&quot;uri&quot;:[&quot;http://zotero.org/users/1913249/items/7V536C2E&quot;],&quot;suffix&quot;:&quot;&quot;},{&quot;itemData&quot;:{&quot;citation-key&quot;:&quot;statter_teaching_2016&quot;,&quot;id&quot;:&quot;statter_teaching_2016&quot;,&quot;publisher-place&quot;:&quot;M&amp;#252;nster, Germany&quot;,&quot;DOI&quot;:&quot;10.1145/2978249.2978261&quot;,&quot;event-title&quot;:&quot;the 11th Workshop in Primary and Secondary Computing Education&quot;,&quot;issued&quot;:{&quot;date-parts&quot;:[[&quot;2016&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title&quot;:&quot;Teaching Abstract Thinking in Introduction to Computer Science for 7th Graders&quot;,&quot;page&quot;:&quot;80-83&quot;,&quot;publisher&quot;:&quot;ACM Press&quot;,&quot;URL&quot;:&quot;http://dl.acm.org/citation.cfm?doid=2978249.2978261&quot;,&quot;type&quot;:&quot;paper-conference&quot;,&quot;ISBN&quot;:&quot;978-1-4503-4223-0&quot;,&quot;accessed&quot;:{&quot;date-parts&quot;:[[&quot;2020&quot;,11,12]]},&quot;container-title&quot;:&quot;Proceedings of the 11th Workshop in Primary and Secondary Computing Education on ZZZ - WiPSCE '16&quot;,&quot;event-place&quot;:&quot;M&amp;#252;nster, Germany&quot;,&quot;language&quot;:&quot;en&quot;},&quot;uris&quot;:[&quot;http://zotero.org/users/1913249/items/94B8KBTT&quot;],&quot;prefix&quot;:&quot;&quot;,&quot;id&quot;:3583,&quot;uri&quot;:[&quot;http://zotero.org/users/1913249/items/94B8KBTT&quot;],&quot;suffix&quot;:&quot;&quot;}],&quot;schema&quot;:&quot;https://github.com/citation-style-language/schema/raw/master/csl-citation.json&quot;,&quot;properties&quot;:{&quot;noteIndex&quot;:0,&quot;formattedCitation&quot;:&quot;[@cutts2012abstraction; @statter_teaching_2016]&quot;},&quot;citationID&quot;:&quot;sdrjuyxw&quot;} RNDfuohxxwmoe"/>, states the value of learners knowing at what level of abstraction they are operating and a fluency of movement between the levels. Waite and Sentence’s later work synthesised this approach with interpretation of levels of abstraction and semantic waves in a computing education aligned with a UK curricular context <text:reference-mark-start text:name="ZOTERO_ITEM CSL_CITATION {&quot;citationItems&quot;:[{&quot;itemData&quot;:{&quot;citation-key&quot;:&quot;sentance_primm_2017&quot;,&quot;id&quot;:&quot;sentance_primm_2017&quot;,&quot;publisher-place&quot;:&quot;Nijmegen Netherlands&quot;,&quot;DOI&quot;:&quot;10.1145/3137065.3137084&quot;,&quot;event-title&quot;:&quot;WiPSCE '17: 12th Workshop in Primary and Secondary Computing Education&quot;,&quot;issued&quot;:{&quot;date-parts&quot;:[[&quot;2017&quot;,11,8]]},&quot;title-short&quot;:&quot;PRIMM&quot;,&quot;author&quot;:[{&quot;given&quot;:&quot;Sue&quot;,&quot;family&quot;:&quot;Sentance&quot;},{&quot;given&quot;:&quot;Jane&quot;,&quot;family&quot;:&quot;Wait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source&quot;:&quot;DOI.org (Crossref)&quot;,&quot;title&quot;:&quot;PRIMM: Exploring pedagogical approaches for teaching text-based programming in school&quot;,&quot;page&quot;:&quot;113-114&quot;,&quot;publisher&quot;:&quot;ACM&quot;,&quot;URL&quot;:&quot;https://dl.acm.org/doi/10.1145/3137065.3137084&quot;,&quot;type&quot;:&quot;paper-conference&quot;,&quot;ISBN&quot;:&quot;978-1-4503-5428-8&quot;,&quot;accessed&quot;:{&quot;date-parts&quot;:[[&quot;2020&quot;,10,17]]},&quot;container-title&quot;:&quot;Proceedings of the 12th Workshop on Primary and Secondary Computing Education&quot;,&quot;event-place&quot;:&quot;Nijmegen Netherlands&quot;,&quot;language&quot;:&quot;en&quot;},&quot;uris&quot;:[&quot;http://zotero.org/users/1913249/items/CPLQVKUI&quot;],&quot;prefix&quot;:&quot;&quot;,&quot;id&quot;:3665,&quot;uri&quot;:[&quot;http://zotero.org/users/1913249/items/CPLQVKUI&quot;],&quot;suffix&quot;:&quot;&quot;}],&quot;schema&quot;:&quot;https://github.com/citation-style-language/schema/raw/master/csl-citation.json&quot;,&quot;properties&quot;:{&quot;noteIndex&quot;:0,&quot;formattedCitation&quot;:&quot;[@sentance_primm_2017]&quot;},&quot;citationID&quot;:&quot;hwmmwmhe&quot;} RNDrsdpmvsefm"/>&lt;Do Zotero Refresh: [@sentance_primm_2017]&gt;<text:reference-mark-end text:name="ZOTERO_ITEM CSL_CITATION {&quot;citationItems&quot;:[{&quot;itemData&quot;:{&quot;citation-key&quot;:&quot;sentance_primm_2017&quot;,&quot;id&quot;:&quot;sentance_primm_2017&quot;,&quot;publisher-place&quot;:&quot;Nijmegen Netherlands&quot;,&quot;DOI&quot;:&quot;10.1145/3137065.3137084&quot;,&quot;event-title&quot;:&quot;WiPSCE '17: 12th Workshop in Primary and Secondary Computing Education&quot;,&quot;issued&quot;:{&quot;date-parts&quot;:[[&quot;2017&quot;,11,8]]},&quot;title-short&quot;:&quot;PRIMM&quot;,&quot;author&quot;:[{&quot;given&quot;:&quot;Sue&quot;,&quot;family&quot;:&quot;Sentance&quot;},{&quot;given&quot;:&quot;Jane&quot;,&quot;family&quot;:&quot;Wait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source&quot;:&quot;DOI.org (Crossref)&quot;,&quot;title&quot;:&quot;PRIMM: Exploring pedagogical approaches for teaching text-based programming in school&quot;,&quot;page&quot;:&quot;113-114&quot;,&quot;publisher&quot;:&quot;ACM&quot;,&quot;URL&quot;:&quot;https://dl.acm.org/doi/10.1145/3137065.3137084&quot;,&quot;type&quot;:&quot;paper-conference&quot;,&quot;ISBN&quot;:&quot;978-1-4503-5428-8&quot;,&quot;accessed&quot;:{&quot;date-parts&quot;:[[&quot;2020&quot;,10,17]]},&quot;container-title&quot;:&quot;Proceedings of the 12th Workshop on Primary and Secondary Computing Education&quot;,&quot;event-place&quot;:&quot;Nijmegen Netherlands&quot;,&quot;language&quot;:&quot;en&quot;},&quot;uris&quot;:[&quot;http://zotero.org/users/1913249/items/CPLQVKUI&quot;],&quot;prefix&quot;:&quot;&quot;,&quot;id&quot;:3665,&quot;uri&quot;:[&quot;http://zotero.org/users/1913249/items/CPLQVKUI&quot;],&quot;suffix&quot;:&quot;&quot;}],&quot;schema&quot;:&quot;https://github.com/citation-style-language/schema/raw/master/csl-citation.json&quot;,&quot;properties&quot;:{&quot;noteIndex&quot;:0,&quot;formattedCitation&quot;:&quot;[@sentance_primm_2017]&quot;},&quot;citationID&quot;:&quot;hwmmwmhe&quot;} RNDrsdpmvsefm"/>. The focus of semantic waves aimed at teachers to help them design learning experiences which allow for participant shifts in LOA perspectives. </text:p>
      <text:p text:style-name="Text_20_body">Following Waite et al. interpretation, in the Use stage of the UMC model <text:reference-mark-start text:name="ZOTERO_ITEM CSL_CITATION {&quot;citationItems&quot;:[{&quot;itemData&quot;:{&quot;citation-key&quot;:&quot;lee_computational_2011&quot;,&quot;id&quot;:&quot;lee_computational_2011&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ype&quot;:&quot;article-journal&quot;,&quot;title&quot;:&quot;Computational thinking for youth in practice&quot;,&quot;DOI&quot;:&quot;10.1145/1929887.1929902&quot;,&quot;source&quot;:&quot;ACM Digital Library&quot;,&quot;ISSN&quot;:&quot;2153-2184&quot;,&quot;issued&quot;:{&quot;date-parts&quot;:[[&quot;2011&quot;,2]]},&quot;page&quot;:&quot;32–37&quot;,&quot;accessed&quot;:{&quot;date-parts&quot;:[[&quot;2018&quot;,9,15]]},&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quot;:&quot;1&quot;},&quot;uris&quot;:[&quot;http://zotero.org/users/1913249/items/M2JH9UT3&quot;],&quot;prefix&quot;:&quot;&quot;,&quot;id&quot;:3872,&quot;uri&quot;:[&quot;http://zotero.org/users/1913249/items/M2JH9UT3&quot;],&quot;suffix&quot;:&quot;&quot;}],&quot;schema&quot;:&quot;https://github.com/citation-style-language/schema/raw/master/csl-citation.json&quot;,&quot;properties&quot;:{&quot;noteIndex&quot;:0,&quot;formattedCitation&quot;:&quot;[@lee_computational_2011]&quot;},&quot;citationID&quot;:&quot;ddjiyxqv&quot;} RNDvmikrpgdbc"/>&lt;Do Zotero Refresh: [@lee_computational_2011]&gt;<text:reference-mark-end text:name="ZOTERO_ITEM CSL_CITATION {&quot;citationItems&quot;:[{&quot;itemData&quot;:{&quot;citation-key&quot;:&quot;lee_computational_2011&quot;,&quot;id&quot;:&quot;lee_computational_2011&quot;,&quot;container-title&quot;:&quot;ACM Inroads&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ype&quot;:&quot;article-journal&quot;,&quot;title&quot;:&quot;Computational thinking for youth in practice&quot;,&quot;DOI&quot;:&quot;10.1145/1929887.1929902&quot;,&quot;source&quot;:&quot;ACM Digital Library&quot;,&quot;ISSN&quot;:&quot;2153-2184&quot;,&quot;issued&quot;:{&quot;date-parts&quot;:[[&quot;2011&quot;,2]]},&quot;page&quot;:&quot;32–37&quot;,&quot;accessed&quot;:{&quot;date-parts&quot;:[[&quot;2018&quot;,9,15]]},&quot;volume&quot;:&quot;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quot;:&quot;1&quot;},&quot;uris&quot;:[&quot;http://zotero.org/users/1913249/items/M2JH9UT3&quot;],&quot;prefix&quot;:&quot;&quot;,&quot;id&quot;:3872,&quot;uri&quot;:[&quot;http://zotero.org/users/1913249/items/M2JH9UT3&quot;],&quot;suffix&quot;:&quot;&quot;}],&quot;schema&quot;:&quot;https://github.com/citation-style-language/schema/raw/master/csl-citation.json&quot;,&quot;properties&quot;:{&quot;noteIndex&quot;:0,&quot;formattedCitation&quot;:&quot;[@lee_computational_2011]&quot;},&quot;citationID&quot;:&quot;ddjiyxqv&quot;} RNDvmikrpgdbc"/> (explored in Chapter 5 in relation to this research’s learning design), participants would be aware of the goal of the program, and the results. Subsequently, in the Modify stage they would become familiar with the design and code levels. Further analysis of my learning design in relation to the concept of LOA follows, after an exploration of abstract and concrete learning approaches in the work of Papert and colleagues in the following section.</text:p>
      <text:p text:style-name="Text_20_body">Turning to a synthesis of my finding with those of Waite et al on levels of abstraction,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GDPs to be added to the game</text:p>
          </table:table-cell>
          <table:table-cell table:style-name="TableRowCell" office:value-type="string">
            <text:p text:style-name="Table_20_Contents">Goal formation, prioritisation</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GDP supporting documentation scaffolds this process</text:p>
          </table:table-cell>
          <table:table-cell table:style-name="TableRowCell" office:value-type="string">
            <text:p text:style-name="Table_20_Contents">What it should do is to a large extent preset via documentation.</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 is supported via code patching</text:p>
          </table:table-cell>
          <table:table-cell table:style-name="TableRowCell" office:value-type="string">
            <text:p text:style-name="Table_20_Contents">is supported via code patching, and a structure which encourages modification</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tems&quot;:[{&quot;itemData&quot;:{&quot;citation-key&quot;:&quot;waite_abstraction_2018&quot;,&quot;id&quot;:&quot;waite_abstraction_2018&quot;,&quot;DOI&quot;:&quot;10.21585/ijcses.v2i1.23&quot;,&quot;ISSN&quot;:&quot;2513-8359&quot;,&quot;issued&quot;:{&quot;date-parts&quot;:[[&quot;2018&quot;,1,31]]},&quot;title-short&quot;:&quot;Abstraction in action&quot;,&quot;container-title-short&quot;:&quot;IJCSE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ource&quot;:&quot;DOI.org (Crossref)&quot;,&quot;title&quot;:&quot;Abstraction in action: K-5 teachers' uses of levels of abstraction, particularly the design level, in teaching programming.&quot;,&quot;page&quot;:&quot;14&quot;,&quot;container-title&quot;:&quot;International Journal of Computer Science Education in Schools&quot;,&quot;URL&quot;:&quot;http://ijcses.org/index.php/ijcses/article/view/23&quot;,&quot;type&quot;:&quot;article-journal&quot;,&quot;accessed&quot;:{&quot;date-parts&quot;:[[&quot;2019&quot;,12,10]]},&quot;volume&quot;:&quot;2&quot;,&quot;language&quot;:&quot;en&quot;,&quot;issue&quot;:&quot;1&quot;},&quot;uris&quot;:[&quot;http://zotero.org/users/1913249/items/5QGUDFAX&quot;],&quot;prefix&quot;:&quot;&quot;,&quot;id&quot;:3132,&quot;uri&quot;:[&quot;http://zotero.org/users/1913249/items/5QGUDFAX&quot;],&quot;suffix&quot;:&quot;&quot;}],&quot;schema&quot;:&quot;https://github.com/citation-style-language/schema/raw/master/csl-citation.json&quot;,&quot;properties&quot;:{&quot;noteIndex&quot;:0,&quot;formattedCitation&quot;:&quot;[@waite_abstraction_2018]&quot;},&quot;citationID&quot;:&quot;qjhiclyp&quot;} RNDgrtmewqnfo"/>&lt;Do Zotero Refresh: [@waite_abstraction_2018]&gt;<text:reference-mark-end text:name="ZOTERO_ITEM CSL_CITATION {&quot;citationItems&quot;:[{&quot;itemData&quot;:{&quot;citation-key&quot;:&quot;waite_abstraction_2018&quot;,&quot;id&quot;:&quot;waite_abstraction_2018&quot;,&quot;DOI&quot;:&quot;10.21585/ijcses.v2i1.23&quot;,&quot;ISSN&quot;:&quot;2513-8359&quot;,&quot;issued&quot;:{&quot;date-parts&quot;:[[&quot;2018&quot;,1,31]]},&quot;title-short&quot;:&quot;Abstraction in action&quot;,&quot;container-title-short&quot;:&quot;IJCSE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ource&quot;:&quot;DOI.org (Crossref)&quot;,&quot;title&quot;:&quot;Abstraction in action: K-5 teachers' uses of levels of abstraction, particularly the design level, in teaching programming.&quot;,&quot;page&quot;:&quot;14&quot;,&quot;container-title&quot;:&quot;International Journal of Computer Science Education in Schools&quot;,&quot;URL&quot;:&quot;http://ijcses.org/index.php/ijcses/article/view/23&quot;,&quot;type&quot;:&quot;article-journal&quot;,&quot;accessed&quot;:{&quot;date-parts&quot;:[[&quot;2019&quot;,12,10]]},&quot;volume&quot;:&quot;2&quot;,&quot;language&quot;:&quot;en&quot;,&quot;issue&quot;:&quot;1&quot;},&quot;uris&quot;:[&quot;http://zotero.org/users/1913249/items/5QGUDFAX&quot;],&quot;prefix&quot;:&quot;&quot;,&quot;id&quot;:3132,&quot;uri&quot;:[&quot;http://zotero.org/users/1913249/items/5QGUDFAX&quot;],&quot;suffix&quot;:&quot;&quot;}],&quot;schema&quot;:&quot;https://github.com/citation-style-language/schema/raw/master/csl-citation.json&quot;,&quot;properties&quot;:{&quot;noteIndex&quot;:0,&quot;formattedCitation&quot;:&quot;[@waite_abstraction_2018]&quot;},&quot;citationID&quot;:&quot;qjhiclyp&quot;} RNDgrtmewqnfo"/></text:p>
      <text:p text:style-name="Text_20_body">With this focus, we can analyse my learning design where movement between layers of abstraction and concrete is happening.</text:p>
      <text:p text:style-name="Text_20_body">However, this is not a neat semantic sine wave. Specifically the flexible nature of the design practices shows shifting rapidly and sometimes chaotically.</text:p>
      <text:h text:style-name="Heading_20_5" text:outline-level="5"><text:bookmark-start text:name="epistemological-pluralism-bricolage-microworlds"/>Epistemological pluralism, bricolage &amp; Microworlds<text:bookmark-end text:name="epistemological-pluralism-bricolage-microworlds"/></text:h>
      <text:p text:style-name="First_20_paragraph">In Chapter 2 the concepts and legacy of Papert and Turkle’s <text:reference-mark-start text:name="ZOTERO_ITEM CSL_CITATION {&quot;citationItems&quot;:[{&quot;prefix&quot;:&quot;&quot;,&quot;id&quot;:2017,&quot;suppress-author&quot;:true,&quot;itemData&quot;:{&quot;citation-key&quot;:&quot;papert_epistemological_1990&quot;,&quot;id&quot;:&quot;papert_epistemological_1990&quot;,&quot;container-title&quot;:&quot;Signs&quot;,&quot;title&quot;:&quot;Epistemological Pluralism and the Revaluation of the Concrete&quot;,&quot;type&quot;:&quot;article-journal&quot;,&quot;issued&quot;:{&quot;date-parts&quot;:[[&quot;1990&quot;]]},&quot;URL&quot;:&quot;http://www.papert.org/articles/EpistemologicalPluralism.html&quot;,&quot;accessed&quot;:{&quot;date-parts&quot;:[[&quot;2017&quot;,11,1]]},&quot;volume&quot;:&quot;16&quot;,&quot;author&quot;:[{&quot;given&quot;:&quot;Seymour&quot;,&quot;family&quot;:&quot;Papert&quot;},{&quot;given&quot;:&quot;Sherry&quot;,&quot;family&quot;:&quot;Turkle&quot;}],&quot;issue&quot;:&quot;1&quot;},&quot;uris&quot;:[&quot;http://zotero.org/users/1913249/items/PN46846P&quot;],&quot;uri&quot;:[&quot;http://zotero.org/users/1913249/items/PN46846P&quot;],&quot;suffix&quot;:&quot;&quot;}],&quot;schema&quot;:&quot;https://github.com/citation-style-language/schema/raw/master/csl-citation.json&quot;,&quot;properties&quot;:{&quot;noteIndex&quot;:0,&quot;formattedCitation&quot;:&quot;[-@papert_epistemological_1990]&quot;},&quot;citationID&quot;:&quot;lvkgisqz&quot;} RNDixdkauuhcw"/>&lt;Do Zotero Refresh: [-@papert_epistemological_1990]&gt;<text:reference-mark-end text:name="ZOTERO_ITEM CSL_CITATION {&quot;citationItems&quot;:[{&quot;prefix&quot;:&quot;&quot;,&quot;id&quot;:2017,&quot;suppress-author&quot;:true,&quot;itemData&quot;:{&quot;citation-key&quot;:&quot;papert_epistemological_1990&quot;,&quot;id&quot;:&quot;papert_epistemological_1990&quot;,&quot;container-title&quot;:&quot;Signs&quot;,&quot;title&quot;:&quot;Epistemological Pluralism and the Revaluation of the Concrete&quot;,&quot;type&quot;:&quot;article-journal&quot;,&quot;issued&quot;:{&quot;date-parts&quot;:[[&quot;1990&quot;]]},&quot;URL&quot;:&quot;http://www.papert.org/articles/EpistemologicalPluralism.html&quot;,&quot;accessed&quot;:{&quot;date-parts&quot;:[[&quot;2017&quot;,11,1]]},&quot;volume&quot;:&quot;16&quot;,&quot;author&quot;:[{&quot;given&quot;:&quot;Seymour&quot;,&quot;family&quot;:&quot;Papert&quot;},{&quot;given&quot;:&quot;Sherry&quot;,&quot;family&quot;:&quot;Turkle&quot;}],&quot;issue&quot;:&quot;1&quot;},&quot;uris&quot;:[&quot;http://zotero.org/users/1913249/items/PN46846P&quot;],&quot;uri&quot;:[&quot;http://zotero.org/users/1913249/items/PN46846P&quot;],&quot;suffix&quot;:&quot;&quot;}],&quot;schema&quot;:&quot;https://github.com/citation-style-language/schema/raw/master/csl-citation.json&quot;,&quot;properties&quot;:{&quot;noteIndex&quot;:0,&quot;formattedCitation&quot;:&quot;[-@papert_epistemological_1990]&quot;},&quot;citationID&quot;:&quot;lvkgisqz&quot;} RNDixdkauuhcw"/> exploration of diversity in coding approaches which the call epistemological pluralism. The focus here is on their championing of approaches beyond the dominant formal/ abstract approach that “emphasizes control and through structure and planning” <text:reference-mark-start text:name="ZOTERO_ITEM CSL_CITATION {&quot;citationItems&quot;:[{&quot;itemData&quot;:{&quot;citation-key&quot;:&quot;papert_epistemological_1990&quot;,&quot;id&quot;:&quot;papert_epistemological_1990&quot;,&quot;container-title&quot;:&quot;Signs&quot;,&quot;title&quot;:&quot;Epistemological Pluralism and the Revaluation of the Concrete&quot;,&quot;type&quot;:&quot;article-journal&quot;,&quot;issued&quot;:{&quot;date-parts&quot;:[[&quot;1990&quot;]]},&quot;URL&quot;:&quot;http://www.papert.org/articles/EpistemologicalPluralism.html&quot;,&quot;accessed&quot;:{&quot;date-parts&quot;:[[&quot;2017&quot;,11,1]]},&quot;volume&quot;:&quot;16&quot;,&quot;author&quot;:[{&quot;given&quot;:&quot;Seymour&quot;,&quot;family&quot;:&quot;Papert&quot;},{&quot;given&quot;:&quot;Sherry&quot;,&quot;family&quot;:&quot;Turkle&quot;}],&quot;issue&quot;:&quot;1&quot;},&quot;uris&quot;:[&quot;http://zotero.org/users/1913249/items/PN46846P&quot;],&quot;locator&quot;:&quot;134&quot;,&quot;prefix&quot;:&quot;&quot;,&quot;id&quot;:2017,&quot;uri&quot;:[&quot;http://zotero.org/users/1913249/items/PN46846P&quot;]}],&quot;schema&quot;:&quot;https://github.com/citation-style-language/schema/raw/master/csl-citation.json&quot;,&quot;properties&quot;:{&quot;noteIndex&quot;:0,&quot;formattedCitation&quot;:&quot;[@papert_epistemological_1990, p.134]&quot;},&quot;citationID&quot;:&quot;sblzsfmw&quot;} RNDccjhrvdbbl"/>&lt;Do Zotero Refresh: [@papert_epistemological_1990, p.134]&gt;<text:reference-mark-end text:name="ZOTERO_ITEM CSL_CITATION {&quot;citationItems&quot;:[{&quot;itemData&quot;:{&quot;citation-key&quot;:&quot;papert_epistemological_1990&quot;,&quot;id&quot;:&quot;papert_epistemological_1990&quot;,&quot;container-title&quot;:&quot;Signs&quot;,&quot;title&quot;:&quot;Epistemological Pluralism and the Revaluation of the Concrete&quot;,&quot;type&quot;:&quot;article-journal&quot;,&quot;issued&quot;:{&quot;date-parts&quot;:[[&quot;1990&quot;]]},&quot;URL&quot;:&quot;http://www.papert.org/articles/EpistemologicalPluralism.html&quot;,&quot;accessed&quot;:{&quot;date-parts&quot;:[[&quot;2017&quot;,11,1]]},&quot;volume&quot;:&quot;16&quot;,&quot;author&quot;:[{&quot;given&quot;:&quot;Seymour&quot;,&quot;family&quot;:&quot;Papert&quot;},{&quot;given&quot;:&quot;Sherry&quot;,&quot;family&quot;:&quot;Turkle&quot;}],&quot;issue&quot;:&quot;1&quot;},&quot;uris&quot;:[&quot;http://zotero.org/users/1913249/items/PN46846P&quot;],&quot;locator&quot;:&quot;134&quot;,&quot;prefix&quot;:&quot;&quot;,&quot;id&quot;:2017,&quot;uri&quot;:[&quot;http://zotero.org/users/1913249/items/PN46846P&quot;]}],&quot;schema&quot;:&quot;https://github.com/citation-style-language/schema/raw/master/csl-citation.json&quot;,&quot;properties&quot;:{&quot;noteIndex&quot;:0,&quot;formattedCitation&quot;:&quot;[@papert_epistemological_1990, p.134]&quot;},&quot;citationID&quot;:&quot;sblzsfmw&quot;} RNDccjhrvdbbl"/>. This approach which can be characterised by the following: a top-down design processing involving extensively planning prior to coding, explicit teaching of language principles and syntax, coding from scratch rather than altering existing products. To counter this dominance, Papert and Turkle <text:reference-mark-start text:name="ZOTERO_ITEM CSL_CITATION {&quot;citationItems&quot;:[{&quot;prefix&quot;:&quot;&quot;,&quot;id&quot;:2017,&quot;suppress-author&quot;:true,&quot;itemData&quot;:{&quot;citation-key&quot;:&quot;papert_epistemological_1990&quot;,&quot;id&quot;:&quot;papert_epistemological_1990&quot;,&quot;container-title&quot;:&quot;Signs&quot;,&quot;title&quot;:&quot;Epistemological Pluralism and the Revaluation of the Concrete&quot;,&quot;type&quot;:&quot;article-journal&quot;,&quot;issued&quot;:{&quot;date-parts&quot;:[[&quot;1990&quot;]]},&quot;URL&quot;:&quot;http://www.papert.org/articles/EpistemologicalPluralism.html&quot;,&quot;accessed&quot;:{&quot;date-parts&quot;:[[&quot;2017&quot;,11,1]]},&quot;volume&quot;:&quot;16&quot;,&quot;author&quot;:[{&quot;given&quot;:&quot;Seymour&quot;,&quot;family&quot;:&quot;Papert&quot;},{&quot;given&quot;:&quot;Sherry&quot;,&quot;family&quot;:&quot;Turkle&quot;}],&quot;issue&quot;:&quot;1&quot;},&quot;uris&quot;:[&quot;http://zotero.org/users/1913249/items/PN46846P&quot;],&quot;uri&quot;:[&quot;http://zotero.org/users/1913249/items/PN46846P&quot;],&quot;suffix&quot;:&quot;&quot;}],&quot;schema&quot;:&quot;https://github.com/citation-style-language/schema/raw/master/csl-citation.json&quot;,&quot;properties&quot;:{&quot;noteIndex&quot;:0,&quot;formattedCitation&quot;:&quot;[-@papert_epistemological_1990]&quot;},&quot;citationID&quot;:&quot;urldppnp&quot;} RNDjhxmepnqpg"/>&lt;Do Zotero Refresh: [-@papert_epistemological_1990]&gt;<text:reference-mark-end text:name="ZOTERO_ITEM CSL_CITATION {&quot;citationItems&quot;:[{&quot;prefix&quot;:&quot;&quot;,&quot;id&quot;:2017,&quot;suppress-author&quot;:true,&quot;itemData&quot;:{&quot;citation-key&quot;:&quot;papert_epistemological_1990&quot;,&quot;id&quot;:&quot;papert_epistemological_1990&quot;,&quot;container-title&quot;:&quot;Signs&quot;,&quot;title&quot;:&quot;Epistemological Pluralism and the Revaluation of the Concrete&quot;,&quot;type&quot;:&quot;article-journal&quot;,&quot;issued&quot;:{&quot;date-parts&quot;:[[&quot;1990&quot;]]},&quot;URL&quot;:&quot;http://www.papert.org/articles/EpistemologicalPluralism.html&quot;,&quot;accessed&quot;:{&quot;date-parts&quot;:[[&quot;2017&quot;,11,1]]},&quot;volume&quot;:&quot;16&quot;,&quot;author&quot;:[{&quot;given&quot;:&quot;Seymour&quot;,&quot;family&quot;:&quot;Papert&quot;},{&quot;given&quot;:&quot;Sherry&quot;,&quot;family&quot;:&quot;Turkle&quot;}],&quot;issue&quot;:&quot;1&quot;},&quot;uris&quot;:[&quot;http://zotero.org/users/1913249/items/PN46846P&quot;],&quot;uri&quot;:[&quot;http://zotero.org/users/1913249/items/PN46846P&quot;],&quot;suffix&quot;:&quot;&quot;}],&quot;schema&quot;:&quot;https://github.com/citation-style-language/schema/raw/master/csl-citation.json&quot;,&quot;properties&quot;:{&quot;noteIndex&quot;:0,&quot;formattedCitation&quot;:&quot;[-@papert_epistemological_1990]&quot;},&quot;citationID&quot;:&quot;urldppnp&quot;} RNDjhxmepnqpg"/> highlighted the value of a more concrete computing pedagogy, likening the process to bricolage, a craft based approach where participants become very familiar with their tools and materials. The authors exploration of the types of coders as either Planners or Bricoleurs aligns with two aspects of the making styles explored briefly in Chapter 5. Bricoleur types are describes as preferring to stay in closer contact with the a concrete sense of the outcomes even to the expense of programming efficiency of neatness of code.</text:p>
      <text:p text:style-name="Text_20_body">This recognition and advocacy for the bricolage approach, seemingly also also challenge Waite’s research on the importance of alternating between abstract and concrete dimensions present in research on semantic waves, and the value of participants being aware of the level of abstraction at which they are working.</text:p>
      <text:p text:style-name="Text_20_body">My research is relevant here in that my observations show many of my participants operating as bricoleurs, feeling their way through their game making via smaller scale iteration (a process encouraged by the learning design). My findings show that, the shifts in LOA Waite advocate are present in this bricolage process. Shifts between conceptions of goals, implementation in code structures, and observations of results are happening.</text:p>
      <text:p text:style-name="Text_20_body">What is different is from a Papert, and perhaps Wing’s concept of a top down planner, is the level of abstraction present at the design level of the LOA framework. Bricoleurs avoid structures which take them away from the concrete via abstraction processes.</text:p>
      <text:p text:style-name="Text_20_body">Papert’s focus on Microworlds using the LOGO language as a vehicle to make concrete previously abstract mathematical concepts, seems to locate the exploration of abstract knowledge as a learning goal. My design process aligns with the rational of Microworld design, in that I have already undertaken some of that abstraction or blackboxing in the starting template.</text:p>
      <text:p text:style-name="Text_20_body">THIS NEEDS WORK - MORE ON MY EXAMPLES - CHECK BELOW TO MOVE UP?</text:p>
      <text:p text:style-name="Text_20_body">A careful examination of the literature is needed here to catch the complexities present. The celebration here is of pluralism rather than the culturally prevalent one privileging abstraction. Abstraction is not seen as undesirable.</text:p>
      <text:p text:style-name="Text_20_body">This, can be perhaps profitably explored using the concept of leading activity, which in this case is play rather than instruction, and is led by the child rather than the teacher.</text:p>
      <text:h text:style-name="Heading_20_3" text:outline-level="3"><text:bookmark-start text:name="observations-on-abstract-concrete-dimensions-in-my-data-related-to-gameplay-design-patterns."/>Observations on abstract / concrete dimensions in my data related to gameplay design patterns.<text:bookmark-end text:name="observations-on-abstract-concrete-dimensions-in-my-data-related-to-gameplay-design-patterns."/></text:h>
      <text:list text:style-name="L27">
        <text:list-item>
          <text:p text:style-name="P32">positioning as intermediate</text:p>
        </text:list-item>
        <text:list-item>
          <text:p text:style-name="P32">looking at distinction in different studies in context</text:p>
        </text:list-item>
      </text:list>
      <text:p text:style-name="First_20_paragraph">I now returning to the proposal of GDPs as a useful intermediate level framework, given the framing of abstract in summary above, and explore this proposal using the findings of my research process.</text:p>
      <text:p text:style-name="Text_20_body"><text:span text:style-name="T1">positioning as intermediate</text:span></text:p>
      <text:p text:style-name="Text_20_body">Let us first re-examine the utility of term intermediate framework <text:reference-mark-start text:name="ZOTERO_ITEM CSL_CITATION {&quot;citationItems&quot;:[{&quot;itemData&quot;:{&quot;citation-key&quot;:&quot;eriksson_using_2019&quot;,&quot;id&quot;:&quot;eriksson_using_2019&quot;,&quot;publisher-place&quot;:&quot;Boise ID USA&quot;,&quot;DOI&quot;:&quot;10.1145/3311927.3323155&quot;,&quot;event-title&quot;:&quot;IDC '19: Interaction Design and Children&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title&quot;:&quot;Using Gameplay Design Patterns with Children in the Redesign of a Collaborative Co-located Game&quot;,&quot;page&quot;:&quot;15-25&quot;,&quot;publisher&quot;:&quot;ACM&quot;,&quot;URL&quot;:&quot;https://dl.acm.org/doi/10.1145/3311927.3323155&quot;,&quot;type&quot;:&quot;paper-conference&quot;,&quot;ISBN&quot;:&quot;978-1-4503-6690-8&quot;,&quot;accessed&quot;:{&quot;date-parts&quot;:[[&quot;2022&quot;,8,9]]},&quot;container-title&quot;:&quot;Proceedings of the 18th ACM International Conference on Interaction Design and Children&quot;,&quot;event-place&quot;:&quot;Boise ID USA&quot;,&quot;language&quot;:&quot;en&quot;},&quot;uris&quot;:[&quot;http://zotero.org/users/1913249/items/YJKSC8LM&quot;],&quot;prefix&quot;:&quot;&quot;,&quot;id&quot;:3745,&quot;uri&quot;:[&quot;http://zotero.org/users/1913249/items/YJKSC8LM&quot;],&quot;suffix&quot;:&quot;&quot;}],&quot;schema&quot;:&quot;https://github.com/citation-style-language/schema/raw/master/csl-citation.json&quot;,&quot;properties&quot;:{&quot;noteIndex&quot;:0,&quot;formattedCitation&quot;:&quot;[@eriksson_using_2019]&quot;},&quot;citationID&quot;:&quot;vbcyemfv&quot;} RNDhjwivraguq"/>&lt;Do Zotero Refresh: [@eriksson_using_2019]&gt;<text:reference-mark-end text:name="ZOTERO_ITEM CSL_CITATION {&quot;citationItems&quot;:[{&quot;itemData&quot;:{&quot;citation-key&quot;:&quot;eriksson_using_2019&quot;,&quot;id&quot;:&quot;eriksson_using_2019&quot;,&quot;publisher-place&quot;:&quot;Boise ID USA&quot;,&quot;DOI&quot;:&quot;10.1145/3311927.3323155&quot;,&quot;event-title&quot;:&quot;IDC '19: Interaction Design and Children&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title&quot;:&quot;Using Gameplay Design Patterns with Children in the Redesign of a Collaborative Co-located Game&quot;,&quot;page&quot;:&quot;15-25&quot;,&quot;publisher&quot;:&quot;ACM&quot;,&quot;URL&quot;:&quot;https://dl.acm.org/doi/10.1145/3311927.3323155&quot;,&quot;type&quot;:&quot;paper-conference&quot;,&quot;ISBN&quot;:&quot;978-1-4503-6690-8&quot;,&quot;accessed&quot;:{&quot;date-parts&quot;:[[&quot;2022&quot;,8,9]]},&quot;container-title&quot;:&quot;Proceedings of the 18th ACM International Conference on Interaction Design and Children&quot;,&quot;event-place&quot;:&quot;Boise ID USA&quot;,&quot;language&quot;:&quot;en&quot;},&quot;uris&quot;:[&quot;http://zotero.org/users/1913249/items/YJKSC8LM&quot;],&quot;prefix&quot;:&quot;&quot;,&quot;id&quot;:3745,&quot;uri&quot;:[&quot;http://zotero.org/users/1913249/items/YJKSC8LM&quot;],&quot;suffix&quot;:&quot;&quot;}],&quot;schema&quot;:&quot;https://github.com/citation-style-language/schema/raw/master/csl-citation.json&quot;,&quot;properties&quot;:{&quot;noteIndex&quot;:0,&quot;formattedCitation&quot;:&quot;[@eriksson_using_2019]&quot;},&quot;citationID&quot;:&quot;vbcyemfv&quot;} RNDhjwivraguq"/>. Does the framework provided by GDPs sit between a more abstract theory and concrete implementation given? Waite’s conception of LOA would place the implementation of each GDP at the highest level of abstraction. Whereas the more potentially transferable concepts of Wing’s take of CT would form a candidate for a higher generalisable theory which GDPs sit between that and concrete implementation. In the research of Eriksson et al (and the others) on GDPs <text:reference-mark-start text:name="ZOTERO_ITEM CSL_CITATION {&quot;citationItems&quot;:[{&quot;prefix&quot;:&quot;&quot;,&quot;id&quot;:3745,&quot;suppress-author&quot;:true,&quot;itemData&quot;:{&quot;citation-key&quot;:&quot;eriksson_using_2019&quot;,&quot;id&quot;:&quot;eriksson_using_2019&quot;,&quot;publisher-place&quot;:&quot;Boise ID USA&quot;,&quot;DOI&quot;:&quot;10.1145/3311927.3323155&quot;,&quot;event-title&quot;:&quot;IDC '19: Interaction Design and Children&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title&quot;:&quot;Using Gameplay Design Patterns with Children in the Redesign of a Collaborative Co-located Game&quot;,&quot;page&quot;:&quot;15-25&quot;,&quot;publisher&quot;:&quot;ACM&quot;,&quot;URL&quot;:&quot;https://dl.acm.org/doi/10.1145/3311927.3323155&quot;,&quot;type&quot;:&quot;paper-conference&quot;,&quot;ISBN&quot;:&quot;978-1-4503-6690-8&quot;,&quot;accessed&quot;:{&quot;date-parts&quot;:[[&quot;2022&quot;,8,9]]},&quot;container-title&quot;:&quot;Proceedings of the 18th ACM International Conference on Interaction Design and Children&quot;,&quot;event-place&quot;:&quot;Boise ID USA&quot;,&quot;language&quot;:&quot;en&quot;},&quot;uris&quot;:[&quot;http://zotero.org/users/1913249/items/YJKSC8LM&quot;],&quot;uri&quot;:[&quot;http://zotero.org/users/1913249/items/YJKSC8LM&quot;],&quot;suffix&quot;:&quot;&quot;}],&quot;schema&quot;:&quot;https://github.com/citation-style-language/schema/raw/master/csl-citation.json&quot;,&quot;properties&quot;:{&quot;noteIndex&quot;:0,&quot;formattedCitation&quot;:&quot;[-@eriksson_using_2019]&quot;},&quot;citationID&quot;:&quot;viffpcru&quot;} RNDsfkilgkneo"/>&lt;Do Zotero Refresh: [-@eriksson_using_2019]&gt;<text:reference-mark-end text:name="ZOTERO_ITEM CSL_CITATION {&quot;citationItems&quot;:[{&quot;prefix&quot;:&quot;&quot;,&quot;id&quot;:3745,&quot;suppress-author&quot;:true,&quot;itemData&quot;:{&quot;citation-key&quot;:&quot;eriksson_using_2019&quot;,&quot;id&quot;:&quot;eriksson_using_2019&quot;,&quot;publisher-place&quot;:&quot;Boise ID USA&quot;,&quot;DOI&quot;:&quot;10.1145/3311927.3323155&quot;,&quot;event-title&quot;:&quot;IDC '19: Interaction Design and Children&quot;,&quot;issued&quot;:{&quot;date-parts&quot;:[[&quot;2019&quot;,6,12]]},&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title&quot;:&quot;Using Gameplay Design Patterns with Children in the Redesign of a Collaborative Co-located Game&quot;,&quot;page&quot;:&quot;15-25&quot;,&quot;publisher&quot;:&quot;ACM&quot;,&quot;URL&quot;:&quot;https://dl.acm.org/doi/10.1145/3311927.3323155&quot;,&quot;type&quot;:&quot;paper-conference&quot;,&quot;ISBN&quot;:&quot;978-1-4503-6690-8&quot;,&quot;accessed&quot;:{&quot;date-parts&quot;:[[&quot;2022&quot;,8,9]]},&quot;container-title&quot;:&quot;Proceedings of the 18th ACM International Conference on Interaction Design and Children&quot;,&quot;event-place&quot;:&quot;Boise ID USA&quot;,&quot;language&quot;:&quot;en&quot;},&quot;uris&quot;:[&quot;http://zotero.org/users/1913249/items/YJKSC8LM&quot;],&quot;uri&quot;:[&quot;http://zotero.org/users/1913249/items/YJKSC8LM&quot;],&quot;suffix&quot;:&quot;&quot;}],&quot;schema&quot;:&quot;https://github.com/citation-style-language/schema/raw/master/csl-citation.json&quot;,&quot;properties&quot;:{&quot;noteIndex&quot;:0,&quot;formattedCitation&quot;:&quot;[-@eriksson_using_2019]&quot;},&quot;citationID&quot;:&quot;viffpcru&quot;} RNDsfkilgkneo"/>, the positioning as GDPs as an intermediate construct compared, the nature of the general theories are not clearly articulated. At this stage it is of value to looking past a potentially arbitrary placing of these levels of a hierarchy, to investigate instead the core value of the intermediate nature of the framework in the context of my research.</text:p>
      <text:p text:style-name="Text_20_body">ANYTHING HERE ON REPENNING?</text:p>
      <text:p text:style-name="Text_20_body"><text:span text:style-name="T1">The nature of intermediacy in the work of Eriksson et al and my own to framing analysis</text:span></text:p>
      <text:p text:style-name="Text_20_body">One of the more developed work in GDP as such a framework is in Eriksson et al. The context of their GDP study is distinct in that whereas the young people in the Stringforce study are making design suggestions to alter a game they are not making their own games by modifying computer code.</text:p>
      <text:p text:style-name="Text_20_body">This distinction is important as it drove a modification of their use of design patterns. Instead of a strongly coupled link between motivation, description and implementation articulated as a problem-solution structure which is present in convention conceptions of design patterns to focus only on descriptions of patterns rather than any detail of solution. In my design by contrast there is strong coupling between the role, description and implementation as illustrated by the structure of the supporting resources outlined in Chapter 5.</text:p>
      <text:p text:style-name="Text_20_body">This coupling bear examination in relation to the positioning of GDPs as a leading activity, as illustrated by my decision to treating the implementation of each GDPs as an activity system in itself. For participants, the framework of GDPs facilitates goal formation. Once engaged with this goal, participant can use the affordances of the design to traverse different LOA as articulated by Waite.</text:p>
      <text:p text:style-name="Text_20_body"><text:span text:style-name="T1">Turning to the utility</text:span></text:p>
      <text:p text:style-name="Text_20_body">Eriksson et al. note the utility of GDP concepts in several dimensions: as a lingua franca between researchers and participants; to help framing of analysis; and to help the inspiration of participants. ADD MORE. It should be noted that the greater part of this analysis focuses the utility for on the researcher rather than that of participants.</text:p>
      <text:p text:style-name="Text_20_body">Thus following section develops this line of research, making more explicit the observed and potential uses of GDPS in participant game making by participants, facilitators/teachers and researchers.</text:p>
      <text:h text:style-name="Heading_20_4" text:outline-level="4"><text:bookmark-start text:name="addressing-utility-for-participants"/>Addressing utility for participants<text:bookmark-end text:name="addressing-utility-for-participants"/></text:h>
      <text:p text:style-name="First_20_paragraph">Recapping previous examples in vignettes. etc.</text:p>
      <text:p text:style-name="Text_20_body">In computing eduction pattern based instruction has benefits of making complex problems more modular and concrete <text:reference-mark-start text:name="ZOTERO_ITEM CSL_CITATION {&quot;citationItems&quot;:[{&quot;itemData&quot;:{&quot;URL&quot;:&quot;https://dl.acm.org/doi/10.1145/1026487.1008025&quot;,&quot;id&quot;:&quot;muller_almost_2004-1&quot;,&quot;DOI&quot;:&quot;10.1145/1026487.1008025&quot;,&quot;ISSN&quot;:&quot;0097-8418&quot;,&quot;issued&quot;:{&quot;date-parts&quot;:[[&quot;2004&quot;,6,28]]},&quot;container-title-short&quot;:&quot;SIGCSE Bull.&quot;,&quot;author&quot;:[{&quot;given&quot;:&quot;Orna&quot;,&quot;family&quot;:&quot;Muller&quot;},{&quot;given&quot;:&quot;Bruria&quot;,&quot;family&quot;:&quot;Haberman&quot;},{&quot;given&quot;:&quot;Haim&quot;,&quot;family&quot;:&quot;Averbuch&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source&quot;:&quot;ACM Digital Library&quot;,&quot;title&quot;:&quot;(An almost) pedagogical pattern for pattern-based problem-solving instruction&quot;,&quot;page&quot;:&quot;102–106&quot;,&quot;container-title&quot;:&quot;ACM SIGCSE Bulletin&quot;,&quot;citation-key&quot;:&quot;muller_almost_2004-1&quot;,&quot;accessed&quot;:{&quot;date-parts&quot;:[[&quot;2024&quot;,2,27]]},&quot;volume&quot;:&quot;36&quot;,&quot;type&quot;:&quot;article-journal&quot;,&quot;issue&quot;:&quot;3&quot;},&quot;uris&quot;:[&quot;http://zotero.org/users/1913249/items/FWFHWXNI&quot;],&quot;prefix&quot;:&quot;&quot;,&quot;id&quot;:9297,&quot;uri&quot;:[&quot;http://zotero.org/users/1913249/items/FWFHWXNI&quot;],&quot;suffix&quot;:&quot;&quot;},{&quot;itemData&quot;:{&quot;citation-key&quot;:&quot;waite_teaching_2021&quot;,&quot;id&quot;:&quot;waite_teaching_2021&quot;,&quot;issued&quot;:{&quot;date-parts&quot;:[[&quot;2021&quot;]]},&quot;type&quot;:&quot;article-journal&quot;,&quot;title&quot;:&quot;Teaching programming in schools: A review of approaches and strategies&quot;,&quot;source&quot;:&quot;Zotero&quot;,&quot;language&quot;:&quot;en&quot;,&quot;author&quot;:[{&quot;given&quot;:&quot;Jane&quot;,&quot;family&quot;:&quot;Waite&quot;},{&quot;given&quot;:&quot;Sue&quot;,&quot;family&quot;:&quot;Sentance&quot;}]},&quot;uris&quot;:[&quot;http://zotero.org/users/1913249/items/6FFQNNUX&quot;],&quot;prefix&quot;:&quot;&quot;,&quot;id&quot;:9286,&quot;uri&quot;:[&quot;http://zotero.org/users/1913249/items/6FFQNNUX&quot;],&quot;suffix&quot;:&quot;&quot;}],&quot;schema&quot;:&quot;https://github.com/citation-style-language/schema/raw/master/csl-citation.json&quot;,&quot;properties&quot;:{&quot;noteIndex&quot;:0,&quot;formattedCitation&quot;:&quot;[@muller_almost_2004-1; @waite_teaching_2021]&quot;},&quot;citationID&quot;:&quot;ajjhtgqo&quot;} RNDxrvsiqanvq"/>&lt;Do Zotero Refresh: [@muller_almost_2004-1; @waite_teaching_2021]&gt;<text:reference-mark-end text:name="ZOTERO_ITEM CSL_CITATION {&quot;citationItems&quot;:[{&quot;itemData&quot;:{&quot;URL&quot;:&quot;https://dl.acm.org/doi/10.1145/1026487.1008025&quot;,&quot;id&quot;:&quot;muller_almost_2004-1&quot;,&quot;DOI&quot;:&quot;10.1145/1026487.1008025&quot;,&quot;ISSN&quot;:&quot;0097-8418&quot;,&quot;issued&quot;:{&quot;date-parts&quot;:[[&quot;2004&quot;,6,28]]},&quot;container-title-short&quot;:&quot;SIGCSE Bull.&quot;,&quot;author&quot;:[{&quot;given&quot;:&quot;Orna&quot;,&quot;family&quot;:&quot;Muller&quot;},{&quot;given&quot;:&quot;Bruria&quot;,&quot;family&quot;:&quot;Haberman&quot;},{&quot;given&quot;:&quot;Haim&quot;,&quot;family&quot;:&quot;Averbuch&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source&quot;:&quot;ACM Digital Library&quot;,&quot;title&quot;:&quot;(An almost) pedagogical pattern for pattern-based problem-solving instruction&quot;,&quot;page&quot;:&quot;102–106&quot;,&quot;container-title&quot;:&quot;ACM SIGCSE Bulletin&quot;,&quot;citation-key&quot;:&quot;muller_almost_2004-1&quot;,&quot;accessed&quot;:{&quot;date-parts&quot;:[[&quot;2024&quot;,2,27]]},&quot;volume&quot;:&quot;36&quot;,&quot;type&quot;:&quot;article-journal&quot;,&quot;issue&quot;:&quot;3&quot;},&quot;uris&quot;:[&quot;http://zotero.org/users/1913249/items/FWFHWXNI&quot;],&quot;prefix&quot;:&quot;&quot;,&quot;id&quot;:9297,&quot;uri&quot;:[&quot;http://zotero.org/users/1913249/items/FWFHWXNI&quot;],&quot;suffix&quot;:&quot;&quot;},{&quot;itemData&quot;:{&quot;citation-key&quot;:&quot;waite_teaching_2021&quot;,&quot;id&quot;:&quot;waite_teaching_2021&quot;,&quot;issued&quot;:{&quot;date-parts&quot;:[[&quot;2021&quot;]]},&quot;type&quot;:&quot;article-journal&quot;,&quot;title&quot;:&quot;Teaching programming in schools: A review of approaches and strategies&quot;,&quot;source&quot;:&quot;Zotero&quot;,&quot;language&quot;:&quot;en&quot;,&quot;author&quot;:[{&quot;given&quot;:&quot;Jane&quot;,&quot;family&quot;:&quot;Waite&quot;},{&quot;given&quot;:&quot;Sue&quot;,&quot;family&quot;:&quot;Sentance&quot;}]},&quot;uris&quot;:[&quot;http://zotero.org/users/1913249/items/6FFQNNUX&quot;],&quot;prefix&quot;:&quot;&quot;,&quot;id&quot;:9286,&quot;uri&quot;:[&quot;http://zotero.org/users/1913249/items/6FFQNNUX&quot;],&quot;suffix&quot;:&quot;&quot;}],&quot;schema&quot;:&quot;https://github.com/citation-style-language/schema/raw/master/csl-citation.json&quot;,&quot;properties&quot;:{&quot;noteIndex&quot;:0,&quot;formattedCitation&quot;:&quot;[@muller_almost_2004-1; @waite_teaching_2021]&quot;},&quot;citationID&quot;:&quot;ajjhtgqo&quot;} RNDxrvsiqanvq"/>.</text:p>
      <text:p text:style-name="Text_20_body">In terms of participant experiences, it is clear from this chapters findings that learners <text:span text:style-name="T2">are</text:span> shifting between LOA without explicit in the process of the use of and contribution to this learning design.</text:p>
      <text:p text:style-name="Text_20_body">The last chapter outlined the potential of GDP concepts, especially used within playtesting, to support these participant shifts in perspective.</text:p>
      <text:p text:style-name="Text_20_body">Of particular relevance regarding the utility for learners in this domain of abstract/concrete domain would be in</text:p>
      <text:list text:style-name="L28">
        <text:list-item>
          <text:p text:style-name="P33">Goal formation - in ideation, prioritisation.</text:p>
        </text:list-item>
        <text:list-item>
          <text:p text:style-name="P33">Navigation, structuring of resources and docs - and in a holistic sense<text:line-break/></text:p>
        </text:list-item>
        <text:list-item>
          <text:p text:style-name="P33">Division of Labour - at times the more abstract processes are left to the more competent partner</text:p>
        </text:list-item>
      </text:list>
      <text:p text:style-name="First_20_paragraph">Participant perspectives shift between the wider goal of making an engaging game for a real and imagined audience to a narrower goal of implementing a game design pattern and the technical actions and operations needed to complete it.</text:p>
      <text:p text:style-name="Text_20_body">Reflections in progression of design in P4 showed my reluctance to lead with or explicitly teach abstract concepts with CT. Further discussion on the dilemma of how explicit teaching of computational concepts should be in taken up in the following section addressing the perspective for designers / teachers.</text:p>
      <text:h text:style-name="Heading_20_4" text:outline-level="4"><text:bookmark-start text:name="addressing-utility-for-designers-teachers"/>Addressing utility for designers / teachers<text:bookmark-end text:name="addressing-utility-for-designers-teachers"/></text:h>
      <text:p text:style-name="First_20_paragraph">It follows that the concerns above are also relevant for designers who want to design for these aspects, and for facilitators and teachers in these fields.</text:p>
      <text:p text:style-name="Text_20_body">Turning to alignment with PBL research in (but perhaps not limited to) digital making,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tems&quot;:[{&quot;itemData&quot;:{&quot;citation-key&quot;:&quot;barron_doing_1998&quot;,&quot;id&quot;:&quot;barron_doing_1998&quot;,&quot;container-title&quot;:&quot;Journal of the Learning Sciences&quot;,&quot;page&quot;:&quot;271-311&quot;,&quot;URL&quot;:&quot;http://dx.doi.org/10.1080/10508406.1998.9672056&quot;,&quot;type&quot;:&quot;article-journal&quot;,&quot;title&quot;:&quot;Doing With Understanding: Lessons From Research on Problem- and Project-Based Learning&quot;,&quot;DOI&quot;:&quot;10.1080/10508406.1998.967205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N&quot;:&quot;1050-8406&quot;,&quot;issued&quot;:{&quot;date-parts&quot;:[[&quot;1998&quot;,7,1]]},&quot;source&quot;:&quot;Taylor and Francis+NEJM&quot;,&quot;accessed&quot;:{&quot;date-parts&quot;:[[&quot;2017&quot;,10,16]]},&quot;volume&quot;:&quot;7&quot;,&quot;title-short&quot;:&quot;Doing With Understanding&quot;,&quot;issue&quot;:&quot;3-4&quot;},&quot;uris&quot;:[&quot;http://zotero.org/users/1913249/items/4ZRWM3KG&quot;],&quot;locator&quot;:&quot;63&quot;,&quot;prefix&quot;:&quot;&quot;,&quot;id&quot;:1721,&quot;uri&quot;:[&quot;http://zotero.org/users/1913249/items/4ZRWM3KG&quot;]}],&quot;schema&quot;:&quot;https://github.com/citation-style-language/schema/raw/master/csl-citation.json&quot;,&quot;properties&quot;:{&quot;noteIndex&quot;:0,&quot;formattedCitation&quot;:&quot;[@barron_doing_1998, p.63]&quot;},&quot;citationID&quot;:&quot;qnkjsurd&quot;} RNDabreqsoaah"/>&lt;Do Zotero Refresh: [@barron_doing_1998, p.63]&gt;<text:reference-mark-end text:name="ZOTERO_ITEM CSL_CITATION {&quot;citationItems&quot;:[{&quot;itemData&quot;:{&quot;citation-key&quot;:&quot;barron_doing_1998&quot;,&quot;id&quot;:&quot;barron_doing_1998&quot;,&quot;container-title&quot;:&quot;Journal of the Learning Sciences&quot;,&quot;page&quot;:&quot;271-311&quot;,&quot;URL&quot;:&quot;http://dx.doi.org/10.1080/10508406.1998.9672056&quot;,&quot;type&quot;:&quot;article-journal&quot;,&quot;title&quot;:&quot;Doing With Understanding: Lessons From Research on Problem- and Project-Based Learning&quot;,&quot;DOI&quot;:&quot;10.1080/10508406.1998.967205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N&quot;:&quot;1050-8406&quot;,&quot;issued&quot;:{&quot;date-parts&quot;:[[&quot;1998&quot;,7,1]]},&quot;source&quot;:&quot;Taylor and Francis+NEJM&quot;,&quot;accessed&quot;:{&quot;date-parts&quot;:[[&quot;2017&quot;,10,16]]},&quot;volume&quot;:&quot;7&quot;,&quot;title-short&quot;:&quot;Doing With Understanding&quot;,&quot;issue&quot;:&quot;3-4&quot;},&quot;uris&quot;:[&quot;http://zotero.org/users/1913249/items/4ZRWM3KG&quot;],&quot;locator&quot;:&quot;63&quot;,&quot;prefix&quot;:&quot;&quot;,&quot;id&quot;:1721,&quot;uri&quot;:[&quot;http://zotero.org/users/1913249/items/4ZRWM3KG&quot;]}],&quot;schema&quot;:&quot;https://github.com/citation-style-language/schema/raw/master/csl-citation.json&quot;,&quot;properties&quot;:{&quot;noteIndex&quot;:0,&quot;formattedCitation&quot;:&quot;[@barron_doing_1998, p.63]&quot;},&quot;citationID&quot;:&quot;qnkjsurd&quot;} RNDabreqsoaah"/>.</text:p>
      <text:p text:style-name="Text_20_body">My reflections /data support a proposition that there is utility for <text:span text:style-name="T1">facilitators</text:span> to be aware of the level of abstraction both that present in different elements of project learning design and that of the concepts that learners are working with.</text:p>
      <text:p text:style-name="Text_20_body">As a challenge to Waite’s initial statement on the value of explicitly teaching abstraction, my own notes and reflections (see appendix.learning in particular) map cautioned me against explicit teaching of abstraction and imposing shifts in perspectives for fear of interrupting the flow of participant making. In this context I judged the imposition of an additional goal of understanding abstract curricular concepts as potentially counter productive to the overall aim of acculturation to game making tools and processes and developing an inclusive idioculture.</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tems&quot;:[{&quot;itemData&quot;:{&quot;citation-key&quot;:&quot;waite_abstraction_2018-1&quot;,&quot;id&quot;:&quot;waite_abstraction_2018-1&quot;,&quot;DOI&quot;:&quot;10.21585/ijcses.v2i1.23&quot;,&quot;ISSN&quot;:&quot;2513-8359&quot;,&quot;issued&quot;:{&quot;date-parts&quot;:[[&quot;2018&quot;,1,31]]},&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title&quot;:&quot;Abstraction in action: K-5 teachers' uses of levels of abstraction, particularly the design level, in teaching programming.&quot;,&quot;page&quot;:&quot;14-40&quot;,&quot;number&quot;:&quot;1&quot;,&quot;URL&quot;:&quot;https://ijcses.org/index.php/ijcses/article/view/23&quot;,&quot;type&quot;:&quot;article-journal&quot;,&quot;container-title&quot;:&quot;International Journal of Computer Science Education in Schools&quot;,&quot;accessed&quot;:{&quot;date-parts&quot;:[[&quot;2020&quot;,10,17]]},&quot;volume&quot;:&quot;2&quot;,&quot;language&quot;:&quot;en&quot;,&quot;license&quot;:&quot;Copyright (c) 2018 Jane Lisa Waite, Paul Curzon, William Marsh, Sue Sentance, Alex Hadwen-Bennett&quot;},&quot;uris&quot;:[&quot;http://zotero.org/users/1913249/items/8KSA6TV2&quot;],&quot;locator&quot;:&quot;21&quot;,&quot;prefix&quot;:&quot;&quot;,&quot;id&quot;:3663,&quot;uri&quot;:[&quot;http://zotero.org/users/1913249/items/8KSA6TV2&quot;]}],&quot;schema&quot;:&quot;https://github.com/citation-style-language/schema/raw/master/csl-citation.json&quot;,&quot;properties&quot;:{&quot;noteIndex&quot;:0,&quot;formattedCitation&quot;:&quot;[@waite_abstraction_2018-1, p.21]&quot;},&quot;citationID&quot;:&quot;grweirwq&quot;} RNDixeenvrxek"/>&lt;Do Zotero Refresh: [@waite_abstraction_2018-1, p.21]&gt;<text:reference-mark-end text:name="ZOTERO_ITEM CSL_CITATION {&quot;citationItems&quot;:[{&quot;itemData&quot;:{&quot;citation-key&quot;:&quot;waite_abstraction_2018-1&quot;,&quot;id&quot;:&quot;waite_abstraction_2018-1&quot;,&quot;DOI&quot;:&quot;10.21585/ijcses.v2i1.23&quot;,&quot;ISSN&quot;:&quot;2513-8359&quot;,&quot;issued&quot;:{&quot;date-parts&quot;:[[&quot;2018&quot;,1,31]]},&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title&quot;:&quot;Abstraction in action: K-5 teachers' uses of levels of abstraction, particularly the design level, in teaching programming.&quot;,&quot;page&quot;:&quot;14-40&quot;,&quot;number&quot;:&quot;1&quot;,&quot;URL&quot;:&quot;https://ijcses.org/index.php/ijcses/article/view/23&quot;,&quot;type&quot;:&quot;article-journal&quot;,&quot;container-title&quot;:&quot;International Journal of Computer Science Education in Schools&quot;,&quot;accessed&quot;:{&quot;date-parts&quot;:[[&quot;2020&quot;,10,17]]},&quot;volume&quot;:&quot;2&quot;,&quot;language&quot;:&quot;en&quot;,&quot;license&quot;:&quot;Copyright (c) 2018 Jane Lisa Waite, Paul Curzon, William Marsh, Sue Sentance, Alex Hadwen-Bennett&quot;},&quot;uris&quot;:[&quot;http://zotero.org/users/1913249/items/8KSA6TV2&quot;],&quot;locator&quot;:&quot;21&quot;,&quot;prefix&quot;:&quot;&quot;,&quot;id&quot;:3663,&quot;uri&quot;:[&quot;http://zotero.org/users/1913249/items/8KSA6TV2&quot;]}],&quot;schema&quot;:&quot;https://github.com/citation-style-language/schema/raw/master/csl-citation.json&quot;,&quot;properties&quot;:{&quot;noteIndex&quot;:0,&quot;formattedCitation&quot;:&quot;[@waite_abstraction_2018-1, p.21]&quot;},&quot;citationID&quot;:&quot;grweirwq&quot;} RNDixeenvrxek"/>. However, given that Waite’s subsequent research does not include examples of activity explicitly teaching abstraction <text:reference-mark-start text:name="ZOTERO_ITEM CSL_CITATION {&quot;citationItems&quot;:[{&quot;itemData&quot;:{&quot;citation-key&quot;:&quot;waite_abstraction_2018-1&quot;,&quot;id&quot;:&quot;waite_abstraction_2018-1&quot;,&quot;DOI&quot;:&quot;10.21585/ijcses.v2i1.23&quot;,&quot;ISSN&quot;:&quot;2513-8359&quot;,&quot;issued&quot;:{&quot;date-parts&quot;:[[&quot;2018&quot;,1,31]]},&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title&quot;:&quot;Abstraction in action: K-5 teachers' uses of levels of abstraction, particularly the design level, in teaching programming.&quot;,&quot;page&quot;:&quot;14-40&quot;,&quot;number&quot;:&quot;1&quot;,&quot;URL&quot;:&quot;https://ijcses.org/index.php/ijcses/article/view/23&quot;,&quot;type&quot;:&quot;article-journal&quot;,&quot;container-title&quot;:&quot;International Journal of Computer Science Education in Schools&quot;,&quot;accessed&quot;:{&quot;date-parts&quot;:[[&quot;2020&quot;,10,17]]},&quot;volume&quot;:&quot;2&quot;,&quot;language&quot;:&quot;en&quot;,&quot;license&quot;:&quot;Copyright (c) 2018 Jane Lisa Waite, Paul Curzon, William Marsh, Sue Sentance, Alex Hadwen-Bennett&quot;},&quot;uris&quot;:[&quot;http://zotero.org/users/1913249/items/8KSA6TV2&quot;],&quot;prefix&quot;:&quot;&quot;,&quot;id&quot;:3663,&quot;uri&quot;:[&quot;http://zotero.org/users/1913249/items/8KSA6TV2&quot;],&quot;suffix&quot;:&quot;&quot;},{&quot;itemData&quot;:{&quot;citation-key&quot;:&quot;sentance_teachers_2019&quot;,&quot;id&quot;:&quot;sentance_teachers_2019&quot;,&quot;publisher-place&quot;:&quot;Minneapolis MN USA&quot;,&quot;DOI&quot;:&quot;10.1145/3287324.3287477&quot;,&quot;event-title&quot;:&quot;SIGCSE '19: The 50th ACM Technical Symposium on Computer Science Education&quot;,&quot;issued&quot;:{&quot;date-parts&quot;:[[&quot;2019&quot;,2,22]]},&quot;author&quot;:[{&quot;given&quot;:&quot;Sue&quot;,&quot;family&quot;:&quot;Sentance&quot;},{&quot;given&quot;:&quot;Jane&quot;,&quot;family&quot;:&quot;Waite&quot;},{&quot;given&quot;:&quot;Maria&quot;,&quot;family&quot;:&quot;Kalli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source&quot;:&quot;DOI.org (Crossref)&quot;,&quot;title&quot;:&quot;Teachers' Experiences of using PRIMM to Teach Programming in School&quot;,&quot;page&quot;:&quot;476-482&quot;,&quot;publisher&quot;:&quot;ACM&quot;,&quot;URL&quot;:&quot;https://dl.acm.org/doi/10.1145/3287324.3287477&quot;,&quot;type&quot;:&quot;paper-conference&quot;,&quot;ISBN&quot;:&quot;978-1-4503-5890-3&quot;,&quot;accessed&quot;:{&quot;date-parts&quot;:[[&quot;2020&quot;,10,17]]},&quot;container-title&quot;:&quot;Proceedings of the 50th ACM Technical Symposium on Computer Science Education&quot;,&quot;event-place&quot;:&quot;Minneapolis MN USA&quot;,&quot;language&quot;:&quot;en&quot;},&quot;uris&quot;:[&quot;http://zotero.org/users/1913249/items/7X4E3FII&quot;],&quot;prefix&quot;:&quot;&quot;,&quot;id&quot;:3664,&quot;uri&quot;:[&quot;http://zotero.org/users/1913249/items/7X4E3FII&quot;],&quot;suffix&quot;:&quot;&quot;},{&quot;itemData&quot;:{&quot;citation-key&quot;:&quot;sentance_teaching_2019&quot;,&quot;id&quot;:&quot;sentance_teaching_2019&quot;,&quot;DOI&quot;:&quot;10.1080/08993408.2019.1608781&quot;,&quot;ISSN&quot;:&quot;0899-3408&quot;,&quot;issued&quot;:{&quot;date-parts&quot;:[[&quot;2019&quot;,7,3]]},&quot;title-short&quot;:&quot;Teaching computer programming with PRIMM&quot;,&quot;issue&quot;:&quot;2-3&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title&quot;:&quot;Teaching computer programming with PRIMM: a sociocultural perspective&quot;,&quot;page&quot;:&quot;136-176&quot;,&quot;publisher&quot;:&quot;Routledge&quot;,&quot;URL&quot;:&quot;https://doi.org/10.1080/08993408.2019.1608781&quot;,&quot;accessed&quot;:{&quot;date-parts&quot;:[[&quot;2023&quot;,3,15]]},&quot;volume&quot;:&quot;29&quot;,&quot;container-title&quot;:&quot;Computer Science Education&quot;,&quot;type&quot;:&quot;article-journal&quot;},&quot;uris&quot;:[&quot;http://zotero.org/users/1913249/items/UVA9VT54&quot;],&quot;prefix&quot;:&quot;&quot;,&quot;id&quot;:3685,&quot;uri&quot;:[&quot;http://zotero.org/users/1913249/items/UVA9VT54&quot;],&quot;suffix&quot;:&quot;&quot;}],&quot;schema&quot;:&quot;https://github.com/citation-style-language/schema/raw/master/csl-citation.json&quot;,&quot;properties&quot;:{&quot;noteIndex&quot;:0,&quot;formattedCitation&quot;:&quot;[@waite_abstraction_2018-1; @sentance_teachers_2019; @sentance_teaching_2019]&quot;},&quot;citationID&quot;:&quot;swotygyo&quot;} RNDymoyuvprzy"/>&lt;Do Zotero Refresh: [@waite_abstraction_2018-1; @sentance_teachers_2019; @sentance_teaching_2019]&gt;<text:reference-mark-end text:name="ZOTERO_ITEM CSL_CITATION {&quot;citationItems&quot;:[{&quot;itemData&quot;:{&quot;citation-key&quot;:&quot;waite_abstraction_2018-1&quot;,&quot;id&quot;:&quot;waite_abstraction_2018-1&quot;,&quot;DOI&quot;:&quot;10.21585/ijcses.v2i1.23&quot;,&quot;ISSN&quot;:&quot;2513-8359&quot;,&quot;issued&quot;:{&quot;date-parts&quot;:[[&quot;2018&quot;,1,31]]},&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ource&quot;:&quot;ijcses.org&quot;,&quot;title&quot;:&quot;Abstraction in action: K-5 teachers' uses of levels of abstraction, particularly the design level, in teaching programming.&quot;,&quot;page&quot;:&quot;14-40&quot;,&quot;number&quot;:&quot;1&quot;,&quot;URL&quot;:&quot;https://ijcses.org/index.php/ijcses/article/view/23&quot;,&quot;type&quot;:&quot;article-journal&quot;,&quot;container-title&quot;:&quot;International Journal of Computer Science Education in Schools&quot;,&quot;accessed&quot;:{&quot;date-parts&quot;:[[&quot;2020&quot;,10,17]]},&quot;volume&quot;:&quot;2&quot;,&quot;language&quot;:&quot;en&quot;,&quot;license&quot;:&quot;Copyright (c) 2018 Jane Lisa Waite, Paul Curzon, William Marsh, Sue Sentance, Alex Hadwen-Bennett&quot;},&quot;uris&quot;:[&quot;http://zotero.org/users/1913249/items/8KSA6TV2&quot;],&quot;prefix&quot;:&quot;&quot;,&quot;id&quot;:3663,&quot;uri&quot;:[&quot;http://zotero.org/users/1913249/items/8KSA6TV2&quot;],&quot;suffix&quot;:&quot;&quot;},{&quot;itemData&quot;:{&quot;citation-key&quot;:&quot;sentance_teachers_2019&quot;,&quot;id&quot;:&quot;sentance_teachers_2019&quot;,&quot;publisher-place&quot;:&quot;Minneapolis MN USA&quot;,&quot;DOI&quot;:&quot;10.1145/3287324.3287477&quot;,&quot;event-title&quot;:&quot;SIGCSE '19: The 50th ACM Technical Symposium on Computer Science Education&quot;,&quot;issued&quot;:{&quot;date-parts&quot;:[[&quot;2019&quot;,2,22]]},&quot;author&quot;:[{&quot;given&quot;:&quot;Sue&quot;,&quot;family&quot;:&quot;Sentance&quot;},{&quot;given&quot;:&quot;Jane&quot;,&quot;family&quot;:&quot;Waite&quot;},{&quot;given&quot;:&quot;Maria&quot;,&quot;family&quot;:&quot;Kalli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source&quot;:&quot;DOI.org (Crossref)&quot;,&quot;title&quot;:&quot;Teachers' Experiences of using PRIMM to Teach Programming in School&quot;,&quot;page&quot;:&quot;476-482&quot;,&quot;publisher&quot;:&quot;ACM&quot;,&quot;URL&quot;:&quot;https://dl.acm.org/doi/10.1145/3287324.3287477&quot;,&quot;type&quot;:&quot;paper-conference&quot;,&quot;ISBN&quot;:&quot;978-1-4503-5890-3&quot;,&quot;accessed&quot;:{&quot;date-parts&quot;:[[&quot;2020&quot;,10,17]]},&quot;container-title&quot;:&quot;Proceedings of the 50th ACM Technical Symposium on Computer Science Education&quot;,&quot;event-place&quot;:&quot;Minneapolis MN USA&quot;,&quot;language&quot;:&quot;en&quot;},&quot;uris&quot;:[&quot;http://zotero.org/users/1913249/items/7X4E3FII&quot;],&quot;prefix&quot;:&quot;&quot;,&quot;id&quot;:3664,&quot;uri&quot;:[&quot;http://zotero.org/users/1913249/items/7X4E3FII&quot;],&quot;suffix&quot;:&quot;&quot;},{&quot;itemData&quot;:{&quot;citation-key&quot;:&quot;sentance_teaching_2019&quot;,&quot;id&quot;:&quot;sentance_teaching_2019&quot;,&quot;DOI&quot;:&quot;10.1080/08993408.2019.1608781&quot;,&quot;ISSN&quot;:&quot;0899-3408&quot;,&quot;issued&quot;:{&quot;date-parts&quot;:[[&quot;2019&quot;,7,3]]},&quot;title-short&quot;:&quot;Teaching computer programming with PRIMM&quot;,&quot;issue&quot;:&quot;2-3&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title&quot;:&quot;Teaching computer programming with PRIMM: a sociocultural perspective&quot;,&quot;page&quot;:&quot;136-176&quot;,&quot;publisher&quot;:&quot;Routledge&quot;,&quot;URL&quot;:&quot;https://doi.org/10.1080/08993408.2019.1608781&quot;,&quot;accessed&quot;:{&quot;date-parts&quot;:[[&quot;2023&quot;,3,15]]},&quot;volume&quot;:&quot;29&quot;,&quot;container-title&quot;:&quot;Computer Science Education&quot;,&quot;type&quot;:&quot;article-journal&quot;},&quot;uris&quot;:[&quot;http://zotero.org/users/1913249/items/UVA9VT54&quot;],&quot;prefix&quot;:&quot;&quot;,&quot;id&quot;:3685,&quot;uri&quot;:[&quot;http://zotero.org/users/1913249/items/UVA9VT54&quot;],&quot;suffix&quot;:&quot;&quot;}],&quot;schema&quot;:&quot;https://github.com/citation-style-language/schema/raw/master/csl-citation.json&quot;,&quot;properties&quot;:{&quot;noteIndex&quot;:0,&quot;formattedCitation&quot;:&quot;[@waite_abstraction_2018-1; @sentance_teachers_2019; @sentance_teaching_2019]&quot;},&quot;citationID&quot;:&quot;swotygyo&quot;} RNDymoyuvprzy"/>, what counts as explicit teaching of abstraction is not clear.</text:p>
      <text:p text:style-name="Text_20_body">This question returns us to issues of how much such abstraction and other elements of abstract CT are concepts that need to be explicitly taught or something which is picked up an embedded skill through a more bricolage approach.</text:p>
      <text:p text:style-name="Text_20_body">As explored in Chapter 2 the literature review paints a very mixed picture in this regard and while it is problematised in relation to agency development later, this research doesn’t negate the value of explicit teaching of computational thinking,</text:p>
      <text:p text:style-name="Text_20_body">However this research contends that GDPs are a more suitable accessible framework than that of computational thinking when making games and as such should be the leading and guiding pedagogical framework. If a knowledge of CT is needed by the learning context then it could be profitably explored in other ways. For example, developing resources suitable for such reflection, for instance a learning map to be used by participants and teachers as explred in P4 . Linking from docs to descriptions of the characteristics. Thus not a leading pedagogical framework but a map of possible skills and concepts made possible by the leading activity.</text:p>
      <text:h text:style-name="Heading_20_3" text:outline-level="3"><text:bookmark-start text:name="how-my-research-contributes-in-this-area---particularly-in-the-conception-of-different-pedagogies."/>How my research contributes in this area - particularly in the conception of different pedagogies.<text:bookmark-end text:name="how-my-research-contributes-in-this-area---particularly-in-the-conception-of-different-pedagogies."/></text:h>
      <text:h text:style-name="Heading_20_4" text:outline-level="4"><text:bookmark-start text:name="comparing-my-pedagogical-framing-regarding-dimensions-of-abstract-concrete-with-existing-research"/>Comparing my pedagogical framing regarding dimensions of abstract/ concrete with existing research<text:bookmark-end text:name="comparing-my-pedagogical-framing-regarding-dimensions-of-abstract-concrete-with-existing-research"/></text:h>
      <text:p text:style-name="First_20_paragraph">The evidence and examples surfaced in this paragraph support a view of a collection of GDPs, as an productive research and pedagogical framework. The data of the last chapter contributes a series of grounded pedagogical instances via examples which map a concrete pedagogical process to theoretical observations.</text:p>
      <text:p text:style-name="Text_20_body">As concept was originally framed in terms of it’s utility for researchers in HCI, the refaming of the last section to explore its utility from the perspective of learners and teachers also requires a change in terminology. Instead of an <text:span text:style-name="T2">intermediate framework</text:span>, I propose the term <text:span text:style-name="T2">gateway framework</text:span> to avoid the confusion explored earlier in terms of position within a hierarchy.</text:p>
      <text:p text:style-name="Text_20_body">Within this line of inquiry concerning navigation of different levels of abstraction within this process, the characteristics of such a framework would be that it:</text:p>
      <text:list text:style-name="L29">
        <text:list-item>
          <text:p text:style-name="P34">guides learners to use GDPs as their primary leading activity, or object in CHAT terms</text:p>
        </text:list-item>
        <text:list-item>
          <text:p text:style-name="P34">provide a documentation supporting structure aligned to these sub-goals</text:p>
        </text:list-item>
        <text:list-item>
          <text:p text:style-name="P34">is strongly coupled with object output, ideally via rapid responses</text:p>
        </text:list-item>
      </text:list>
      <text:p text:style-name="First_20_paragraph">This gateway framework driven by strong coupling between levels of abstraction, may also facilitate reflection structured using the learning map. This was an area of development in P4, with a diagram expressed which drew on the concept of semantic waves DROP OR REVISE?. This is an strong candidate for further research.</text:p>
      <text:p text:style-name="Text_20_body">PERHAPS BRING UP UP TO DATE ISSUE OF TRANSFER. - BUT PERHAPS LEAVE FOR CONCLUSION. NOTE ALSO THE BALANCE BETWEEN CT CONCRETE SKILLS AND TRANSFER IN <text:reference-mark-start text:name="ZOTERO_ITEM CSL_CITATION {&quot;citationItems&quot;:[{&quot;itemData&quot;:{&quot;citation-key&quot;:&quot;kynigos_modifying_2020&quot;,&quot;id&quot;:&quot;kynigos_modifying_2020&quot;,&quot;DOI&quot;:&quot;10.1111/bjet.12898&quot;,&quot;ISSN&quot;:&quot;1467-8535&quot;,&quot;issued&quot;:{&quot;date-parts&quot;:[[&quot;2020&quot;]]},&quot;title-short&quot;:&quot;Modifying games with ChoiCo&quot;,&quot;issue&quot;:&quot;6&quot;,&quot;author&quot;:[{&quot;given&quot;:&quot;Chronis&quot;,&quot;family&quot;:&quot;Kynigos&quot;},{&quot;given&quot;:&quot;Marianthi&quot;,&quot;family&quot;:&quot;Grizioti&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source&quot;:&quot;Wiley Online Library&quot;,&quot;title&quot;:&quot;Modifying games with ChoiCo: Integrated affordances and engineered bugs for computational thinking&quot;,&quot;page&quot;:&quot;2252-2267&quot;,&quot;container-title&quot;:&quot;British Journal of Educational Technology&quot;,&quot;URL&quot;:&quot;https://onlinelibrary.wiley.com/doi/abs/10.1111/bjet.12898&quot;,&quot;type&quot;:&quot;article-journal&quot;,&quot;accessed&quot;:{&quot;date-parts&quot;:[[&quot;2023&quot;,6,12]]},&quot;volume&quot;:&quot;51&quot;,&quot;language&quot;:&quot;en&quot;,&quot;license&quot;:&quot;© 2020 British Educational Research Association&quot;},&quot;uris&quot;:[&quot;http://zotero.org/users/1913249/items/2IJWQ7QD&quot;],&quot;prefix&quot;:&quot;&quot;,&quot;id&quot;:8688,&quot;uri&quot;:[&quot;http://zotero.org/users/1913249/items/2IJWQ7QD&quot;],&quot;suffix&quot;:&quot;&quot;}],&quot;schema&quot;:&quot;https://github.com/citation-style-language/schema/raw/master/csl-citation.json&quot;,&quot;properties&quot;:{&quot;noteIndex&quot;:0,&quot;formattedCitation&quot;:&quot;[@kynigos_modifying_2020]&quot;},&quot;citationID&quot;:&quot;iwpqtuug&quot;} RNDpmeuwwrkpp"/>&lt;Do Zotero Refresh: [@kynigos_modifying_2020]&gt;<text:reference-mark-end text:name="ZOTERO_ITEM CSL_CITATION {&quot;citationItems&quot;:[{&quot;itemData&quot;:{&quot;citation-key&quot;:&quot;kynigos_modifying_2020&quot;,&quot;id&quot;:&quot;kynigos_modifying_2020&quot;,&quot;DOI&quot;:&quot;10.1111/bjet.12898&quot;,&quot;ISSN&quot;:&quot;1467-8535&quot;,&quot;issued&quot;:{&quot;date-parts&quot;:[[&quot;2020&quot;]]},&quot;title-short&quot;:&quot;Modifying games with ChoiCo&quot;,&quot;issue&quot;:&quot;6&quot;,&quot;author&quot;:[{&quot;given&quot;:&quot;Chronis&quot;,&quot;family&quot;:&quot;Kynigos&quot;},{&quot;given&quot;:&quot;Marianthi&quot;,&quot;family&quot;:&quot;Grizioti&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source&quot;:&quot;Wiley Online Library&quot;,&quot;title&quot;:&quot;Modifying games with ChoiCo: Integrated affordances and engineered bugs for computational thinking&quot;,&quot;page&quot;:&quot;2252-2267&quot;,&quot;container-title&quot;:&quot;British Journal of Educational Technology&quot;,&quot;URL&quot;:&quot;https://onlinelibrary.wiley.com/doi/abs/10.1111/bjet.12898&quot;,&quot;type&quot;:&quot;article-journal&quot;,&quot;accessed&quot;:{&quot;date-parts&quot;:[[&quot;2023&quot;,6,12]]},&quot;volume&quot;:&quot;51&quot;,&quot;language&quot;:&quot;en&quot;,&quot;license&quot;:&quot;© 2020 British Educational Research Association&quot;},&quot;uris&quot;:[&quot;http://zotero.org/users/1913249/items/2IJWQ7QD&quot;],&quot;prefix&quot;:&quot;&quot;,&quot;id&quot;:8688,&quot;uri&quot;:[&quot;http://zotero.org/users/1913249/items/2IJWQ7QD&quot;],&quot;suffix&quot;:&quot;&quot;}],&quot;schema&quot;:&quot;https://github.com/citation-style-language/schema/raw/master/csl-citation.json&quot;,&quot;properties&quot;:{&quot;noteIndex&quot;:0,&quot;formattedCitation&quot;:&quot;[@kynigos_modifying_2020]&quot;},&quot;citationID&quot;:&quot;iwpqtuug&quot;} RNDpmeuwwrkpp"/></text:p>
      <text:h text:style-name="Heading_20_3" text:outline-level="3"><text:bookmark-start text:name="link-to-next-section-and-signposting-final-discussion-section"/>Link to next section and signposting final discussion section<text:bookmark-end text:name="link-to-next-section-and-signposting-final-discussion-section"/></text:h>
      <text:p text:style-name="First_20_paragraph">In the previous analysis of the use of GDPs through the lens of research on the aspect and concrete dimensions in computing education, there is an alignment with the personal dimension of knowledge highlighted in the previous chapter. As noted in Chapter 2, much research on the learning to coding has focused chiefly on this aspect of personal knowledge construction, neglected this social and perspectives typified by socio-cultural approaches [find source]. This trend is exemplified by a comparison of Wing and Papert’s conceptions of computational thinking <text:reference-mark-start text:name="ZOTERO_ITEM CSL_CITATION {&quot;citationItems&quot;:[{&quot;itemData&quot;:{&quot;citation-key&quot;:&quot;lodi_computational_2021&quot;,&quot;id&quot;:&quot;lodi_computational_2021&quot;,&quot;DOI&quot;:&quot;10.1007/s11191-021-00202-5&quot;,&quot;ISSN&quot;:&quot;1573-1901&quot;,&quot;issued&quot;:{&quot;date-parts&quot;:[[&quot;2021&quot;,8,1]]},&quot;container-title-short&quot;:&quot;Sci &amp; Educ&quot;,&quot;author&quot;:[{&quot;given&quot;:&quot;Michael&quot;,&quot;family&quot;:&quot;Lodi&quot;},{&quot;given&quot;:&quot;Simone&quot;,&quot;family&quot;:&quot;Martini&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source&quot;:&quot;Springer Link&quot;,&quot;title&quot;:&quot;Computational Thinking, Between Papert and Wing&quot;,&quot;page&quot;:&quot;883-908&quot;,&quot;type&quot;:&quot;article-journal&quot;,&quot;URL&quot;:&quot;https://doi.org/10.1007/s11191-021-00202-5&quot;,&quot;container-title&quot;:&quot;Science &amp; Education&quot;,&quot;accessed&quot;:{&quot;date-parts&quot;:[[&quot;2023&quot;,3,14]]},&quot;volume&quot;:&quot;30&quot;,&quot;language&quot;:&quot;en&quot;,&quot;issue&quot;:&quot;4&quot;},&quot;uris&quot;:[&quot;http://zotero.org/users/1913249/items/SZW59GAB&quot;],&quot;prefix&quot;:&quot;&quot;,&quot;id&quot;:3696,&quot;uri&quot;:[&quot;http://zotero.org/users/1913249/items/SZW59GAB&quot;],&quot;suffix&quot;:&quot;&quot;}],&quot;schema&quot;:&quot;https://github.com/citation-style-language/schema/raw/master/csl-citation.json&quot;,&quot;properties&quot;:{&quot;noteIndex&quot;:0,&quot;formattedCitation&quot;:&quot;[@lodi_computational_2021]&quot;},&quot;citationID&quot;:&quot;qodpasnv&quot;} RNDncmnbvkqld"/>&lt;Do Zotero Refresh: [@lodi_computational_2021]&gt;<text:reference-mark-end text:name="ZOTERO_ITEM CSL_CITATION {&quot;citationItems&quot;:[{&quot;itemData&quot;:{&quot;citation-key&quot;:&quot;lodi_computational_2021&quot;,&quot;id&quot;:&quot;lodi_computational_2021&quot;,&quot;DOI&quot;:&quot;10.1007/s11191-021-00202-5&quot;,&quot;ISSN&quot;:&quot;1573-1901&quot;,&quot;issued&quot;:{&quot;date-parts&quot;:[[&quot;2021&quot;,8,1]]},&quot;container-title-short&quot;:&quot;Sci &amp; Educ&quot;,&quot;author&quot;:[{&quot;given&quot;:&quot;Michael&quot;,&quot;family&quot;:&quot;Lodi&quot;},{&quot;given&quot;:&quot;Simone&quot;,&quot;family&quot;:&quot;Martini&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source&quot;:&quot;Springer Link&quot;,&quot;title&quot;:&quot;Computational Thinking, Between Papert and Wing&quot;,&quot;page&quot;:&quot;883-908&quot;,&quot;type&quot;:&quot;article-journal&quot;,&quot;URL&quot;:&quot;https://doi.org/10.1007/s11191-021-00202-5&quot;,&quot;container-title&quot;:&quot;Science &amp; Education&quot;,&quot;accessed&quot;:{&quot;date-parts&quot;:[[&quot;2023&quot;,3,14]]},&quot;volume&quot;:&quot;30&quot;,&quot;language&quot;:&quot;en&quot;,&quot;issue&quot;:&quot;4&quot;},&quot;uris&quot;:[&quot;http://zotero.org/users/1913249/items/SZW59GAB&quot;],&quot;prefix&quot;:&quot;&quot;,&quot;id&quot;:3696,&quot;uri&quot;:[&quot;http://zotero.org/users/1913249/items/SZW59GAB&quot;],&quot;suffix&quot;:&quot;&quot;}],&quot;schema&quot;:&quot;https://github.com/citation-style-language/schema/raw/master/csl-citation.json&quot;,&quot;properties&quot;:{&quot;noteIndex&quot;:0,&quot;formattedCitation&quot;:&quot;[@lodi_computational_2021]&quot;},&quot;citationID&quot;:&quot;qodpasnv&quot;} RNDncmnbvkqld"/>, with the latter’s additional focus on the community application of created projects forms the motivational basis of much of constructionism in the process of creating objects to share. Thus, the issue at hand transcends concepts of efficacy of how to support the coding process to address the underlying goals of the activity. Following the legacy of constructionism to the present day, the articulation of Resnick of computational fluency, addresses the limitations of research focusing too narrowly on technical approaches rather than their expressive potential (and thus withing a community) <text:reference-mark-start text:name="ZOTERO_ITEM CSL_CITATION {&quot;citationItems&quot;:[{&quot;itemData&quot;:{&quot;citation-key&quot;:&quot;resnick_coding_2020&quot;,&quot;id&quot;:&quot;resnick_coding_2020&quot;,&quot;DOI&quot;:&quot;10.1145/3375546&quot;,&quot;ISSN&quot;:&quot;0001-0782, 1557-7317&quot;,&quot;issued&quot;:{&quot;date-parts&quot;:[[&quot;2020&quot;,10,22]]},&quot;container-title-short&quot;:&quot;Commun. ACM&quot;,&quot;author&quot;:[{&quot;given&quot;:&quot;Mitchel&quot;,&quot;family&quot;:&quot;Resnick&quot;},{&quot;given&quot;:&quot;Natalie&quot;,&quot;family&quot;:&quot;Rusk&quot;}],&quot;abstract&quot;:&quot;While millions of students worldwide have enjoyed coding experiences over the last decade, the next challenge is spreading educational values and approaches.&quot;,&quot;source&quot;:&quot;DOI.org (Crossref)&quot;,&quot;title&quot;:&quot;Coding at a crossroads&quot;,&quot;page&quot;:&quot;120-127&quot;,&quot;type&quot;:&quot;article-journal&quot;,&quot;URL&quot;:&quot;https://dl.acm.org/doi/10.1145/3375546&quot;,&quot;container-title&quot;:&quot;Communications of the ACM&quot;,&quot;accessed&quot;:{&quot;date-parts&quot;:[[&quot;2021&quot;,12,21]]},&quot;volume&quot;:&quot;63&quot;,&quot;language&quot;:&quot;en&quot;,&quot;issue&quot;:&quot;11&quot;},&quot;uris&quot;:[&quot;http://zotero.org/users/1913249/items/VYS48CXK&quot;],&quot;prefix&quot;:&quot;&quot;,&quot;id&quot;:3,&quot;uri&quot;:[&quot;http://zotero.org/users/1913249/items/VYS48CXK&quot;],&quot;suffix&quot;:&quot;&quot;}],&quot;schema&quot;:&quot;https://github.com/citation-style-language/schema/raw/master/csl-citation.json&quot;,&quot;properties&quot;:{&quot;noteIndex&quot;:0,&quot;formattedCitation&quot;:&quot;[@resnick_coding_2020]&quot;},&quot;citationID&quot;:&quot;kgkasovp&quot;} RNDlmzbbqpffq"/>&lt;Do Zotero Refresh: [@resnick_coding_2020]&gt;<text:reference-mark-end text:name="ZOTERO_ITEM CSL_CITATION {&quot;citationItems&quot;:[{&quot;itemData&quot;:{&quot;citation-key&quot;:&quot;resnick_coding_2020&quot;,&quot;id&quot;:&quot;resnick_coding_2020&quot;,&quot;DOI&quot;:&quot;10.1145/3375546&quot;,&quot;ISSN&quot;:&quot;0001-0782, 1557-7317&quot;,&quot;issued&quot;:{&quot;date-parts&quot;:[[&quot;2020&quot;,10,22]]},&quot;container-title-short&quot;:&quot;Commun. ACM&quot;,&quot;author&quot;:[{&quot;given&quot;:&quot;Mitchel&quot;,&quot;family&quot;:&quot;Resnick&quot;},{&quot;given&quot;:&quot;Natalie&quot;,&quot;family&quot;:&quot;Rusk&quot;}],&quot;abstract&quot;:&quot;While millions of students worldwide have enjoyed coding experiences over the last decade, the next challenge is spreading educational values and approaches.&quot;,&quot;source&quot;:&quot;DOI.org (Crossref)&quot;,&quot;title&quot;:&quot;Coding at a crossroads&quot;,&quot;page&quot;:&quot;120-127&quot;,&quot;type&quot;:&quot;article-journal&quot;,&quot;URL&quot;:&quot;https://dl.acm.org/doi/10.1145/3375546&quot;,&quot;container-title&quot;:&quot;Communications of the ACM&quot;,&quot;accessed&quot;:{&quot;date-parts&quot;:[[&quot;2021&quot;,12,21]]},&quot;volume&quot;:&quot;63&quot;,&quot;language&quot;:&quot;en&quot;,&quot;issue&quot;:&quot;11&quot;},&quot;uris&quot;:[&quot;http://zotero.org/users/1913249/items/VYS48CXK&quot;],&quot;prefix&quot;:&quot;&quot;,&quot;id&quot;:3,&quot;uri&quot;:[&quot;http://zotero.org/users/1913249/items/VYS48CXK&quot;],&quot;suffix&quot;:&quot;&quot;}],&quot;schema&quot;:&quot;https://github.com/citation-style-language/schema/raw/master/csl-citation.json&quot;,&quot;properties&quot;:{&quot;noteIndex&quot;:0,&quot;formattedCitation&quot;:&quot;[@resnick_coding_2020]&quot;},&quot;citationID&quot;:&quot;kgkasovp&quot;} RNDlmzbbqpffq"/> and focused on toolsets rather than pedagogies <text:reference-mark-start text:name="ZOTERO_ITEM CSL_CITATION {&quot;citationItems&quot;:[{&quot;itemData&quot;:{&quot;citation-key&quot;:&quot;resnick_seeds_2020&quot;,&quot;id&quot;:&quot;resnick_seeds_2020&quot;,&quot;container-title&quot;:&quot;Medium&quot;,&quot;title&quot;:&quot;The Seeds That Seymour Sowed&quot;,&quot;type&quot;:&quot;post-weblog&quot;,&quot;issued&quot;:{&quot;date-parts&quot;:[[&quot;2020&quot;,10,16]]},&quot;URL&quot;:&quot;https://mres.medium.com/the-seeds-that-seymour-sowed-c2860379617b&quot;,&quot;accessed&quot;:{&quot;date-parts&quot;:[[&quot;2025&quot;,2,25]]},&quot;author&quot;:[{&quot;given&quot;:&quot;Mitchel&quot;,&quot;family&quot;:&quot;Resnick&quot;}],&quot;language&quot;:&quot;en&quot;,&quot;abstract&quot;:&quot;(I wrote this essay as the Foreword to the new edition of Seymour Papert’s classic book Mindstorms.)&quot;},&quot;uris&quot;:[&quot;http://zotero.org/users/1913249/items/8ES6UUHW&quot;],&quot;prefix&quot;:&quot;&quot;,&quot;id&quot;:10125,&quot;uri&quot;:[&quot;http://zotero.org/users/1913249/items/8ES6UUHW&quot;],&quot;suffix&quot;:&quot;&quot;}],&quot;schema&quot;:&quot;https://github.com/citation-style-language/schema/raw/master/csl-citation.json&quot;,&quot;properties&quot;:{&quot;noteIndex&quot;:0,&quot;formattedCitation&quot;:&quot;[@resnick_seeds_2020]&quot;},&quot;citationID&quot;:&quot;ytmlwyyx&quot;} RNDtinfmymwze"/>&lt;Do Zotero Refresh: [@resnick_seeds_2020]&gt;<text:reference-mark-end text:name="ZOTERO_ITEM CSL_CITATION {&quot;citationItems&quot;:[{&quot;itemData&quot;:{&quot;citation-key&quot;:&quot;resnick_seeds_2020&quot;,&quot;id&quot;:&quot;resnick_seeds_2020&quot;,&quot;container-title&quot;:&quot;Medium&quot;,&quot;title&quot;:&quot;The Seeds That Seymour Sowed&quot;,&quot;type&quot;:&quot;post-weblog&quot;,&quot;issued&quot;:{&quot;date-parts&quot;:[[&quot;2020&quot;,10,16]]},&quot;URL&quot;:&quot;https://mres.medium.com/the-seeds-that-seymour-sowed-c2860379617b&quot;,&quot;accessed&quot;:{&quot;date-parts&quot;:[[&quot;2025&quot;,2,25]]},&quot;author&quot;:[{&quot;given&quot;:&quot;Mitchel&quot;,&quot;family&quot;:&quot;Resnick&quot;}],&quot;language&quot;:&quot;en&quot;,&quot;abstract&quot;:&quot;(I wrote this essay as the Foreword to the new edition of Seymour Papert’s classic book Mindstorms.)&quot;},&quot;uris&quot;:[&quot;http://zotero.org/users/1913249/items/8ES6UUHW&quot;],&quot;prefix&quot;:&quot;&quot;,&quot;id&quot;:10125,&quot;uri&quot;:[&quot;http://zotero.org/users/1913249/items/8ES6UUHW&quot;],&quot;suffix&quot;:&quot;&quot;}],&quot;schema&quot;:&quot;https://github.com/citation-style-language/schema/raw/master/csl-citation.json&quot;,&quot;properties&quot;:{&quot;noteIndex&quot;:0,&quot;formattedCitation&quot;:&quot;[@resnick_seeds_2020]&quot;},&quot;citationID&quot;:&quot;ytmlwyyx&quot;} RNDtinfmymwze"/>. We should recall here the parallel call of Kafai and Burke in the field of game making for learning to address social and cultural motivations and aspects of the process <text:reference-mark-start text:name="ZOTERO_ITEM CSL_CITATION {&quot;citationItems&quot;:[{&quot;itemData&quot;:{&quot;citation-key&quot;:&quot;kafai_constructionist_2015-1&quot;,&quot;id&quot;:&quot;kafai_constructionist_2015-1&quot;,&quot;DOI&quot;:&quot;10.1080/00461520.2015.1124022&quot;,&quot;ISSN&quot;:&quot;0046-1520&quot;,&quot;issued&quot;:{&quot;date-parts&quot;:[[&quot;2015&quot;]]},&quot;title-short&quot;:&quot;Constructionist gaming&quot;,&quot;container-title-short&quot;:&quot;Educ Psychol&quot;,&quot;author&quot;:[{&quot;given&quot;:&quot;Yasmin&quot;,&quot;family&quot;:&quot;Kafai&quot;},{&quot;given&quot;:&quot;Quinn&quot;,&quot;family&quot;:&quot;Burke&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title&quot;:&quot;Constructionist gaming: understanding the benefits of making games for learning&quot;,&quot;page&quot;:&quot;313-334&quot;,&quot;PMCID&quot;:&quot;PMC4784508&quot;,&quot;URL&quot;:&quot;https://www.ncbi.nlm.nih.gov/pmc/articles/PMC4784508/&quot;,&quot;type&quot;:&quot;article-journal&quot;,&quot;container-title&quot;:&quot;Educational Psychologist&quot;,&quot;accessed&quot;:{&quot;date-parts&quot;:[[&quot;2017&quot;,10,16]]},&quot;volume&quot;:&quot;50&quot;,&quot;PMID&quot;:&quot;27019536&quot;,&quot;issue&quot;:&quot;4&quot;},&quot;uris&quot;:[&quot;http://zotero.org/users/1913249/items/Q7JCMQ3N&quot;],&quot;prefix&quot;:&quot;&quot;,&quot;id&quot;:3761,&quot;uri&quot;:[&quot;http://zotero.org/users/1913249/items/Q7JCMQ3N&quot;],&quot;suffix&quot;:&quot;&quot;}],&quot;schema&quot;:&quot;https://github.com/citation-style-language/schema/raw/master/csl-citation.json&quot;,&quot;properties&quot;:{&quot;noteIndex&quot;:0,&quot;formattedCitation&quot;:&quot;[@kafai_constructionist_2015-1]&quot;},&quot;citationID&quot;:&quot;lutxgtzi&quot;} RNDkooqemjrxf"/>&lt;Do Zotero Refresh: [@kafai_constructionist_2015-1]&gt;<text:reference-mark-end text:name="ZOTERO_ITEM CSL_CITATION {&quot;citationItems&quot;:[{&quot;itemData&quot;:{&quot;citation-key&quot;:&quot;kafai_constructionist_2015-1&quot;,&quot;id&quot;:&quot;kafai_constructionist_2015-1&quot;,&quot;DOI&quot;:&quot;10.1080/00461520.2015.1124022&quot;,&quot;ISSN&quot;:&quot;0046-1520&quot;,&quot;issued&quot;:{&quot;date-parts&quot;:[[&quot;2015&quot;]]},&quot;title-short&quot;:&quot;Constructionist gaming&quot;,&quot;container-title-short&quot;:&quot;Educ Psychol&quot;,&quot;author&quot;:[{&quot;given&quot;:&quot;Yasmin&quot;,&quot;family&quot;:&quot;Kafai&quot;},{&quot;given&quot;:&quot;Quinn&quot;,&quot;family&quot;:&quot;Burke&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title&quot;:&quot;Constructionist gaming: understanding the benefits of making games for learning&quot;,&quot;page&quot;:&quot;313-334&quot;,&quot;PMCID&quot;:&quot;PMC4784508&quot;,&quot;URL&quot;:&quot;https://www.ncbi.nlm.nih.gov/pmc/articles/PMC4784508/&quot;,&quot;type&quot;:&quot;article-journal&quot;,&quot;container-title&quot;:&quot;Educational Psychologist&quot;,&quot;accessed&quot;:{&quot;date-parts&quot;:[[&quot;2017&quot;,10,16]]},&quot;volume&quot;:&quot;50&quot;,&quot;PMID&quot;:&quot;27019536&quot;,&quot;issue&quot;:&quot;4&quot;},&quot;uris&quot;:[&quot;http://zotero.org/users/1913249/items/Q7JCMQ3N&quot;],&quot;prefix&quot;:&quot;&quot;,&quot;id&quot;:3761,&quot;uri&quot;:[&quot;http://zotero.org/users/1913249/items/Q7JCMQ3N&quot;],&quot;suffix&quot;:&quot;&quot;}],&quot;schema&quot;:&quot;https://github.com/citation-style-language/schema/raw/master/csl-citation.json&quot;,&quot;properties&quot;:{&quot;noteIndex&quot;:0,&quot;formattedCitation&quot;:&quot;[@kafai_constructionist_2015-1]&quot;},&quot;citationID&quot;:&quot;lutxgtzi&quot;} RNDkooqemjrxf"/>.</text:p>
      <text:p text:style-name="Text_20_body">In a UK computing education context, while the work of Waite and Sentence begins to address sociocultural aspects <text:reference-mark-start text:name="ZOTERO_ITEM CSL_CITATION {&quot;citationItems&quot;:[{&quot;itemData&quot;:{&quot;citation-key&quot;:&quot;sentance_teaching_2019&quot;,&quot;id&quot;:&quot;sentance_teaching_2019&quot;,&quot;DOI&quot;:&quot;10.1080/08993408.2019.1608781&quot;,&quot;ISSN&quot;:&quot;0899-3408&quot;,&quot;issued&quot;:{&quot;date-parts&quot;:[[&quot;2019&quot;,7,3]]},&quot;title-short&quot;:&quot;Teaching computer programming with PRIMM&quot;,&quot;issue&quot;:&quot;2-3&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title&quot;:&quot;Teaching computer programming with PRIMM: a sociocultural perspective&quot;,&quot;page&quot;:&quot;136-176&quot;,&quot;publisher&quot;:&quot;Routledge&quot;,&quot;URL&quot;:&quot;https://doi.org/10.1080/08993408.2019.1608781&quot;,&quot;accessed&quot;:{&quot;date-parts&quot;:[[&quot;2023&quot;,3,15]]},&quot;volume&quot;:&quot;29&quot;,&quot;container-title&quot;:&quot;Computer Science Education&quot;,&quot;type&quot;:&quot;article-journal&quot;},&quot;uris&quot;:[&quot;http://zotero.org/users/1913249/items/UVA9VT54&quot;],&quot;prefix&quot;:&quot;&quot;,&quot;id&quot;:3685,&quot;uri&quot;:[&quot;http://zotero.org/users/1913249/items/UVA9VT54&quot;],&quot;suffix&quot;:&quot;&quot;},{&quot;itemData&quot;:{&quot;citation-key&quot;:&quot;hwang_using_2023&quot;,&quot;id&quot;:&quot;hwang_using_2023&quot;,&quot;publisher-place&quot;:&quot;Chicago IL USA&quot;,&quot;DOI&quot;:&quot;10.1145/3568813.3600112&quot;,&quot;event-title&quot;:&quot;ICER 2023: ACM Conference on International Computing Education Research&quot;,&quot;issued&quot;:{&quot;date-parts&quot;:[[&quot;2023&quot;,8,7]]},&quot;author&quot;:[{&quot;given&quot;:&quot;Yujeong&quot;,&quot;family&quot;:&quot;Hwang&quot;},{&quot;given&quot;:&quot;Anjali&quot;,&quot;family&quot;:&quot;Das&quot;},{&quot;given&quot;:&quot;Jane&quot;,&quot;family&quot;:&quot;Waite&quot;},{&quot;given&quot;:&quot;Sue&quot;,&quot;family&quot;:&quot;Senta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source&quot;:&quot;DOI.org (Crossref)&quot;,&quot;title&quot;:&quot;Using a Sociological Lens to Investigate Computing Teachers’ Culturally Responsive Classroom Practices&quot;,&quot;page&quot;:&quot;206-221&quot;,&quot;publisher&quot;:&quot;ACM&quot;,&quot;URL&quot;:&quot;https://dl.acm.org/doi/10.1145/3568813.3600112&quot;,&quot;type&quot;:&quot;paper-conference&quot;,&quot;ISBN&quot;:&quot;978-1-4503-9976-0&quot;,&quot;accessed&quot;:{&quot;date-parts&quot;:[[&quot;2025&quot;,2,25]]},&quot;container-title&quot;:&quot;Proceedings of the 2023 ACM Conference on International Computing Education Research V.1&quot;,&quot;event-place&quot;:&quot;Chicago IL USA&quot;,&quot;language&quot;:&quot;en&quot;},&quot;uris&quot;:[&quot;http://zotero.org/users/1913249/items/YS9F7644&quot;],&quot;prefix&quot;:&quot;&quot;,&quot;id&quot;:10128,&quot;uri&quot;:[&quot;http://zotero.org/users/1913249/items/YS9F7644&quot;],&quot;suffix&quot;:&quot;&quot;}],&quot;schema&quot;:&quot;https://github.com/citation-style-language/schema/raw/master/csl-citation.json&quot;,&quot;properties&quot;:{&quot;noteIndex&quot;:0,&quot;formattedCitation&quot;:&quot;[@sentance_teaching_2019; @hwang_using_2023]&quot;},&quot;citationID&quot;:&quot;pwcjfqpr&quot;} RNDpboogaiayp"/>&lt;Do Zotero Refresh: [@sentance_teaching_2019; @hwang_using_2023]&gt;<text:reference-mark-end text:name="ZOTERO_ITEM CSL_CITATION {&quot;citationItems&quot;:[{&quot;itemData&quot;:{&quot;citation-key&quot;:&quot;sentance_teaching_2019&quot;,&quot;id&quot;:&quot;sentance_teaching_2019&quot;,&quot;DOI&quot;:&quot;10.1080/08993408.2019.1608781&quot;,&quot;ISSN&quot;:&quot;0899-3408&quot;,&quot;issued&quot;:{&quot;date-parts&quot;:[[&quot;2019&quot;,7,3]]},&quot;title-short&quot;:&quot;Teaching computer programming with PRIMM&quot;,&quot;issue&quot;:&quot;2-3&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title&quot;:&quot;Teaching computer programming with PRIMM: a sociocultural perspective&quot;,&quot;page&quot;:&quot;136-176&quot;,&quot;publisher&quot;:&quot;Routledge&quot;,&quot;URL&quot;:&quot;https://doi.org/10.1080/08993408.2019.1608781&quot;,&quot;accessed&quot;:{&quot;date-parts&quot;:[[&quot;2023&quot;,3,15]]},&quot;volume&quot;:&quot;29&quot;,&quot;container-title&quot;:&quot;Computer Science Education&quot;,&quot;type&quot;:&quot;article-journal&quot;},&quot;uris&quot;:[&quot;http://zotero.org/users/1913249/items/UVA9VT54&quot;],&quot;prefix&quot;:&quot;&quot;,&quot;id&quot;:3685,&quot;uri&quot;:[&quot;http://zotero.org/users/1913249/items/UVA9VT54&quot;],&quot;suffix&quot;:&quot;&quot;},{&quot;itemData&quot;:{&quot;citation-key&quot;:&quot;hwang_using_2023&quot;,&quot;id&quot;:&quot;hwang_using_2023&quot;,&quot;publisher-place&quot;:&quot;Chicago IL USA&quot;,&quot;DOI&quot;:&quot;10.1145/3568813.3600112&quot;,&quot;event-title&quot;:&quot;ICER 2023: ACM Conference on International Computing Education Research&quot;,&quot;issued&quot;:{&quot;date-parts&quot;:[[&quot;2023&quot;,8,7]]},&quot;author&quot;:[{&quot;given&quot;:&quot;Yujeong&quot;,&quot;family&quot;:&quot;Hwang&quot;},{&quot;given&quot;:&quot;Anjali&quot;,&quot;family&quot;:&quot;Das&quot;},{&quot;given&quot;:&quot;Jane&quot;,&quot;family&quot;:&quot;Waite&quot;},{&quot;given&quot;:&quot;Sue&quot;,&quot;family&quot;:&quot;Senta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source&quot;:&quot;DOI.org (Crossref)&quot;,&quot;title&quot;:&quot;Using a Sociological Lens to Investigate Computing Teachers’ Culturally Responsive Classroom Practices&quot;,&quot;page&quot;:&quot;206-221&quot;,&quot;publisher&quot;:&quot;ACM&quot;,&quot;URL&quot;:&quot;https://dl.acm.org/doi/10.1145/3568813.3600112&quot;,&quot;type&quot;:&quot;paper-conference&quot;,&quot;ISBN&quot;:&quot;978-1-4503-9976-0&quot;,&quot;accessed&quot;:{&quot;date-parts&quot;:[[&quot;2025&quot;,2,25]]},&quot;container-title&quot;:&quot;Proceedings of the 2023 ACM Conference on International Computing Education Research V.1&quot;,&quot;event-place&quot;:&quot;Chicago IL USA&quot;,&quot;language&quot;:&quot;en&quot;},&quot;uris&quot;:[&quot;http://zotero.org/users/1913249/items/YS9F7644&quot;],&quot;prefix&quot;:&quot;&quot;,&quot;id&quot;:10128,&quot;uri&quot;:[&quot;http://zotero.org/users/1913249/items/YS9F7644&quot;],&quot;suffix&quot;:&quot;&quot;}],&quot;schema&quot;:&quot;https://github.com/citation-style-language/schema/raw/master/csl-citation.json&quot;,&quot;properties&quot;:{&quot;noteIndex&quot;:0,&quot;formattedCitation&quot;:&quot;[@sentance_teaching_2019; @hwang_using_2023]&quot;},&quot;citationID&quot;:&quot;pwcjfqpr&quot;} RNDpboogaiayp"/>, this work is limited in scope and merits further attention. The following section addresses discussion on the social and cultural aspects of this study using the development of varied forms of participant agency as an analytical lens.</text:p>
      <text:h text:style-name="Heading_20_2" text:outline-level="2"><text:bookmark-start text:name="part-two---agency"/>Part Two - Agency<text:bookmark-end text:name="part-two---agency"/></text:h>
      <text:h text:style-name="Heading_20_3" text:outline-level="3"><text:bookmark-start text:name="a-affordances-mediation-tads"/>2.a Affordances, Mediation, TADS,<text:bookmark-end text:name="a-affordances-mediation-tads"/></text:h>
      <text:list text:style-name="L30">
        <text:list-item>
          <text:p text:style-name="P35">recap on germ cell as common focus point for mediation (some designed or apporpirated)</text:p>
        </text:list-item>
        <text:list-item>
          <text:p text:style-name="P35">When novel forms of mediation present, gdps sometimes used - thus as double stimulation</text:p>
        </text:list-item>
        <text:list-item>
          <text:p text:style-name="P35">This is a transformation / expansion in 3GAT terms, recap as a resolution of tensions, and a manifestation of agency</text:p>
        </text:list-item>
        <text:list-item>
          <text:p text:style-name="P35">Give a summary of examples of transformational agency</text:p>
        </text:list-item>
        <text:list-item>
          <text:p text:style-name="P35">Briefly touch on the job of the learning designer within concept of F.I</text:p>
        </text:list-item>
        <text:list-item>
          <text:p text:style-name="P35">The dilemma here of transformational happening most for participants in P1, and you can design OUT transformational agency, hence sketchy pedagogies.</text:p>
        </text:list-item>
      </text:list>
      <text:p text:style-name="First_20_paragraph">A guiding principle of this section is that given the motivation (either primary or secondary) of participant empowerment in learning to program, and thus the value of designing and facilitating participant agency in the ongoing process, that it is profitable to articulate different types of agency.</text:p>
      <text:p text:style-name="Text_20_body">This section analyses the findings of the previous chapters using varied conceptions of agency aligned to the sociocultural theoretical framework of this study.</text:p>
      <text:h text:style-name="Heading_20_3" text:outline-level="3"><text:bookmark-start text:name="instrumental-agency"/>Instrumental Agency<text:bookmark-end text:name="instrumental-agency"/></text:h>
      <text:p text:style-name="First_20_paragraph">As previously explored, varied conceptions of agency exist including: instrumental, authorial and transformative agency <text:reference-mark-start text:name="ZOTERO_ITEM CSL_CITATION {&quot;citationItems&quot;:[{&quot;itemData&quot;:{&quot;citation-key&quot;:&quot;matusov_mapping_2016&quot;,&quot;id&quot;:&quot;matusov_mapping_2016&quot;,&quot;DOI&quot;:&quot;10.1007/s12124-015-9336-0&quot;,&quot;ISSN&quot;:&quot;1936-3567&quot;,&quot;issued&quot;:{&quot;date-parts&quot;:[[&quot;2016&quot;,9,1]]},&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title&quot;:&quot;Mapping Concepts of Agency in Educational Contexts&quot;,&quot;page&quot;:&quot;420-446&quot;,&quot;type&quot;:&quot;article-journal&quot;,&quot;URL&quot;:&quot;https://doi.org/10.1007/s12124-015-9336-0&quot;,&quot;container-title&quot;:&quot;Integrative Psychological and Behavioral Science&quot;,&quot;accessed&quot;:{&quot;date-parts&quot;:[[&quot;2023&quot;,6,19]]},&quot;volume&quot;:&quot;50&quot;,&quot;language&quot;:&quot;en&quot;,&quot;issue&quot;:&quot;3&quot;},&quot;uris&quot;:[&quot;http://zotero.org/users/1913249/items/ZU33LZ9E&quot;],&quot;prefix&quot;:&quot;&quot;,&quot;id&quot;:8819,&quot;uri&quot;:[&quot;http://zotero.org/users/1913249/items/ZU33LZ9E&quot;],&quot;suffix&quot;:&quot;&quot;}],&quot;schema&quot;:&quot;https://github.com/citation-style-language/schema/raw/master/csl-citation.json&quot;,&quot;properties&quot;:{&quot;noteIndex&quot;:0,&quot;formattedCitation&quot;:&quot;[@matusov_mapping_2016]&quot;},&quot;citationID&quot;:&quot;uxyelmuq&quot;} RNDzehwjxtmhy"/>&lt;Do Zotero Refresh: [@matusov_mapping_2016]&gt;<text:reference-mark-end text:name="ZOTERO_ITEM CSL_CITATION {&quot;citationItems&quot;:[{&quot;itemData&quot;:{&quot;citation-key&quot;:&quot;matusov_mapping_2016&quot;,&quot;id&quot;:&quot;matusov_mapping_2016&quot;,&quot;DOI&quot;:&quot;10.1007/s12124-015-9336-0&quot;,&quot;ISSN&quot;:&quot;1936-3567&quot;,&quot;issued&quot;:{&quot;date-parts&quot;:[[&quot;2016&quot;,9,1]]},&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title&quot;:&quot;Mapping Concepts of Agency in Educational Contexts&quot;,&quot;page&quot;:&quot;420-446&quot;,&quot;type&quot;:&quot;article-journal&quot;,&quot;URL&quot;:&quot;https://doi.org/10.1007/s12124-015-9336-0&quot;,&quot;container-title&quot;:&quot;Integrative Psychological and Behavioral Science&quot;,&quot;accessed&quot;:{&quot;date-parts&quot;:[[&quot;2023&quot;,6,19]]},&quot;volume&quot;:&quot;50&quot;,&quot;language&quot;:&quot;en&quot;,&quot;issue&quot;:&quot;3&quot;},&quot;uris&quot;:[&quot;http://zotero.org/users/1913249/items/ZU33LZ9E&quot;],&quot;prefix&quot;:&quot;&quot;,&quot;id&quot;:8819,&quot;uri&quot;:[&quot;http://zotero.org/users/1913249/items/ZU33LZ9E&quot;],&quot;suffix&quot;:&quot;&quot;}],&quot;schema&quot;:&quot;https://github.com/citation-style-language/schema/raw/master/csl-citation.json&quot;,&quot;properties&quot;:{&quot;noteIndex&quot;:0,&quot;formattedCitation&quot;:&quot;[@matusov_mapping_2016]&quot;},&quot;citationID&quot;:&quot;uxyelmuq&quot;} RNDzehwjxtmhy"/>. (See methodology chapter).</text:p>
      <text:p text:style-name="Text_20_body">To summarise similarities and distinctions between mediation and a transformative approach <text:reference-mark-start text:name="ZOTERO_ITEM CSL_CITATION {&quot;citationItems&quot;:[{&quot;itemData&quot;:{&quot;citation-key&quot;:&quot;isaac_cultural_2022&quot;,&quot;id&quot;:&quot;isaac_cultural_2022&quot;,&quot;DOI&quot;:&quot;10.51657/ric.v5i2.51287&quot;,&quot;ISSN&quot;:&quot;2291-6717, 2291-6717&quot;,&quot;issued&quot;:{&quot;date-parts&quot;:[[&quot;2022&quot;,1,28]]},&quot;title-short&quot;:&quot;Cultural historical activity theory, double stimulation, and conflicts of motives in education science&quot;,&quot;container-title-short&quot;:&quot;Innover dans la tradition de Vygotsky&quot;,&quot;author&quot;:[{&quot;given&quot;:&quot;Guillaume&quot;,&quot;family&quot;:&quot;Isaac&quot;},{&quot;given&quot;:&quot;Syvie&quot;,&quot;family&quot;:&quot;Barma&quot;},{&quot;given&quot;:&quot;Margarida&quot;,&quot;family&quot;:&quot;Romero&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source&quot;:&quot;DOI.org (Crossref)&quot;,&quot;title&quot;:&quot;Cultural historical activity theory, double stimulation, and conflicts of motives in education science: Where have we been? (2012-2021)&quot;,&quot;page&quot;:&quot;86-94&quot;,&quot;license&quot;:&quot;https://creativecommons.org/licenses/by-nc-nd/4.0&quot;,&quot;URL&quot;:&quot;http://revues.ulaval.ca/ojs/index.php/RIC/article/view/51287&quot;,&quot;type&quot;:&quot;article-journal&quot;,&quot;container-title&quot;:&quot;Revue internationale du CRIRES : innover dans la tradition de Vygotsky&quot;,&quot;accessed&quot;:{&quot;date-parts&quot;:[[&quot;2025&quot;,1,18]]},&quot;volume&quot;:&quot;5&quot;,&quot;language&quot;:&quot;en&quot;,&quot;issue&quot;:&quot;2&quot;},&quot;uris&quot;:[&quot;http://zotero.org/users/1913249/items/HWEQV2N8&quot;],&quot;prefix&quot;:&quot;&quot;,&quot;id&quot;:10048,&quot;uri&quot;:[&quot;http://zotero.org/users/1913249/items/HWEQV2N8&quot;],&quot;suffix&quot;:&quot;&quot;}],&quot;schema&quot;:&quot;https://github.com/citation-style-language/schema/raw/master/csl-citation.json&quot;,&quot;properties&quot;:{&quot;noteIndex&quot;:0,&quot;formattedCitation&quot;:&quot;[@isaac_cultural_2022]&quot;},&quot;citationID&quot;:&quot;dwqsyehe&quot;} RNDfqedfyaedm"/>&lt;Do Zotero Refresh: [@isaac_cultural_2022]&gt;<text:reference-mark-end text:name="ZOTERO_ITEM CSL_CITATION {&quot;citationItems&quot;:[{&quot;itemData&quot;:{&quot;citation-key&quot;:&quot;isaac_cultural_2022&quot;,&quot;id&quot;:&quot;isaac_cultural_2022&quot;,&quot;DOI&quot;:&quot;10.51657/ric.v5i2.51287&quot;,&quot;ISSN&quot;:&quot;2291-6717, 2291-6717&quot;,&quot;issued&quot;:{&quot;date-parts&quot;:[[&quot;2022&quot;,1,28]]},&quot;title-short&quot;:&quot;Cultural historical activity theory, double stimulation, and conflicts of motives in education science&quot;,&quot;container-title-short&quot;:&quot;Innover dans la tradition de Vygotsky&quot;,&quot;author&quot;:[{&quot;given&quot;:&quot;Guillaume&quot;,&quot;family&quot;:&quot;Isaac&quot;},{&quot;given&quot;:&quot;Syvie&quot;,&quot;family&quot;:&quot;Barma&quot;},{&quot;given&quot;:&quot;Margarida&quot;,&quot;family&quot;:&quot;Romero&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source&quot;:&quot;DOI.org (Crossref)&quot;,&quot;title&quot;:&quot;Cultural historical activity theory, double stimulation, and conflicts of motives in education science: Where have we been? (2012-2021)&quot;,&quot;page&quot;:&quot;86-94&quot;,&quot;license&quot;:&quot;https://creativecommons.org/licenses/by-nc-nd/4.0&quot;,&quot;URL&quot;:&quot;http://revues.ulaval.ca/ojs/index.php/RIC/article/view/51287&quot;,&quot;type&quot;:&quot;article-journal&quot;,&quot;container-title&quot;:&quot;Revue internationale du CRIRES : innover dans la tradition de Vygotsky&quot;,&quot;accessed&quot;:{&quot;date-parts&quot;:[[&quot;2025&quot;,1,18]]},&quot;volume&quot;:&quot;5&quot;,&quot;language&quot;:&quot;en&quot;,&quot;issue&quot;:&quot;2&quot;},&quot;uris&quot;:[&quot;http://zotero.org/users/1913249/items/HWEQV2N8&quot;],&quot;prefix&quot;:&quot;&quot;,&quot;id&quot;:10048,&quot;uri&quot;:[&quot;http://zotero.org/users/1913249/items/HWEQV2N8&quot;],&quot;suffix&quot;:&quot;&quot;}],&quot;schema&quot;:&quot;https://github.com/citation-style-language/schema/raw/master/csl-citation.json&quot;,&quot;properties&quot;:{&quot;noteIndex&quot;:0,&quot;formattedCitation&quot;:&quot;[@isaac_cultural_2022]&quot;},&quot;citationID&quot;:&quot;dwqsyehe&quot;} RNDfqedfyaedm"/>, it is beyond an instrumental approach to provoke change in the environment.</text:p>
      <text:p text:style-name="Text_20_body">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tems&quot;:[{&quot;itemData&quot;:{&quot;citation-key&quot;:&quot;matusov_mapping_2016&quot;,&quot;id&quot;:&quot;matusov_mapping_2016&quot;,&quot;DOI&quot;:&quot;10.1007/s12124-015-9336-0&quot;,&quot;ISSN&quot;:&quot;1936-3567&quot;,&quot;issued&quot;:{&quot;date-parts&quot;:[[&quot;2016&quot;,9,1]]},&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title&quot;:&quot;Mapping Concepts of Agency in Educational Contexts&quot;,&quot;page&quot;:&quot;420-446&quot;,&quot;type&quot;:&quot;article-journal&quot;,&quot;URL&quot;:&quot;https://doi.org/10.1007/s12124-015-9336-0&quot;,&quot;container-title&quot;:&quot;Integrative Psychological and Behavioral Science&quot;,&quot;accessed&quot;:{&quot;date-parts&quot;:[[&quot;2023&quot;,6,19]]},&quot;volume&quot;:&quot;50&quot;,&quot;language&quot;:&quot;en&quot;,&quot;issue&quot;:&quot;3&quot;},&quot;uris&quot;:[&quot;http://zotero.org/users/1913249/items/ZU33LZ9E&quot;],&quot;locator&quot;:&quot; 433&quot;,&quot;prefix&quot;:&quot;&quot;,&quot;id&quot;:8819,&quot;uri&quot;:[&quot;http://zotero.org/users/1913249/items/ZU33LZ9E&quot;]}],&quot;schema&quot;:&quot;https://github.com/citation-style-language/schema/raw/master/csl-citation.json&quot;,&quot;properties&quot;:{&quot;noteIndex&quot;:0,&quot;formattedCitation&quot;:&quot;[@matusov_mapping_2016, p. 433]&quot;},&quot;citationID&quot;:&quot;qxcpbkml&quot;} RNDhgxoealvtj"/>&lt;Do Zotero Refresh: [@matusov_mapping_2016, p. 433]&gt;<text:reference-mark-end text:name="ZOTERO_ITEM CSL_CITATION {&quot;citationItems&quot;:[{&quot;itemData&quot;:{&quot;citation-key&quot;:&quot;matusov_mapping_2016&quot;,&quot;id&quot;:&quot;matusov_mapping_2016&quot;,&quot;DOI&quot;:&quot;10.1007/s12124-015-9336-0&quot;,&quot;ISSN&quot;:&quot;1936-3567&quot;,&quot;issued&quot;:{&quot;date-parts&quot;:[[&quot;2016&quot;,9,1]]},&quot;container-title-short&quot;:&quot;Integr. psych. behav.&quot;,&quot;author&quot;:[{&quot;given&quot;:&quot;Eugene&quot;,&quot;family&quot;:&quot;Matusov&quot;},{&quot;given&quot;:&quot;Katherine&quot;,&quot;non-dropping-particle&quot;:&quot;von&quot;,&quot;family&quot;:&quot;Duyke&quot;},{&quot;given&quot;:&quot;Shakhnoza&quot;,&quot;family&quot;:&quot;Kayumov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source&quot;:&quot;Springer Link&quot;,&quot;title&quot;:&quot;Mapping Concepts of Agency in Educational Contexts&quot;,&quot;page&quot;:&quot;420-446&quot;,&quot;type&quot;:&quot;article-journal&quot;,&quot;URL&quot;:&quot;https://doi.org/10.1007/s12124-015-9336-0&quot;,&quot;container-title&quot;:&quot;Integrative Psychological and Behavioral Science&quot;,&quot;accessed&quot;:{&quot;date-parts&quot;:[[&quot;2023&quot;,6,19]]},&quot;volume&quot;:&quot;50&quot;,&quot;language&quot;:&quot;en&quot;,&quot;issue&quot;:&quot;3&quot;},&quot;uris&quot;:[&quot;http://zotero.org/users/1913249/items/ZU33LZ9E&quot;],&quot;locator&quot;:&quot; 433&quot;,&quot;prefix&quot;:&quot;&quot;,&quot;id&quot;:8819,&quot;uri&quot;:[&quot;http://zotero.org/users/1913249/items/ZU33LZ9E&quot;]}],&quot;schema&quot;:&quot;https://github.com/citation-style-language/schema/raw/master/csl-citation.json&quot;,&quot;properties&quot;:{&quot;noteIndex&quot;:0,&quot;formattedCitation&quot;:&quot;[@matusov_mapping_2016, p. 433]&quot;},&quot;citationID&quot;:&quot;qxcpbkml&quot;} RNDhgxoealvtj"/>.</text:p>
      <text:p text:style-name="Text_20_body">Examples of mediation and instrumental agency are shown in varied forms in the use of GDPs aligned often with a personal appropriation (shown in Table 6.1).</text:p>
      <text:p text:style-name="Text_20_body">As an example take the resolution of tensions surrounding authenticity of coding web development language, coding environment and documentation. my choice of curated collection of docs prevented friction and potential confusion if using real developer documents.</text:p>
      <text:p text:style-name="Text_20_body">Straight forward individual use of documentation by Tony and Susanna in V1 and V2.</text:p>
      <text:p text:style-name="Text_20_body"><text:span text:style-name="T1">Affordances as points on a climbing wall to support understandings of instrumental agency - MOVE</text:span></text:p>
      <text:p text:style-name="Text_20_body">In this design, at participants aim for affordances allowing a mediation process as visible points. A suitable metaphor may be a climbing wall use for rock-climbing training. The job of a facilitator may be to highlight certain affordances, attaching colours to a particular route designed to suit a particular skill level. For example the bringing to the top of variable to impact game play in the quick start activities.</text:p>
      <text:p text:style-name="Text_20_body">GDPs were one of the main vehicles of mediation here</text:p>
      <text:p text:style-name="Text_20_body">This my be done by - defining or reducing the use of specialised terminology or - signposting issues</text:p>
      <text:h text:style-name="Heading_20_3" text:outline-level="3"><text:bookmark-start text:name="transformational-agency"/>Transformational Agency<text:bookmark-end text:name="transformational-agency"/></text:h>
      <text:p text:style-name="First_20_paragraph">TA can be viewed in different ways, in this design I take a conservative view of TA, as something new to the learning design, not just new to the learner.</text:p>
      <text:p text:style-name="Text_20_body">In relation to this design the greatest period of transformation was in P1. The emergence of GDPs as a guiding activity and pedagogical framework can be seen to emerged from expressions of transformational agency from participants and myself as a designer at this times.</text:p>
      <text:p text:style-name="Text_20_body">Beyond P1, there are still spaces for TA once the core pedagogy is in place. For examples, In Vig. Tody and Dan the break out of the template to create a different genre.</text:p>
      <text:p text:style-name="Text_20_body"><text:span text:style-name="T1">Exploring transformative agency using the metaphor of Kedging anchors</text:span></text:p>
      <text:p text:style-name="Text_20_body">As outlined in chapter 3, Sannino explains TADS using a metaphor of a using a kedging anchors.</text:p>
      <text:p text:style-name="Text_20_body">The following section integrates affordance theory into a metaphor to encompass concerns of a more structured learning design.</text:p>
      <text:p text:style-name="Text_20_body">In this metaphor the act of casting out the anchor is a visible act of volition which aims overcome conflicts blocking activity progress. Thus affordances in the learning design can be viewed in this frame as a catching point for these anchors <text:reference-mark-start text:name="ZOTERO_ITEM CSL_CITATION {&quot;citationItems&quot;:[{&quot;itemData&quot;:{&quot;citation-key&quot;:&quot;hopwood_agency_2022&quot;,&quot;id&quot;:&quot;hopwood_agency_2022&quot;,&quot;DOI&quot;:&quot;10.1080/10749039.2022.2092151&quot;,&quot;ISSN&quot;:&quot;1074-9039&quot;,&quot;issued&quot;:{&quot;date-parts&quot;:[[&quot;2022&quot;,4,3]]},&quot;title-short&quot;:&quot;Agency in cultural-historical activity theory&quot;,&quot;issue&quot;:&quot;2&quot;,&quot;author&quot;:[{&quot;given&quot;:&quot;Nick&quot;,&quot;family&quot;:&quot;Hopwood&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source&quot;:&quot;Taylor and Francis+NEJM&quot;,&quot;title&quot;:&quot;Agency in cultural-historical activity theory: strengthening commitment to social transformation&quot;,&quot;page&quot;:&quot;108-122&quot;,&quot;publisher&quot;:&quot;Routledge&quot;,&quot;URL&quot;:&quot;https://doi.org/10.1080/10749039.2022.2092151&quot;,&quot;accessed&quot;:{&quot;date-parts&quot;:[[&quot;2023&quot;,2,22]]},&quot;volume&quot;:&quot;29&quot;,&quot;container-title&quot;:&quot;Mind, Culture, and Activity&quot;,&quot;type&quot;:&quot;article-journal&quot;},&quot;uris&quot;:[&quot;http://zotero.org/users/1913249/items/RZ2E7GK8&quot;],&quot;prefix&quot;:&quot;&quot;,&quot;id&quot;:3717,&quot;uri&quot;:[&quot;http://zotero.org/users/1913249/items/RZ2E7GK8&quot;],&quot;suffix&quot;:&quot;&quot;}],&quot;schema&quot;:&quot;https://github.com/citation-style-language/schema/raw/master/csl-citation.json&quot;,&quot;properties&quot;:{&quot;noteIndex&quot;:0,&quot;formattedCitation&quot;:&quot;[@hopwood_agency_2022]&quot;},&quot;citationID&quot;:&quot;zanfrsix&quot;} RNDqibtusrxit"/>&lt;Do Zotero Refresh: [@hopwood_agency_2022]&gt;<text:reference-mark-end text:name="ZOTERO_ITEM CSL_CITATION {&quot;citationItems&quot;:[{&quot;itemData&quot;:{&quot;citation-key&quot;:&quot;hopwood_agency_2022&quot;,&quot;id&quot;:&quot;hopwood_agency_2022&quot;,&quot;DOI&quot;:&quot;10.1080/10749039.2022.2092151&quot;,&quot;ISSN&quot;:&quot;1074-9039&quot;,&quot;issued&quot;:{&quot;date-parts&quot;:[[&quot;2022&quot;,4,3]]},&quot;title-short&quot;:&quot;Agency in cultural-historical activity theory&quot;,&quot;issue&quot;:&quot;2&quot;,&quot;author&quot;:[{&quot;given&quot;:&quot;Nick&quot;,&quot;family&quot;:&quot;Hopwood&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source&quot;:&quot;Taylor and Francis+NEJM&quot;,&quot;title&quot;:&quot;Agency in cultural-historical activity theory: strengthening commitment to social transformation&quot;,&quot;page&quot;:&quot;108-122&quot;,&quot;publisher&quot;:&quot;Routledge&quot;,&quot;URL&quot;:&quot;https://doi.org/10.1080/10749039.2022.2092151&quot;,&quot;accessed&quot;:{&quot;date-parts&quot;:[[&quot;2023&quot;,2,22]]},&quot;volume&quot;:&quot;29&quot;,&quot;container-title&quot;:&quot;Mind, Culture, and Activity&quot;,&quot;type&quot;:&quot;article-journal&quot;},&quot;uris&quot;:[&quot;http://zotero.org/users/1913249/items/RZ2E7GK8&quot;],&quot;prefix&quot;:&quot;&quot;,&quot;id&quot;:3717,&quot;uri&quot;:[&quot;http://zotero.org/users/1913249/items/RZ2E7GK8&quot;],&quot;suffix&quot;:&quot;&quot;}],&quot;schema&quot;:&quot;https://github.com/citation-style-language/schema/raw/master/csl-citation.json&quot;,&quot;properties&quot;:{&quot;noteIndex&quot;:0,&quot;formattedCitation&quot;:&quot;[@hopwood_agency_2022]&quot;},&quot;citationID&quot;:&quot;zanfrsix&quot;} RNDqibtusrxit"/>.</text:p>
      <text:p text:style-name="Text_20_body">The process may serve to surface perviously unknown forms of mediation and use of tools not only for those undertaking this volitional activity but also others in the learning community.</text:p>
      <text:p text:style-name="Text_20_body">To aid learners evolving activity, as a designer I noticed these attempts and then tried to add explicit anchor points and make them visible to learners. The process is on-going and mutual. Additionally, this work happens in an facilitated environment. Design decisions server to clarify common problems areas, thus making the water clearer to better see anchor points.</text:p>
      <text:p text:style-name="Text_20_body">This interpretation highlights possible shifts in forms of agency and an emerging dilemma in the evolving learning design.</text:p>
      <text:h text:style-name="Heading_20_3" text:outline-level="3"><text:bookmark-start text:name="shifting-forms-of-agency"/>Shifting forms of agency<text:bookmark-end text:name="shifting-forms-of-agency"/></text:h>
      <text:p text:style-name="First_20_paragraph"><text:span text:style-name="T1">Shifting forms of agency.</text:span> How different forms of agency are developed and transform over iterations of this game making programme</text:p>
      <text:p text:style-name="Text_20_body">Initial blocks are solved by heroic transformative agency of parents, children and facilitator.</text:p>
      <text:p text:style-name="Text_20_body">Then patterns and tools become established in the community, and agency shifts to be less authorial and more instrumental and relational.</text:p>
      <text:p text:style-name="Text_20_body"><text:span text:style-name="T1">Designing for increased instrumental agency and then for TA?</text:span></text:p>
      <text:p text:style-name="Text_20_body">Integrate research on engendering authorial and transformative agency <text:reference-mark-start text:name="ZOTERO_ITEM CSL_CITATION {&quot;citationItems&quot;:[{&quot;itemData&quot;:{&quot;author&quot;:[{&quot;given&quot;:&quot;Yrjö&quot;,&quot;family&quot;:&quot;Engeström&quot;}],&quot;id&quot;:&quot;engestrom2006development&quot;,&quot;container-title&quot;:&quot;Building activity theory in practice: Toward the next generation&quot;,&quot;title&quot;:&quot;Development, movement and agency: Breaking away into mycorrhizae activities&quot;,&quot;page&quot;:&quot;1–43&quot;,&quot;type&quot;:&quot;article-journal&quot;,&quot;issued&quot;:{&quot;date-parts&quot;:[[&quot;2006&quot;]]},&quot;volume&quot;:&quot;1&quot;,&quot;citation-key&quot;:&quot;engestrom2006development&quot;},&quot;uris&quot;:[&quot;http://zotero.org/users/1913249/items/UIKDSI5X&quot;],&quot;prefix&quot;:&quot;&quot;,&quot;id&quot;:9119,&quot;uri&quot;:[&quot;http://zotero.org/users/1913249/items/UIKDSI5X&quot;],&quot;suffix&quot;:&quot;&quot;},{&quot;itemData&quot;:{&quot;citation-key&quot;:&quot;haapasaari_emergence_2016&quot;,&quot;id&quot;:&quot;haapasaari_emergence_2016&quot;,&quot;container-title&quot;:&quot;Journal of Education and Work&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URL&quot;:&quot;https://doi.org/10.1080/13639080.2014.900168&quot;,&quot;type&quot;:&quot;article-journal&quot;,&quot;title&quot;:&quot;The emergence of learners’ transformative agency in a Change Laboratory intervention&quot;,&quot;DOI&quot;:&quot;10.1080/13639080.2014.900168&quot;,&quot;source&quot;:&quot;Taylor and Francis+NEJM&quot;,&quot;ISSN&quot;:&quot;1363-9080&quot;,&quot;issued&quot;:{&quot;date-parts&quot;:[[&quot;2016&quot;,2,17]]},&quot;page&quot;:&quot;232-262&quot;,&quot;accessed&quot;:{&quot;date-parts&quot;:[[&quot;2019&quot;,7,3]]},&quot;volume&quot;:&quot;29&quot;,&quot;author&quot;:[{&quot;given&quot;:&quot;Arja&quot;,&quot;family&quot;:&quot;Haapasaari&quot;},{&quot;given&quot;:&quot;Yrjö&quot;,&quot;family&quot;:&quot;Engeström&quot;},{&quot;given&quot;:&quot;Hannele&quot;,&quot;family&quot;:&quot;Kerosuo&quot;}],&quot;issue&quot;:&quot;2&quot;},&quot;uris&quot;:[&quot;http://zotero.org/users/1913249/items/Q38UQIIH&quot;],&quot;prefix&quot;:&quot;&quot;,&quot;id&quot;:3370,&quot;uri&quot;:[&quot;http://zotero.org/users/1913249/items/Q38UQIIH&quot;],&quot;suffix&quot;:&quot;&quot;},{&quot;itemData&quot;:{&quot;URL&quot;:&quot;https://www.tandfonline.com/doi/full/10.1080/10508406.2016.1204547&quot;,&quot;id&quot;:&quot;sannino_formative_2016&quot;,&quot;DOI&quot;:&quot;10.1080/10508406.2016.1204547&quot;,&quot;ISSN&quot;:&quot;1050-8406, 1532-7809&quot;,&quot;issued&quot;:{&quot;date-parts&quot;:[[&quot;2016&quot;,10]]},&quot;issue&quot;:&quot;4&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title&quot;:&quot;Formative Interventions for Expansive Learning and Transformative Agency&quot;,&quot;page&quot;:&quot;599-633&quot;,&quot;container-title&quot;:&quot;Journal of the Learning Sciences&quot;,&quot;citation-key&quot;:&quot;sannino_formative_2016&quot;,&quot;accessed&quot;:{&quot;date-parts&quot;:[[&quot;2019&quot;,3,21]]},&quot;volume&quot;:&quot;25&quot;,&quot;language&quot;:&quot;en&quot;,&quot;type&quot;:&quot;article-journal&quot;},&quot;uris&quot;:[&quot;http://zotero.org/users/1913249/items/TB35W5A6&quot;],&quot;prefix&quot;:&quot;&quot;,&quot;id&quot;:3015,&quot;uri&quot;:[&quot;http://zotero.org/users/1913249/items/TB35W5A6&quot;],&quot;suffix&quot;:&quot;&quot;}],&quot;schema&quot;:&quot;https://github.com/citation-style-language/schema/raw/master/csl-citation.json&quot;,&quot;properties&quot;:{&quot;noteIndex&quot;:0,&quot;formattedCitation&quot;:&quot;[@engestrom2006development; @haapasaari_emergence_2016; @sannino_formative_2016]&quot;},&quot;citationID&quot;:&quot;hvepbceg&quot;} RNDdpbxybymgp"/>&lt;Do Zotero Refresh: [@engestrom2006development; @haapasaari_emergence_2016; @sannino_formative_2016]&gt;<text:reference-mark-end text:name="ZOTERO_ITEM CSL_CITATION {&quot;citationItems&quot;:[{&quot;itemData&quot;:{&quot;author&quot;:[{&quot;given&quot;:&quot;Yrjö&quot;,&quot;family&quot;:&quot;Engeström&quot;}],&quot;id&quot;:&quot;engestrom2006development&quot;,&quot;container-title&quot;:&quot;Building activity theory in practice: Toward the next generation&quot;,&quot;title&quot;:&quot;Development, movement and agency: Breaking away into mycorrhizae activities&quot;,&quot;page&quot;:&quot;1–43&quot;,&quot;type&quot;:&quot;article-journal&quot;,&quot;issued&quot;:{&quot;date-parts&quot;:[[&quot;2006&quot;]]},&quot;volume&quot;:&quot;1&quot;,&quot;citation-key&quot;:&quot;engestrom2006development&quot;},&quot;uris&quot;:[&quot;http://zotero.org/users/1913249/items/UIKDSI5X&quot;],&quot;prefix&quot;:&quot;&quot;,&quot;id&quot;:9119,&quot;uri&quot;:[&quot;http://zotero.org/users/1913249/items/UIKDSI5X&quot;],&quot;suffix&quot;:&quot;&quot;},{&quot;itemData&quot;:{&quot;citation-key&quot;:&quot;haapasaari_emergence_2016&quot;,&quot;id&quot;:&quot;haapasaari_emergence_2016&quot;,&quot;container-title&quot;:&quot;Journal of Education and Work&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URL&quot;:&quot;https://doi.org/10.1080/13639080.2014.900168&quot;,&quot;type&quot;:&quot;article-journal&quot;,&quot;title&quot;:&quot;The emergence of learners’ transformative agency in a Change Laboratory intervention&quot;,&quot;DOI&quot;:&quot;10.1080/13639080.2014.900168&quot;,&quot;source&quot;:&quot;Taylor and Francis+NEJM&quot;,&quot;ISSN&quot;:&quot;1363-9080&quot;,&quot;issued&quot;:{&quot;date-parts&quot;:[[&quot;2016&quot;,2,17]]},&quot;page&quot;:&quot;232-262&quot;,&quot;accessed&quot;:{&quot;date-parts&quot;:[[&quot;2019&quot;,7,3]]},&quot;volume&quot;:&quot;29&quot;,&quot;author&quot;:[{&quot;given&quot;:&quot;Arja&quot;,&quot;family&quot;:&quot;Haapasaari&quot;},{&quot;given&quot;:&quot;Yrjö&quot;,&quot;family&quot;:&quot;Engeström&quot;},{&quot;given&quot;:&quot;Hannele&quot;,&quot;family&quot;:&quot;Kerosuo&quot;}],&quot;issue&quot;:&quot;2&quot;},&quot;uris&quot;:[&quot;http://zotero.org/users/1913249/items/Q38UQIIH&quot;],&quot;prefix&quot;:&quot;&quot;,&quot;id&quot;:3370,&quot;uri&quot;:[&quot;http://zotero.org/users/1913249/items/Q38UQIIH&quot;],&quot;suffix&quot;:&quot;&quot;},{&quot;itemData&quot;:{&quot;URL&quot;:&quot;https://www.tandfonline.com/doi/full/10.1080/10508406.2016.1204547&quot;,&quot;id&quot;:&quot;sannino_formative_2016&quot;,&quot;DOI&quot;:&quot;10.1080/10508406.2016.1204547&quot;,&quot;ISSN&quot;:&quot;1050-8406, 1532-7809&quot;,&quot;issued&quot;:{&quot;date-parts&quot;:[[&quot;2016&quot;,10]]},&quot;issue&quot;:&quot;4&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title&quot;:&quot;Formative Interventions for Expansive Learning and Transformative Agency&quot;,&quot;page&quot;:&quot;599-633&quot;,&quot;container-title&quot;:&quot;Journal of the Learning Sciences&quot;,&quot;citation-key&quot;:&quot;sannino_formative_2016&quot;,&quot;accessed&quot;:{&quot;date-parts&quot;:[[&quot;2019&quot;,3,21]]},&quot;volume&quot;:&quot;25&quot;,&quot;language&quot;:&quot;en&quot;,&quot;type&quot;:&quot;article-journal&quot;},&quot;uris&quot;:[&quot;http://zotero.org/users/1913249/items/TB35W5A6&quot;],&quot;prefix&quot;:&quot;&quot;,&quot;id&quot;:3015,&quot;uri&quot;:[&quot;http://zotero.org/users/1913249/items/TB35W5A6&quot;],&quot;suffix&quot;:&quot;&quot;}],&quot;schema&quot;:&quot;https://github.com/citation-style-language/schema/raw/master/csl-citation.json&quot;,&quot;properties&quot;:{&quot;noteIndex&quot;:0,&quot;formattedCitation&quot;:&quot;[@engestrom2006development; @haapasaari_emergence_2016; @sannino_formative_2016]&quot;},&quot;citationID&quot;:&quot;hvepbceg&quot;} RNDdpbxybymgp"/>.</text:p>
      <text:h text:style-name="Heading_20_4" text:outline-level="4"><text:bookmark-start text:name="dilemma-tension-for-the-facilitator-how-sketchy-to-make-the-design-perhaps-move-to-end-to-allow-cf-with-relational-agency"/>Dilemma / Tension for the facilitator, how sketchy to make the design? PERHAPS MOVE TO END TO ALLOW CF WITH RELATIONAL AGENCY?<text:bookmark-end text:name="dilemma-tension-for-the-facilitator-how-sketchy-to-make-the-design-perhaps-move-to-end-to-allow-cf-with-relational-agency"/></text:h>
      <text:p text:style-name="First_20_paragraph">The dilemma here of transformational happening most for participants in P1, and you can design OUT transformational agency, hence sketchy pedagogies</text:p>
      <text:list text:style-name="L31">
        <text:list-item>
          <text:p text:style-name="P36">Shifting forms of agency</text:p>
        </text:list-item>
        <text:list-item>
          <text:p text:style-name="P36">Danger of the design being too complete, a concept of sketchy pedagogy</text:p>
        </text:list-item>
      </text:list>
      <text:p text:style-name="First_20_paragraph">From TA in P1 To relational in P2 Increased support for relational in P3</text:p>
      <text:p text:style-name="Text_20_body"><text:span text:style-name="T1">Danger of designing away the possibility for transformational agency</text:span></text:p>
      <text:p text:style-name="Text_20_body">One of my drivers in this research was to better understand my love of sketch, chaotic learning environments.</text:p>
      <text:p text:style-name="Text_20_body">The contrast of mediational based, instrumental agency of a more completed learning design and the more exploratory, experimental process of P1.</text:p>
      <text:p text:style-name="Text_20_body">There is a potential tension between instrumental agency and transformative agency. A design which minimises possible conflicts also reduces the potential for participants to solve them both individually and collective responses.</text:p>
      <text:p text:style-name="Text_20_body">As a learning designer, design decisions to reduce practical tensions, increase the instrumental agency of learners allowing them to experience a feeling of control over their creative process.</text:p>
      <text:p text:style-name="Text_20_body">Later participants have less opportunity for transformative agency in terms of how their input transforms the context and structure of the learning design.</text:p>
      <text:p text:style-name="Text_20_body">This invites a question: is nurturing transformative agency by creating space for emergent practices sustainable or desirable for ongoing iterations?</text:p>
      <text:p text:style-name="Text_20_body">To retain this potential for transformation it may be advantageous to keep some key areas of the learning design should be more open in structure to encourage the emergence of participant responses and novel practices.</text:p>
      <text:p text:style-name="Text_20_body">How much of the learning design can/should be transferred to other settings.</text:p>
      <text:p text:style-name="Text_20_body">In terms of desirability, as a personal refection while I love this aspect, but others can find it stressful. Different strokes.</text:p>
      <text:p text:style-name="Text_20_body">And the danger of being too instrumental if the design is too complete.</text:p>
      <text:p text:style-name="Text_20_body">A danger that my interest and focus on messy / sketchy pedagogies would try to avoid. But which has wider implications in terms of inclusion and levels of stress for participants.</text:p>
      <text:h text:style-name="Heading_20_3" text:outline-level="3"><text:bookmark-start text:name="c---relational-agency-in-emergent-activities-in-emergent-cultural-context---3rd-spaces-idiocultures-and-repertoires"/>2c - Relational Agency in emergent activities in emergent cultural context - 3rd Spaces, idiocultures, and repertoires<text:bookmark-end text:name="c---relational-agency-in-emergent-activities-in-emergent-cultural-context---3rd-spaces-idiocultures-and-repertoires"/></text:h>
      <text:p text:style-name="First_20_paragraph">This section moves beyond instrumental and transformative agency to a wider more ecological interpretation of agency helpful in deeper analysis of the cultural plane of activity.</text:p>
      <text:p text:style-name="Text_20_body">In research which addresses participant agency, Gutiérrez et al. <text:reference-mark-start text:name="ZOTERO_ITEM CSL_CITATION {&quot;citationItems&quot;:[{&quot;itemData&quot;:{&quot;citation-key&quot;:&quot;gutierrez_youth_2019-1&quot;,&quot;id&quot;:&quot;gutierrez_youth_2019-1&quot;,&quot;DOI&quot;:&quot;10.1080/10749039.2019.1652327&quot;,&quot;ISSN&quot;:&quot;1074-9039, 1532-7884&quot;,&quot;issued&quot;:{&quot;date-parts&quot;:[[&quot;2019&quot;,10,2]]},&quot;container-title-short&quot;:&quot;Mind, Culture, and Activity&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source&quot;:&quot;DOI.org (Crossref)&quot;,&quot;title&quot;:&quot;Youth as historical actors in the production of possible futures&quot;,&quot;page&quot;:&quot;291-308&quot;,&quot;type&quot;:&quot;article-journal&quot;,&quot;URL&quot;:&quot;https://www.tandfonline.com/doi/full/10.1080/10749039.2019.1652327&quot;,&quot;container-title&quot;:&quot;Mind, Culture, and Activity&quot;,&quot;accessed&quot;:{&quot;date-parts&quot;:[[&quot;2025&quot;,1,18]]},&quot;volume&quot;:&quot;26&quot;,&quot;language&quot;:&quot;en&quot;,&quot;issue&quot;:&quot;4&quot;},&quot;uris&quot;:[&quot;http://zotero.org/users/1913249/items/B5665QWW&quot;],&quot;prefix&quot;:&quot;&quot;,&quot;id&quot;:10062,&quot;uri&quot;:[&quot;http://zotero.org/users/1913249/items/B5665QWW&quot;],&quot;suffix&quot;:&quot;&quot;}],&quot;schema&quot;:&quot;https://github.com/citation-style-language/schema/raw/master/csl-citation.json&quot;,&quot;properties&quot;:{&quot;noteIndex&quot;:0,&quot;formattedCitation&quot;:&quot;[@gutierrez_youth_2019-1]&quot;},&quot;citationID&quot;:&quot;epmvynps&quot;} RNDfgqnayjfnk"/>&lt;Do Zotero Refresh: [@gutierrez_youth_2019-1]&gt;<text:reference-mark-end text:name="ZOTERO_ITEM CSL_CITATION {&quot;citationItems&quot;:[{&quot;itemData&quot;:{&quot;citation-key&quot;:&quot;gutierrez_youth_2019-1&quot;,&quot;id&quot;:&quot;gutierrez_youth_2019-1&quot;,&quot;DOI&quot;:&quot;10.1080/10749039.2019.1652327&quot;,&quot;ISSN&quot;:&quot;1074-9039, 1532-7884&quot;,&quot;issued&quot;:{&quot;date-parts&quot;:[[&quot;2019&quot;,10,2]]},&quot;container-title-short&quot;:&quot;Mind, Culture, and Activity&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source&quot;:&quot;DOI.org (Crossref)&quot;,&quot;title&quot;:&quot;Youth as historical actors in the production of possible futures&quot;,&quot;page&quot;:&quot;291-308&quot;,&quot;type&quot;:&quot;article-journal&quot;,&quot;URL&quot;:&quot;https://www.tandfonline.com/doi/full/10.1080/10749039.2019.1652327&quot;,&quot;container-title&quot;:&quot;Mind, Culture, and Activity&quot;,&quot;accessed&quot;:{&quot;date-parts&quot;:[[&quot;2025&quot;,1,18]]},&quot;volume&quot;:&quot;26&quot;,&quot;language&quot;:&quot;en&quot;,&quot;issue&quot;:&quot;4&quot;},&quot;uris&quot;:[&quot;http://zotero.org/users/1913249/items/B5665QWW&quot;],&quot;prefix&quot;:&quot;&quot;,&quot;id&quot;:10062,&quot;uri&quot;:[&quot;http://zotero.org/users/1913249/items/B5665QWW&quot;],&quot;suffix&quot;:&quot;&quot;}],&quot;schema&quot;:&quot;https://github.com/citation-style-language/schema/raw/master/csl-citation.json&quot;,&quot;properties&quot;:{&quot;noteIndex&quot;:0,&quot;formattedCitation&quot;:&quot;[@gutierrez_youth_2019-1]&quot;},&quot;citationID&quot;:&quot;epmvynps&quot;} RNDfgqnayjfnk"/> incorporate broader cultural factors including issues of participant identity and movement of practices between learning settings. While these concepts build on the foundation of 3GAT in terms of conceptions of interacting activity systems <text:reference-mark-start text:name="ZOTERO_ITEM CSL_CITATION {&quot;citationItems&quot;:[{&quot;itemData&quot;:{&quot;citation-key&quot;:&quot;engestrom_development_1996&quot;,&quot;id&quot;:&quot;engestrom_development_1996&quot;,&quot;source&quot;:&quot;Semantic Scholar&quot;,&quot;title&quot;:&quot;Development as breaking away and opening up: A challenge to Vygotsky and Piaget&quot;,&quot;URL&quot;:&quot;https://www.semanticscholar.org/paper/Development-as-breaking-away-and-opening-up%3A-A-to-Engestr%C3%B6m/1d4071c3a3506d0d41d058f4029d65102e25db0a&quot;,&quot;type&quot;:&quot;article-journal&quot;,&quot;issued&quot;:{&quot;date-parts&quot;:[[&quot;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accessed&quot;:{&quot;date-parts&quot;:[[&quot;2025&quot;,3,6]]},&quot;author&quot;:[{&quot;given&quot;:&quot;Yrjö&quot;,&quot;family&quot;:&quot;Engeström&quot;}],&quot;title-short&quot;:&quot;Development as breaking away and opening up&quot;,&quot;container-title&quot;:&quot;Swiss Journal of Psychology&quot;},&quot;uris&quot;:[&quot;http://zotero.org/users/1913249/items/6RYDRRAP&quot;],&quot;prefix&quot;:&quot;&quot;,&quot;id&quot;:10149,&quot;uri&quot;:[&quot;http://zotero.org/users/1913249/items/6RYDRRAP&quot;],&quot;suffix&quot;:&quot;&quot;}],&quot;schema&quot;:&quot;https://github.com/citation-style-language/schema/raw/master/csl-citation.json&quot;,&quot;properties&quot;:{&quot;noteIndex&quot;:0,&quot;formattedCitation&quot;:&quot;[@engestrom_development_1996]&quot;},&quot;citationID&quot;:&quot;hrqlgsif&quot;} RNDtgravwpirn"/>&lt;Do Zotero Refresh: [@engestrom_development_1996]&gt;<text:reference-mark-end text:name="ZOTERO_ITEM CSL_CITATION {&quot;citationItems&quot;:[{&quot;itemData&quot;:{&quot;citation-key&quot;:&quot;engestrom_development_1996&quot;,&quot;id&quot;:&quot;engestrom_development_1996&quot;,&quot;source&quot;:&quot;Semantic Scholar&quot;,&quot;title&quot;:&quot;Development as breaking away and opening up: A challenge to Vygotsky and Piaget&quot;,&quot;URL&quot;:&quot;https://www.semanticscholar.org/paper/Development-as-breaking-away-and-opening-up%3A-A-to-Engestr%C3%B6m/1d4071c3a3506d0d41d058f4029d65102e25db0a&quot;,&quot;type&quot;:&quot;article-journal&quot;,&quot;issued&quot;:{&quot;date-parts&quot;:[[&quot;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accessed&quot;:{&quot;date-parts&quot;:[[&quot;2025&quot;,3,6]]},&quot;author&quot;:[{&quot;given&quot;:&quot;Yrjö&quot;,&quot;family&quot;:&quot;Engeström&quot;}],&quot;title-short&quot;:&quot;Development as breaking away and opening up&quot;,&quot;container-title&quot;:&quot;Swiss Journal of Psychology&quot;},&quot;uris&quot;:[&quot;http://zotero.org/users/1913249/items/6RYDRRAP&quot;],&quot;prefix&quot;:&quot;&quot;,&quot;id&quot;:10149,&quot;uri&quot;:[&quot;http://zotero.org/users/1913249/items/6RYDRRAP&quot;],&quot;suffix&quot;:&quot;&quot;}],&quot;schema&quot;:&quot;https://github.com/citation-style-language/schema/raw/master/csl-citation.json&quot;,&quot;properties&quot;:{&quot;noteIndex&quot;:0,&quot;formattedCitation&quot;:&quot;[@engestrom_development_1996]&quot;},&quot;citationID&quot;:&quot;hrqlgsif&quot;} RNDtgravwpirn"/>, they include concepts distinct from those explored in the Helsinki schools form of formative intervention Change Labs. This section explores the findings of previous chapters using three of these concepts of that or third spaces, idiocultures and repertoires of practice. Specifically positioning the idioculture of the game making program as a sum of emerging repertoires of practice of participants and practitioners happening in a third space.</text:p>
      <text:p text:style-name="Text_20_body">This section contends that relational agency is the closest fit to match the development of these three elements but will complexify this via comparative analysis with transformational agency in the final section.</text:p>
      <text:h text:style-name="Heading_20_4" text:outline-level="4"><text:bookmark-start text:name="observations-on-repertoires"/>Observations on repertoires<text:bookmark-end text:name="observations-on-repertoires"/></text:h>
      <text:p text:style-name="First_20_paragraph"><text:span text:style-name="T1">More on Funds of Knowledge / repertoires and how they emerge in my research</text:span></text:p>
      <text:p text:style-name="Text_20_body">One of they key findings of the previous chapter is the diverse use of GDP concepts within processes which allowed participant to incorporate practices and interests from home life or other spaces. Most notably this is seen within the sections on divisions of labour and use of funds of knowledge and identity. Examples include: being the identification with graphical art and the development of specialism in Madiha’s family, the general use of game playing knowledge, home pedagogies like paper based sketching and more professional knowledge brought by Dan. This blending of the use of GDP concepts, in-template affordence, supporting resources, with such knowledge and practices from other activity systems can be analysed using the concept of repertoires. Rogoff and Gutierrez’s initial motivation in their exploration of repertoires was to challenge simplistic, overgeneralising approaches regarding learning styles especially if applied to non-dominant communities <text:reference-mark-start text:name="ZOTERO_ITEM CSL_CITATION {&quot;citationItems&quot;:[{&quot;itemData&quot;:{&quot;citation-key&quot;:&quot;gutierrez_cultural_2003&quot;,&quot;id&quot;:&quot;gutierrez_cultural_2003&quot;,&quot;DOI&quot;:&quot;10.3102/0013189X032005019&quot;,&quot;ISSN&quot;:&quot;0013-189X, 1935-102X&quot;,&quot;issued&quot;:{&quot;date-parts&quot;:[[&quot;2003&quot;,6]]},&quot;title-short&quot;:&quot;Cultural Ways of Learning&quot;,&quot;container-title-short&quot;:&quot;Educational Researcher&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title&quot;:&quot;Cultural Ways of Learning: Individual Traits or Repertoires of Practice&quot;,&quot;page&quot;:&quot;19-25&quot;,&quot;license&quot;:&quot;http://journals.sagepub.com/page/policies/text-and-data-mining-license&quot;,&quot;URL&quot;:&quot;http://journals.sagepub.com/doi/10.3102/0013189X032005019&quot;,&quot;type&quot;:&quot;article-journal&quot;,&quot;container-title&quot;:&quot;Educational Researcher&quot;,&quot;accessed&quot;:{&quot;date-parts&quot;:[[&quot;2024&quot;,9,8]]},&quot;volume&quot;:&quot;32&quot;,&quot;language&quot;:&quot;en&quot;,&quot;issue&quot;:&quot;5&quot;},&quot;uris&quot;:[&quot;http://zotero.org/users/1913249/items/BW6F6HY6&quot;],&quot;prefix&quot;:&quot;&quot;,&quot;id&quot;:9830,&quot;uri&quot;:[&quot;http://zotero.org/users/1913249/items/BW6F6HY6&quot;],&quot;suffix&quot;:&quot;&quot;}],&quot;schema&quot;:&quot;https://github.com/citation-style-language/schema/raw/master/csl-citation.json&quot;,&quot;properties&quot;:{&quot;noteIndex&quot;:0,&quot;formattedCitation&quot;:&quot;[@gutierrez_cultural_2003]&quot;},&quot;citationID&quot;:&quot;wggbnxpn&quot;} RNDvytijbaamh"/>&lt;Do Zotero Refresh: [@gutierrez_cultural_2003]&gt;<text:reference-mark-end text:name="ZOTERO_ITEM CSL_CITATION {&quot;citationItems&quot;:[{&quot;itemData&quot;:{&quot;citation-key&quot;:&quot;gutierrez_cultural_2003&quot;,&quot;id&quot;:&quot;gutierrez_cultural_2003&quot;,&quot;DOI&quot;:&quot;10.3102/0013189X032005019&quot;,&quot;ISSN&quot;:&quot;0013-189X, 1935-102X&quot;,&quot;issued&quot;:{&quot;date-parts&quot;:[[&quot;2003&quot;,6]]},&quot;title-short&quot;:&quot;Cultural Ways of Learning&quot;,&quot;container-title-short&quot;:&quot;Educational Researcher&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title&quot;:&quot;Cultural Ways of Learning: Individual Traits or Repertoires of Practice&quot;,&quot;page&quot;:&quot;19-25&quot;,&quot;license&quot;:&quot;http://journals.sagepub.com/page/policies/text-and-data-mining-license&quot;,&quot;URL&quot;:&quot;http://journals.sagepub.com/doi/10.3102/0013189X032005019&quot;,&quot;type&quot;:&quot;article-journal&quot;,&quot;container-title&quot;:&quot;Educational Researcher&quot;,&quot;accessed&quot;:{&quot;date-parts&quot;:[[&quot;2024&quot;,9,8]]},&quot;volume&quot;:&quot;32&quot;,&quot;language&quot;:&quot;en&quot;,&quot;issue&quot;:&quot;5&quot;},&quot;uris&quot;:[&quot;http://zotero.org/users/1913249/items/BW6F6HY6&quot;],&quot;prefix&quot;:&quot;&quot;,&quot;id&quot;:9830,&quot;uri&quot;:[&quot;http://zotero.org/users/1913249/items/BW6F6HY6&quot;],&quot;suffix&quot;:&quot;&quot;}],&quot;schema&quot;:&quot;https://github.com/citation-style-language/schema/raw/master/csl-citation.json&quot;,&quot;properties&quot;:{&quot;noteIndex&quot;:0,&quot;formattedCitation&quot;:&quot;[@gutierrez_cultural_2003]&quot;},&quot;citationID&quot;:&quot;wggbnxpn&quot;} RNDvytijbaamh"/>. The researchers highlight the value of identifying potential funds of knowledge framed as “linguistic and cultural-historical repertoires” that learners bring to learning environments <text:reference-mark-start text:name="ZOTERO_ITEM CSL_CITATION {&quot;citationItems&quot;:[{&quot;itemData&quot;:{&quot;citation-key&quot;:&quot;gutierrez_cultural_2003&quot;,&quot;id&quot;:&quot;gutierrez_cultural_2003&quot;,&quot;DOI&quot;:&quot;10.3102/0013189X032005019&quot;,&quot;ISSN&quot;:&quot;0013-189X, 1935-102X&quot;,&quot;issued&quot;:{&quot;date-parts&quot;:[[&quot;2003&quot;,6]]},&quot;title-short&quot;:&quot;Cultural Ways of Learning&quot;,&quot;container-title-short&quot;:&quot;Educational Researcher&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title&quot;:&quot;Cultural Ways of Learning: Individual Traits or Repertoires of Practice&quot;,&quot;page&quot;:&quot;19-25&quot;,&quot;license&quot;:&quot;http://journals.sagepub.com/page/policies/text-and-data-mining-license&quot;,&quot;URL&quot;:&quot;http://journals.sagepub.com/doi/10.3102/0013189X032005019&quot;,&quot;type&quot;:&quot;article-journal&quot;,&quot;container-title&quot;:&quot;Educational Researcher&quot;,&quot;accessed&quot;:{&quot;date-parts&quot;:[[&quot;2024&quot;,9,8]]},&quot;volume&quot;:&quot;32&quot;,&quot;language&quot;:&quot;en&quot;,&quot;issue&quot;:&quot;5&quot;},&quot;uris&quot;:[&quot;http://zotero.org/users/1913249/items/BW6F6HY6&quot;],&quot;locator&quot;:&quot;22&quot;,&quot;prefix&quot;:&quot;&quot;,&quot;id&quot;:9830,&quot;uri&quot;:[&quot;http://zotero.org/users/1913249/items/BW6F6HY6&quot;]}],&quot;schema&quot;:&quot;https://github.com/citation-style-language/schema/raw/master/csl-citation.json&quot;,&quot;properties&quot;:{&quot;noteIndex&quot;:0,&quot;formattedCitation&quot;:&quot;[@gutierrez_cultural_2003, p.22]&quot;},&quot;citationID&quot;:&quot;svnmcemy&quot;} RNDbcgspczwem"/>&lt;Do Zotero Refresh: [@gutierrez_cultural_2003, p.22]&gt;<text:reference-mark-end text:name="ZOTERO_ITEM CSL_CITATION {&quot;citationItems&quot;:[{&quot;itemData&quot;:{&quot;citation-key&quot;:&quot;gutierrez_cultural_2003&quot;,&quot;id&quot;:&quot;gutierrez_cultural_2003&quot;,&quot;DOI&quot;:&quot;10.3102/0013189X032005019&quot;,&quot;ISSN&quot;:&quot;0013-189X, 1935-102X&quot;,&quot;issued&quot;:{&quot;date-parts&quot;:[[&quot;2003&quot;,6]]},&quot;title-short&quot;:&quot;Cultural Ways of Learning&quot;,&quot;container-title-short&quot;:&quot;Educational Researcher&quot;,&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title&quot;:&quot;Cultural Ways of Learning: Individual Traits or Repertoires of Practice&quot;,&quot;page&quot;:&quot;19-25&quot;,&quot;license&quot;:&quot;http://journals.sagepub.com/page/policies/text-and-data-mining-license&quot;,&quot;URL&quot;:&quot;http://journals.sagepub.com/doi/10.3102/0013189X032005019&quot;,&quot;type&quot;:&quot;article-journal&quot;,&quot;container-title&quot;:&quot;Educational Researcher&quot;,&quot;accessed&quot;:{&quot;date-parts&quot;:[[&quot;2024&quot;,9,8]]},&quot;volume&quot;:&quot;32&quot;,&quot;language&quot;:&quot;en&quot;,&quot;issue&quot;:&quot;5&quot;},&quot;uris&quot;:[&quot;http://zotero.org/users/1913249/items/BW6F6HY6&quot;],&quot;locator&quot;:&quot;22&quot;,&quot;prefix&quot;:&quot;&quot;,&quot;id&quot;:9830,&quot;uri&quot;:[&quot;http://zotero.org/users/1913249/items/BW6F6HY6&quot;]}],&quot;schema&quot;:&quot;https://github.com/citation-style-language/schema/raw/master/csl-citation.json&quot;,&quot;properties&quot;:{&quot;noteIndex&quot;:0,&quot;formattedCitation&quot;:&quot;[@gutierrez_cultural_2003, p.22]&quot;},&quot;citationID&quot;:&quot;svnmcemy&quot;} RNDbcgspczwem"/>. Other research by Gutierrez addresses the importance of participants movement between sites of activity and its impact on learning <text:reference-mark-start text:name="ZOTERO_ITEM CSL_CITATION {&quot;citationItems&quot;:[{&quot;itemData&quot;:{&quot;URL&quot;:&quot;https://ila.onlinelibrary.wiley.com/doi/abs/10.1598/RRQ.43.2.3&quot;,&quot;id&quot;:&quot;gutierrez_developing_2008&quot;,&quot;DOI&quot;:&quot;https://doi.org/10.1598/RRQ.43.2.3&quot;,&quot;ISSN&quot;:&quot;1936-2722&quot;,&quot;issued&quot;:{&quot;date-parts&quot;:[[&quot;2008&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title&quot;:&quot;Developing a Sociocritical Literacy in the Third Space&quot;,&quot;page&quot;:&quot;148-164&quot;,&quot;container-title&quot;:&quot;Reading Research Quarterly&quot;,&quot;citation-key&quot;:&quot;gutierrez_developing_2008&quot;,&quot;accessed&quot;:{&quot;date-parts&quot;:[[&quot;2021&quot;,3,18]]},&quot;volume&quot;:&quot;43&quot;,&quot;language&quot;:&quot;en&quot;,&quot;type&quot;:&quot;article-journal&quot;},&quot;uris&quot;:[&quot;http://zotero.org/users/1913249/items/DAPR6ZQ4&quot;],&quot;prefix&quot;:&quot;&quot;,&quot;id&quot;:79,&quot;uri&quot;:[&quot;http://zotero.org/users/1913249/items/DAPR6ZQ4&quot;],&quot;suffix&quot;:&quot;&quot;},{&quot;itemData&quot;:{&quot;citation-key&quot;:&quot;gutierrez_learning_2019-1&quot;,&quot;id&quot;:&quot;gutierrez_learning_2019-1&quot;,&quot;DOI&quot;:&quot;10.1159/000496239&quot;,&quot;ISSN&quot;:&quot;0018-716X, 1423-0054&quot;,&quot;issued&quot;:{&quot;date-parts&quot;:[[&quot;2019&quot;]]},&quot;title-short&quot;:&quot;Learning as Movement in Social Design-Based Experiments&quot;,&quot;container-title-short&quot;:&quot;Human Development&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title&quot;:&quot;Learning as Movement in Social Design-Based Experiments: Play as a Leading Activity&quot;,&quot;page&quot;:&quot;66-82&quot;,&quot;license&quot;:&quot;https://www.karger.com/Services/SiteLicenses&quot;,&quot;URL&quot;:&quot;https://karger.com/HDE/article/doi/10.1159/000496239&quot;,&quot;type&quot;:&quot;article-journal&quot;,&quot;container-title&quot;:&quot;Human Development&quot;,&quot;accessed&quot;:{&quot;date-parts&quot;:[[&quot;2025&quot;,1,10]]},&quot;volume&quot;:&quot;62&quot;,&quot;language&quot;:&quot;en&quot;,&quot;issue&quot;:&quot;1-2&quot;},&quot;uris&quot;:[&quot;http://zotero.org/users/1913249/items/G3R9PEWW&quot;],&quot;prefix&quot;:&quot;&quot;,&quot;id&quot;:10007,&quot;uri&quot;:[&quot;http://zotero.org/users/1913249/items/G3R9PEWW&quot;],&quot;suffix&quot;:&quot;&quot;}],&quot;schema&quot;:&quot;https://github.com/citation-style-language/schema/raw/master/csl-citation.json&quot;,&quot;properties&quot;:{&quot;noteIndex&quot;:0,&quot;formattedCitation&quot;:&quot;[@gutierrez_developing_2008; @gutierrez_learning_2019-1]&quot;},&quot;citationID&quot;:&quot;tuapttxc&quot;} RNDuychgvcthe"/>&lt;Do Zotero Refresh: [@gutierrez_developing_2008; @gutierrez_learning_2019-1]&gt;<text:reference-mark-end text:name="ZOTERO_ITEM CSL_CITATION {&quot;citationItems&quot;:[{&quot;itemData&quot;:{&quot;URL&quot;:&quot;https://ila.onlinelibrary.wiley.com/doi/abs/10.1598/RRQ.43.2.3&quot;,&quot;id&quot;:&quot;gutierrez_developing_2008&quot;,&quot;DOI&quot;:&quot;https://doi.org/10.1598/RRQ.43.2.3&quot;,&quot;ISSN&quot;:&quot;1936-2722&quot;,&quot;issued&quot;:{&quot;date-parts&quot;:[[&quot;2008&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title&quot;:&quot;Developing a Sociocritical Literacy in the Third Space&quot;,&quot;page&quot;:&quot;148-164&quot;,&quot;container-title&quot;:&quot;Reading Research Quarterly&quot;,&quot;citation-key&quot;:&quot;gutierrez_developing_2008&quot;,&quot;accessed&quot;:{&quot;date-parts&quot;:[[&quot;2021&quot;,3,18]]},&quot;volume&quot;:&quot;43&quot;,&quot;language&quot;:&quot;en&quot;,&quot;type&quot;:&quot;article-journal&quot;},&quot;uris&quot;:[&quot;http://zotero.org/users/1913249/items/DAPR6ZQ4&quot;],&quot;prefix&quot;:&quot;&quot;,&quot;id&quot;:79,&quot;uri&quot;:[&quot;http://zotero.org/users/1913249/items/DAPR6ZQ4&quot;],&quot;suffix&quot;:&quot;&quot;},{&quot;itemData&quot;:{&quot;citation-key&quot;:&quot;gutierrez_learning_2019-1&quot;,&quot;id&quot;:&quot;gutierrez_learning_2019-1&quot;,&quot;DOI&quot;:&quot;10.1159/000496239&quot;,&quot;ISSN&quot;:&quot;0018-716X, 1423-0054&quot;,&quot;issued&quot;:{&quot;date-parts&quot;:[[&quot;2019&quot;]]},&quot;title-short&quot;:&quot;Learning as Movement in Social Design-Based Experiments&quot;,&quot;container-title-short&quot;:&quot;Human Development&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title&quot;:&quot;Learning as Movement in Social Design-Based Experiments: Play as a Leading Activity&quot;,&quot;page&quot;:&quot;66-82&quot;,&quot;license&quot;:&quot;https://www.karger.com/Services/SiteLicenses&quot;,&quot;URL&quot;:&quot;https://karger.com/HDE/article/doi/10.1159/000496239&quot;,&quot;type&quot;:&quot;article-journal&quot;,&quot;container-title&quot;:&quot;Human Development&quot;,&quot;accessed&quot;:{&quot;date-parts&quot;:[[&quot;2025&quot;,1,10]]},&quot;volume&quot;:&quot;62&quot;,&quot;language&quot;:&quot;en&quot;,&quot;issue&quot;:&quot;1-2&quot;},&quot;uris&quot;:[&quot;http://zotero.org/users/1913249/items/G3R9PEWW&quot;],&quot;prefix&quot;:&quot;&quot;,&quot;id&quot;:10007,&quot;uri&quot;:[&quot;http://zotero.org/users/1913249/items/G3R9PEWW&quot;],&quot;suffix&quot;:&quot;&quot;}],&quot;schema&quot;:&quot;https://github.com/citation-style-language/schema/raw/master/csl-citation.json&quot;,&quot;properties&quot;:{&quot;noteIndex&quot;:0,&quot;formattedCitation&quot;:&quot;[@gutierrez_developing_2008; @gutierrez_learning_2019-1]&quot;},&quot;citationID&quot;:&quot;tuapttxc&quot;} RNDuychgvcthe"/>.</text:p>
      <text:h text:style-name="Heading_20_5" text:outline-level="5"><text:bookmark-start text:name="linking-repertoires-to-my-study-learning-design-designing-for-agency"/>Linking repertoires to my study / learning design &amp; designing for agency<text:bookmark-end text:name="linking-repertoires-to-my-study-learning-design-designing-for-agency"/></text:h>
      <text:p text:style-name="First_20_paragraph">The data of this study provides a strong case study, evidence and detail to this process in the use of external repertoires and their remediation into new repertoires.</text:p>
      <text:p text:style-name="Text_20_body">The process of developing new repertoires is not a solo process in this new space. The complex relations between participants outlined in the vignettes and data of the last chapter show an interdependence showing characteristics of relational agency.</text:p>
      <text:p text:style-name="Text_20_body">Edwards <text:reference-mark-start text:name="ZOTERO_ITEM CSL_CITATION {&quot;citationItems&quot;:[{&quot;itemData&quot;:{&quot;citation-key&quot;:&quot;edwards2009systemic&quot;,&quot;id&quot;:&quot;edwards2009systemic&quot;,&quot;container-title&quot;:&quot;Learning and expanding with activity theory&quot;,&quot;type&quot;:&quot;article-journal&quot;,&quot;issued&quot;:{&quot;date-parts&quot;:[[&quot;2009&quot;]]},&quot;author&quot;:[{&quot;given&quot;:&quot;Anne&quot;,&quot;family&quot;:&quot;Edwards&quot;}],&quot;title&quot;:&quot;From the systemic to the relational: Relational agency and activity theory&quot;,&quot;page&quot;:&quot;197–211&quot;},&quot;uris&quot;:[&quot;http://zotero.org/users/1913249/items/P7UTFAYY&quot;],&quot;prefix&quot;:&quot;&quot;,&quot;id&quot;:8802,&quot;uri&quot;:[&quot;http://zotero.org/users/1913249/items/P7UTFAYY&quot;],&quot;suffix&quot;:&quot;&quot;}],&quot;schema&quot;:&quot;https://github.com/citation-style-language/schema/raw/master/csl-citation.json&quot;,&quot;properties&quot;:{&quot;noteIndex&quot;:0,&quot;formattedCitation&quot;:&quot;[@edwards2009systemic]&quot;},&quot;citationID&quot;:&quot;ytczvisl&quot;} RNDlripdcjdrc"/>&lt;Do Zotero Refresh: [@edwards2009systemic]&gt;<text:reference-mark-end text:name="ZOTERO_ITEM CSL_CITATION {&quot;citationItems&quot;:[{&quot;itemData&quot;:{&quot;citation-key&quot;:&quot;edwards2009systemic&quot;,&quot;id&quot;:&quot;edwards2009systemic&quot;,&quot;container-title&quot;:&quot;Learning and expanding with activity theory&quot;,&quot;type&quot;:&quot;article-journal&quot;,&quot;issued&quot;:{&quot;date-parts&quot;:[[&quot;2009&quot;]]},&quot;author&quot;:[{&quot;given&quot;:&quot;Anne&quot;,&quot;family&quot;:&quot;Edwards&quot;}],&quot;title&quot;:&quot;From the systemic to the relational: Relational agency and activity theory&quot;,&quot;page&quot;:&quot;197–211&quot;},&quot;uris&quot;:[&quot;http://zotero.org/users/1913249/items/P7UTFAYY&quot;],&quot;prefix&quot;:&quot;&quot;,&quot;id&quot;:8802,&quot;uri&quot;:[&quot;http://zotero.org/users/1913249/items/P7UTFAYY&quot;],&quot;suffix&quot;:&quot;&quot;}],&quot;schema&quot;:&quot;https://github.com/citation-style-language/schema/raw/master/csl-citation.json&quot;,&quot;properties&quot;:{&quot;noteIndex&quot;:0,&quot;formattedCitation&quot;:&quot;[@edwards2009systemic]&quot;},&quot;citationID&quot;:&quot;ytczvisl&quot;} RNDlripdcjdrc"/>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tems&quot;:[{&quot;itemData&quot;:{&quot;citation-key&quot;:&quot;digiacomo_relational_2016-1&quot;,&quot;id&quot;:&quot;digiacomo_relational_2016-1&quot;,&quot;DOI&quot;:&quot;10.1080/10749039.2015.1058398&quot;,&quot;ISSN&quot;:&quot;1074-9039, 1532-7884&quot;,&quot;issued&quot;:{&quot;date-parts&quot;:[[&quot;2016&quot;,4,2]]},&quot;container-title-short&quot;:&quot;Mind, Culture, and Activity&quot;,&quot;author&quot;:[{&quot;given&quot;:&quot;Daniela K.&quot;,&quot;family&quot;:&quot;DiGiacomo&quot;},{&quot;given&quot;:&quot;Kris D.&quot;,&quot;family&quot;:&quot;Gutiérrez&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source&quot;:&quot;DOI.org (Crossref)&quot;,&quot;title&quot;:&quot;Relational Equity as a Design Tool Within Making and Tinkering Activities&quot;,&quot;page&quot;:&quot;141-153&quot;,&quot;type&quot;:&quot;article-journal&quot;,&quot;URL&quot;:&quot;http://www.tandfonline.com/doi/full/10.1080/10749039.2015.1058398&quot;,&quot;container-title&quot;:&quot;Mind, Culture, and Activity&quot;,&quot;accessed&quot;:{&quot;date-parts&quot;:[[&quot;2025&quot;,2,24]]},&quot;volume&quot;:&quot;23&quot;,&quot;language&quot;:&quot;en&quot;,&quot;issue&quot;:&quot;2&quot;},&quot;uris&quot;:[&quot;http://zotero.org/users/1913249/items/S9LKNSQB&quot;],&quot;prefix&quot;:&quot;&quot;,&quot;id&quot;:10120,&quot;uri&quot;:[&quot;http://zotero.org/users/1913249/items/S9LKNSQB&quot;],&quot;suffix&quot;:&quot; , p.144&quot;}],&quot;schema&quot;:&quot;https://github.com/citation-style-language/schema/raw/master/csl-citation.json&quot;,&quot;properties&quot;:{&quot;noteIndex&quot;:0,&quot;formattedCitation&quot;:&quot;[@digiacomo_relational_2016-1 , p.144]&quot;},&quot;citationID&quot;:&quot;wpfrniyt&quot;} RNDdankfleila"/>&lt;Do Zotero Refresh: [@digiacomo_relational_2016-1 , p.144]&gt;<text:reference-mark-end text:name="ZOTERO_ITEM CSL_CITATION {&quot;citationItems&quot;:[{&quot;itemData&quot;:{&quot;citation-key&quot;:&quot;digiacomo_relational_2016-1&quot;,&quot;id&quot;:&quot;digiacomo_relational_2016-1&quot;,&quot;DOI&quot;:&quot;10.1080/10749039.2015.1058398&quot;,&quot;ISSN&quot;:&quot;1074-9039, 1532-7884&quot;,&quot;issued&quot;:{&quot;date-parts&quot;:[[&quot;2016&quot;,4,2]]},&quot;container-title-short&quot;:&quot;Mind, Culture, and Activity&quot;,&quot;author&quot;:[{&quot;given&quot;:&quot;Daniela K.&quot;,&quot;family&quot;:&quot;DiGiacomo&quot;},{&quot;given&quot;:&quot;Kris D.&quot;,&quot;family&quot;:&quot;Gutiérrez&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source&quot;:&quot;DOI.org (Crossref)&quot;,&quot;title&quot;:&quot;Relational Equity as a Design Tool Within Making and Tinkering Activities&quot;,&quot;page&quot;:&quot;141-153&quot;,&quot;type&quot;:&quot;article-journal&quot;,&quot;URL&quot;:&quot;http://www.tandfonline.com/doi/full/10.1080/10749039.2015.1058398&quot;,&quot;container-title&quot;:&quot;Mind, Culture, and Activity&quot;,&quot;accessed&quot;:{&quot;date-parts&quot;:[[&quot;2025&quot;,2,24]]},&quot;volume&quot;:&quot;23&quot;,&quot;language&quot;:&quot;en&quot;,&quot;issue&quot;:&quot;2&quot;},&quot;uris&quot;:[&quot;http://zotero.org/users/1913249/items/S9LKNSQB&quot;],&quot;prefix&quot;:&quot;&quot;,&quot;id&quot;:10120,&quot;uri&quot;:[&quot;http://zotero.org/users/1913249/items/S9LKNSQB&quot;],&quot;suffix&quot;:&quot; , p.144&quot;}],&quot;schema&quot;:&quot;https://github.com/citation-style-language/schema/raw/master/csl-citation.json&quot;,&quot;properties&quot;:{&quot;noteIndex&quot;:0,&quot;formattedCitation&quot;:&quot;[@digiacomo_relational_2016-1 , p.144]&quot;},&quot;citationID&quot;:&quot;wpfrniyt&quot;} RNDdankfleila"/>,</text:p>
      <text:p text:style-name="Text_20_body">While the data in the last chapter address aspects / elements of repertoires which incorporated GDPs, this chapter widens the focus of data examined to include other element of practices which help participants incorporated home repertoires as an inclusive practice.</text:p>
      <text:h text:style-name="Heading_20_4" text:outline-level="4"><text:bookmark-start text:name="exploring-design-features-which-support-identity-development-in-the-emerging-game-making-community"/>Exploring design features which support identity development in the emerging game making community<text:bookmark-end text:name="exploring-design-features-which-support-identity-development-in-the-emerging-game-making-community"/></text:h>
      <text:p text:style-name="First_20_paragraph">The relationship between developing effective repertoires and the affective relationship to the activity relies on the participants being able to identify with the ongoing activity thus informing a processes of inclusion.</text:p>
      <text:p text:style-name="Text_20_body">The concept of hybridity as a way of recognising and deploying diversity of medational tactics and resources in learning contexts <text:reference-mark-start text:name="ZOTERO_ITEM CSL_CITATION {&quot;citationItems&quot;:[{&quot;itemData&quot;:{&quot;citation-key&quot;:&quot;gutierrez_rethinking_1999&quot;,&quot;id&quot;:&quot;gutierrez_rethinking_1999&quot;,&quot;DOI&quot;:&quot;10.1080/10749039909524733&quot;,&quot;ISSN&quot;:&quot;1074-9039, 1532-7884&quot;,&quot;issued&quot;:{&quot;date-parts&quot;:[[&quot;1999&quot;,1]]},&quot;title-short&quot;:&quot;Rethinking diversity&quot;,&quot;container-title-short&quot;:&quot;Mind, Culture, and Activity&quot;,&quot;author&quot;:[{&quot;given&quot;:&quot;Kris D.&quot;,&quot;family&quot;:&quot;Gutiérrez&quot;},{&quot;given&quot;:&quot;Patricia&quot;,&quot;family&quot;:&quot;Baquedano‐López&quot;},{&quot;given&quot;:&quot;Carlos&quot;,&quot;family&quot;:&quot;Tejeda&quot;}],&quot;source&quot;:&quot;DOI.org (Crossref)&quot;,&quot;title&quot;:&quot;Rethinking diversity: Hybridity and hybrid language practices in the third space&quot;,&quot;page&quot;:&quot;286-303&quot;,&quot;type&quot;:&quot;article-journal&quot;,&quot;URL&quot;:&quot;http://www.tandfonline.com/doi/abs/10.1080/10749039909524733&quot;,&quot;container-title&quot;:&quot;Mind, Culture, and Activity&quot;,&quot;accessed&quot;:{&quot;date-parts&quot;:[[&quot;2021&quot;,3,18]]},&quot;volume&quot;:&quot;6&quot;,&quot;language&quot;:&quot;en&quot;,&quot;issue&quot;:&quot;4&quot;},&quot;uris&quot;:[&quot;http://zotero.org/users/1913249/items/KYRLYB56&quot;],&quot;prefix&quot;:&quot;&quot;,&quot;id&quot;:80,&quot;uri&quot;:[&quot;http://zotero.org/users/1913249/items/KYRLYB56&quot;],&quot;suffix&quot;:&quot;&quot;}],&quot;schema&quot;:&quot;https://github.com/citation-style-language/schema/raw/master/csl-citation.json&quot;,&quot;properties&quot;:{&quot;noteIndex&quot;:0,&quot;formattedCitation&quot;:&quot;[@gutierrez_rethinking_1999]&quot;},&quot;citationID&quot;:&quot;qdmcuurx&quot;} RNDwbbneyckpq"/>&lt;Do Zotero Refresh: [@gutierrez_rethinking_1999]&gt;<text:reference-mark-end text:name="ZOTERO_ITEM CSL_CITATION {&quot;citationItems&quot;:[{&quot;itemData&quot;:{&quot;citation-key&quot;:&quot;gutierrez_rethinking_1999&quot;,&quot;id&quot;:&quot;gutierrez_rethinking_1999&quot;,&quot;DOI&quot;:&quot;10.1080/10749039909524733&quot;,&quot;ISSN&quot;:&quot;1074-9039, 1532-7884&quot;,&quot;issued&quot;:{&quot;date-parts&quot;:[[&quot;1999&quot;,1]]},&quot;title-short&quot;:&quot;Rethinking diversity&quot;,&quot;container-title-short&quot;:&quot;Mind, Culture, and Activity&quot;,&quot;author&quot;:[{&quot;given&quot;:&quot;Kris D.&quot;,&quot;family&quot;:&quot;Gutiérrez&quot;},{&quot;given&quot;:&quot;Patricia&quot;,&quot;family&quot;:&quot;Baquedano‐López&quot;},{&quot;given&quot;:&quot;Carlos&quot;,&quot;family&quot;:&quot;Tejeda&quot;}],&quot;source&quot;:&quot;DOI.org (Crossref)&quot;,&quot;title&quot;:&quot;Rethinking diversity: Hybridity and hybrid language practices in the third space&quot;,&quot;page&quot;:&quot;286-303&quot;,&quot;type&quot;:&quot;article-journal&quot;,&quot;URL&quot;:&quot;http://www.tandfonline.com/doi/abs/10.1080/10749039909524733&quot;,&quot;container-title&quot;:&quot;Mind, Culture, and Activity&quot;,&quot;accessed&quot;:{&quot;date-parts&quot;:[[&quot;2021&quot;,3,18]]},&quot;volume&quot;:&quot;6&quot;,&quot;language&quot;:&quot;en&quot;,&quot;issue&quot;:&quot;4&quot;},&quot;uris&quot;:[&quot;http://zotero.org/users/1913249/items/KYRLYB56&quot;],&quot;prefix&quot;:&quot;&quot;,&quot;id&quot;:80,&quot;uri&quot;:[&quot;http://zotero.org/users/1913249/items/KYRLYB56&quot;],&quot;suffix&quot;:&quot;&quot;}],&quot;schema&quot;:&quot;https://github.com/citation-style-language/schema/raw/master/csl-citation.json&quot;,&quot;properties&quot;:{&quot;noteIndex&quot;:0,&quot;formattedCitation&quot;:&quot;[@gutierrez_rethinking_1999]&quot;},&quot;citationID&quot;:&quot;qdmcuurx&quot;} RNDwbbneyckpq"/> is relevant to this research as a pathway into an exploration of the competing alternate goals within the overall motivation of making a game to share, and component goals of implementing GDPs to do this.</text:p>
      <text:p text:style-name="Text_20_body">In a similar vein, drawing on Barron’s helping roles <text:reference-mark-start text:name="ZOTERO_ITEM CSL_CITATION {&quot;citationItems&quot;:[{&quot;itemData&quot;:{&quot;URL&quot;:&quot;http://www.portico.org/Portico/article?article=phx73mtv74z&quot;,&quot;id&quot;:&quot;barron_parents_2009&quot;,&quot;DOI&quot;:&quot;10.1162/ijlm.2009.0021&quot;,&quot;ISSN&quot;:&quot;19436068&quot;,&quot;issued&quot;:{&quot;date-parts&quot;:[[&quot;2009&quot;,5]]},&quot;issue&quot;:&quot;2&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title&quot;:&quot;Parents as Learning Partners in the Development of Technological Fluency&quot;,&quot;page&quot;:&quot;55-77&quot;,&quot;container-title&quot;:&quot;International Journal of Learning and Media&quot;,&quot;citation-key&quot;:&quot;barron_parents_2009&quot;,&quot;accessed&quot;:{&quot;date-parts&quot;:[[&quot;2018&quot;,10,30]]},&quot;volume&quot;:&quot;1&quot;,&quot;language&quot;:&quot;en&quot;,&quot;type&quot;:&quot;article-journal&quot;},&quot;uris&quot;:[&quot;http://zotero.org/users/1913249/items/7GMWQYV6&quot;],&quot;prefix&quot;:&quot;&quot;,&quot;id&quot;:2830,&quot;uri&quot;:[&quot;http://zotero.org/users/1913249/items/7GMWQYV6&quot;],&quot;suffix&quot;:&quot;&quot;}],&quot;schema&quot;:&quot;https://github.com/citation-style-language/schema/raw/master/csl-citation.json&quot;,&quot;properties&quot;:{&quot;noteIndex&quot;:0,&quot;formattedCitation&quot;:&quot;[@barron_parents_2009]&quot;},&quot;citationID&quot;:&quot;sokvpxfu&quot;} RNDjjcvktywvs"/>&lt;Do Zotero Refresh: [@barron_parents_2009]&gt;<text:reference-mark-end text:name="ZOTERO_ITEM CSL_CITATION {&quot;citationItems&quot;:[{&quot;itemData&quot;:{&quot;URL&quot;:&quot;http://www.portico.org/Portico/article?article=phx73mtv74z&quot;,&quot;id&quot;:&quot;barron_parents_2009&quot;,&quot;DOI&quot;:&quot;10.1162/ijlm.2009.0021&quot;,&quot;ISSN&quot;:&quot;19436068&quot;,&quot;issued&quot;:{&quot;date-parts&quot;:[[&quot;2009&quot;,5]]},&quot;issue&quot;:&quot;2&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title&quot;:&quot;Parents as Learning Partners in the Development of Technological Fluency&quot;,&quot;page&quot;:&quot;55-77&quot;,&quot;container-title&quot;:&quot;International Journal of Learning and Media&quot;,&quot;citation-key&quot;:&quot;barron_parents_2009&quot;,&quot;accessed&quot;:{&quot;date-parts&quot;:[[&quot;2018&quot;,10,30]]},&quot;volume&quot;:&quot;1&quot;,&quot;language&quot;:&quot;en&quot;,&quot;type&quot;:&quot;article-journal&quot;},&quot;uris&quot;:[&quot;http://zotero.org/users/1913249/items/7GMWQYV6&quot;],&quot;prefix&quot;:&quot;&quot;,&quot;id&quot;:2830,&quot;uri&quot;:[&quot;http://zotero.org/users/1913249/items/7GMWQYV6&quot;],&quot;suffix&quot;:&quot;&quot;}],&quot;schema&quot;:&quot;https://github.com/citation-style-language/schema/raw/master/csl-citation.json&quot;,&quot;properties&quot;:{&quot;noteIndex&quot;:0,&quot;formattedCitation&quot;:&quot;[@barron_parents_2009]&quot;},&quot;citationID&quot;:&quot;sokvpxfu&quot;} RNDjjcvktywvs"/>, Roque <text:reference-mark-start text:name="ZOTERO_ITEM CSL_CITATION {&quot;citationItems&quot;:[{&quot;itemData&quot;:{&quot;citation-key&quot;:&quot;roque_family_2016&quot;,&quot;id&quot;:&quot;roque_family_2016&quot;,&quot;source&quot;:&quot;dspace.mit.edu&quot;,&quot;URL&quot;:&quot;http://dspace.mit.edu/handle/1721.1/107577&quot;,&quot;license&quot;:&quot;http://dspace.mit.edu/handle/1721.1/7582&quot;,&quot;title&quot;:&quot;Family creative learning : designing structures to engage kids and parents as computational creators&quot;,&quot;title-short&quot;:&quot;Family creative learning&quot;,&quot;publisher&quot;:&quot;Massachusetts Institute of Technology&quot;,&quot;type&quot;:&quot;thesis&quot;,&quot;issued&quot;:{&quot;date-parts&quot;:[[&quot;2016&quot;]]},&quot;author&quot;:[{&quot;given&quot;:&quot;Ricarose Vallarta&quot;,&quot;family&quot;:&quot;Roque&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genre&quot;:&quot;Thesis&quot;},&quot;uris&quot;:[&quot;http://zotero.org/users/1913249/items/4F43N9TP&quot;],&quot;prefix&quot;:&quot;&quot;,&quot;id&quot;:2834,&quot;uri&quot;:[&quot;http://zotero.org/users/1913249/items/4F43N9TP&quot;],&quot;suffix&quot;:&quot;&quot;},{&quot;itemData&quot;:{&quot;citation-key&quot;:&quot;roque_im_2016&quot;,&quot;id&quot;:&quot;roque_im_2016&quot;,&quot;container-title&quot;:&quot;Conference: International Conference of the Learning Sciences&quot;,&quot;title&quot;:&quot;“I’m Not Just a Mom”: Parents Developing Multiple Roles in Creative Computing&quot;,&quot;URL&quot;:&quot;https://repository.isls.org//handle/1/177&quot;,&quot;title-short&quot;:&quot;“I’m Not Just a Mom”&quot;,&quot;type&quot;:&quot;paper-conference&quot;,&quot;issued&quot;:{&quot;date-parts&quot;:[[&quot;2016&quot;,7]]},&quot;source&quot;:&quot;repository.isls.org&quot;,&quot;accessed&quot;:{&quot;date-parts&quot;:[[&quot;2018&quot;,10,30]]},&quot;author&quot;:[{&quot;given&quot;:&quot;Ricarose&quot;,&quot;family&quot;:&quot;Roque&quot;},{&quot;given&quot;:&quot;Karina&quot;,&quot;family&quot;:&quot;Lin&quot;},{&quot;given&quot;:&quot;Richard&quot;,&quot;family&quot;:&quot;Liuzzi&quot;}],&quot;language&quot;:&quot;en&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is&quot;:[&quot;http://zotero.org/users/1913249/items/FURUF33F&quot;],&quot;prefix&quot;:&quot;&quot;,&quot;id&quot;:2835,&quot;uri&quot;:[&quot;http://zotero.org/users/1913249/items/FURUF33F&quot;],&quot;suffix&quot;:&quot;&quot;}],&quot;schema&quot;:&quot;https://github.com/citation-style-language/schema/raw/master/csl-citation.json&quot;,&quot;properties&quot;:{&quot;noteIndex&quot;:0,&quot;formattedCitation&quot;:&quot;[@roque_family_2016; @roque_im_2016]&quot;},&quot;citationID&quot;:&quot;qnqnprat&quot;} RNDpddfuvteri"/>&lt;Do Zotero Refresh: [@roque_family_2016; @roque_im_2016]&gt;<text:reference-mark-end text:name="ZOTERO_ITEM CSL_CITATION {&quot;citationItems&quot;:[{&quot;itemData&quot;:{&quot;citation-key&quot;:&quot;roque_family_2016&quot;,&quot;id&quot;:&quot;roque_family_2016&quot;,&quot;source&quot;:&quot;dspace.mit.edu&quot;,&quot;URL&quot;:&quot;http://dspace.mit.edu/handle/1721.1/107577&quot;,&quot;license&quot;:&quot;http://dspace.mit.edu/handle/1721.1/7582&quot;,&quot;title&quot;:&quot;Family creative learning : designing structures to engage kids and parents as computational creators&quot;,&quot;title-short&quot;:&quot;Family creative learning&quot;,&quot;publisher&quot;:&quot;Massachusetts Institute of Technology&quot;,&quot;type&quot;:&quot;thesis&quot;,&quot;issued&quot;:{&quot;date-parts&quot;:[[&quot;2016&quot;]]},&quot;author&quot;:[{&quot;given&quot;:&quot;Ricarose Vallarta&quot;,&quot;family&quot;:&quot;Roque&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genre&quot;:&quot;Thesis&quot;},&quot;uris&quot;:[&quot;http://zotero.org/users/1913249/items/4F43N9TP&quot;],&quot;prefix&quot;:&quot;&quot;,&quot;id&quot;:2834,&quot;uri&quot;:[&quot;http://zotero.org/users/1913249/items/4F43N9TP&quot;],&quot;suffix&quot;:&quot;&quot;},{&quot;itemData&quot;:{&quot;citation-key&quot;:&quot;roque_im_2016&quot;,&quot;id&quot;:&quot;roque_im_2016&quot;,&quot;container-title&quot;:&quot;Conference: International Conference of the Learning Sciences&quot;,&quot;title&quot;:&quot;“I’m Not Just a Mom”: Parents Developing Multiple Roles in Creative Computing&quot;,&quot;URL&quot;:&quot;https://repository.isls.org//handle/1/177&quot;,&quot;title-short&quot;:&quot;“I’m Not Just a Mom”&quot;,&quot;type&quot;:&quot;paper-conference&quot;,&quot;issued&quot;:{&quot;date-parts&quot;:[[&quot;2016&quot;,7]]},&quot;source&quot;:&quot;repository.isls.org&quot;,&quot;accessed&quot;:{&quot;date-parts&quot;:[[&quot;2018&quot;,10,30]]},&quot;author&quot;:[{&quot;given&quot;:&quot;Ricarose&quot;,&quot;family&quot;:&quot;Roque&quot;},{&quot;given&quot;:&quot;Karina&quot;,&quot;family&quot;:&quot;Lin&quot;},{&quot;given&quot;:&quot;Richard&quot;,&quot;family&quot;:&quot;Liuzzi&quot;}],&quot;language&quot;:&quot;en&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is&quot;:[&quot;http://zotero.org/users/1913249/items/FURUF33F&quot;],&quot;prefix&quot;:&quot;&quot;,&quot;id&quot;:2835,&quot;uri&quot;:[&quot;http://zotero.org/users/1913249/items/FURUF33F&quot;],&quot;suffix&quot;:&quot;&quot;}],&quot;schema&quot;:&quot;https://github.com/citation-style-language/schema/raw/master/csl-citation.json&quot;,&quot;properties&quot;:{&quot;noteIndex&quot;:0,&quot;formattedCitation&quot;:&quot;[@roque_family_2016; @roque_im_2016]&quot;},&quot;citationID&quot;:&quot;qnqnprat&quot;} RNDpddfuvteri"/> employed supporting faciliators to highlight and celebrate the helping processes parents used to support children in a making environment.</text:p>
      <text:p text:style-name="Text_20_body">The examples of the previous chapter, particularly in the cultural plane show the value and means of developing participant identities.</text:p>
      <text:p text:style-name="Text_20_body">and extends the research in the area of non-formal exploration of tech by providing a guiding framework using design patterns.</text:p>
      <text:p text:style-name="Text_20_body">Example of alignment.</text:p>
      <text:p text:style-name="Text_20_body">Example of how extending with DPs as a framework could be fruitful, developing and synthesising last chapter arguments.</text:p>
      <text:p text:style-name="Text_20_body">In this design, as outlined in Chapter 5 and Appendix.drama I used a drama narrative, with side missions and the concept of player types to do this.</text:p>
      <text:p text:style-name="Text_20_body"/>
      <text:h text:style-name="Heading_20_5" text:outline-level="5"><text:bookmark-start text:name="use-of-gdps-in-supporting-social-and-cultural-repertoires-of-practice"/>Use of GDPs in supporting social and cultural repertoires of practice<text:bookmark-end text:name="use-of-gdps-in-supporting-social-and-cultural-repertoires-of-practice"/></text:h>
      <text:p text:style-name="First_20_paragraph">The examples of cultural uses of GDPs in the last chapter included for use in helping design for others, as a way of incoporating home funds of knowledge and to encourage the propagation of existing and emerging design elements and practices through the community.</text:p>
      <text:p text:style-name="Text_20_body">GDPs are used both as a useful tactic of navigation and as a bridging strategy to wider repertoires, then this can inform process of supporting the development participants to assemble their own repertoires of practice in this new setting.</text:p>
      <text:p text:style-name="Text_20_body">The nature and process of this community evolution merits exploration. As such, this section steps back to discuss the emergence of these practices.</text:p>
      <text:p text:style-name="Text_20_body">I observed an evolution of the form and function of playtesting by young participants as an expression of agency by participants. The link to maker types here exists especially in social makers, glitchers and magpies.</text:p>
      <text:p text:style-name="Text_20_body">My contribution is that using GDPs as a framework helps this process.</text:p>
      <text:h text:style-name="Heading_20_5" text:outline-level="5"><text:bookmark-start text:name="playtesting-as-a-suitable-medium-for-emerging-activities-creating-third-spaces"/>Playtesting as a suitable medium for emerging activities creating third spaces<text:bookmark-end text:name="playtesting-as-a-suitable-medium-for-emerging-activities-creating-third-spaces"/></text:h>
      <text:p text:style-name="First_20_paragraph">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citationItems&quot;:[{&quot;itemData&quot;:{&quot;author&quot;:[{&quot;given&quot;:&quot;Tracy&quot;,&quot;family&quot;:&quot;Fullerton&quot;}],&quot;id&quot;:&quot;fullerton_game_2018&quot;,&quot;publisher-place&quot;:&quot;Boca Raton&quot;,&quot;language&quot;:&quot;English&quot;,&quot;title-short&quot;:&quot;Game Design Workshop&quot;,&quot;number-of-pages&quot;:&quot;556&quot;,&quot;title&quot;:&quot;Game Design Workshop: A Playcentric Approach to Creating Innovative Games, Fourth Edition&quot;,&quot;source&quot;:&quot;Amazon&quot;,&quot;publisher&quot;:&quot;A K Peters/CRC Press&quot;,&quot;type&quot;:&quot;book&quot;,&quot;issued&quot;:{&quot;date-parts&quot;:[[&quot;2018&quot;,8,29]]},&quot;ISBN&quot;:&quot;978-1-138-09877-0&quot;,&quot;citation-key&quot;:&quot;fullerton_game_2018&quot;,&quot;edition&quot;:&quot;4 edition&quot;,&quot;event-place&quot;:&quot;Boca Rat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uris&quot;:[&quot;http://zotero.org/users/1913249/items/RG6SAE4N&quot;],&quot;prefix&quot;:&quot;&quot;,&quot;id&quot;:2720,&quot;uri&quot;:[&quot;http://zotero.org/users/1913249/items/RG6SAE4N&quot;],&quot;suffix&quot;:&quot;&quot;}],&quot;schema&quot;:&quot;https://github.com/citation-style-language/schema/raw/master/csl-citation.json&quot;,&quot;properties&quot;:{&quot;noteIndex&quot;:0,&quot;formattedCitation&quot;:&quot;[@fullerton_game_2018]&quot;},&quot;citationID&quot;:&quot;cxcmhfhr&quot;} RNDyfnuydhoqw"/>&lt;Do Zotero Refresh: [@fullerton_game_2018]&gt;<text:reference-mark-end text:name="ZOTERO_ITEM CSL_CITATION {&quot;citationItems&quot;:[{&quot;itemData&quot;:{&quot;author&quot;:[{&quot;given&quot;:&quot;Tracy&quot;,&quot;family&quot;:&quot;Fullerton&quot;}],&quot;id&quot;:&quot;fullerton_game_2018&quot;,&quot;publisher-place&quot;:&quot;Boca Raton&quot;,&quot;language&quot;:&quot;English&quot;,&quot;title-short&quot;:&quot;Game Design Workshop&quot;,&quot;number-of-pages&quot;:&quot;556&quot;,&quot;title&quot;:&quot;Game Design Workshop: A Playcentric Approach to Creating Innovative Games, Fourth Edition&quot;,&quot;source&quot;:&quot;Amazon&quot;,&quot;publisher&quot;:&quot;A K Peters/CRC Press&quot;,&quot;type&quot;:&quot;book&quot;,&quot;issued&quot;:{&quot;date-parts&quot;:[[&quot;2018&quot;,8,29]]},&quot;ISBN&quot;:&quot;978-1-138-09877-0&quot;,&quot;citation-key&quot;:&quot;fullerton_game_2018&quot;,&quot;edition&quot;:&quot;4 edition&quot;,&quot;event-place&quot;:&quot;Boca Rat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uris&quot;:[&quot;http://zotero.org/users/1913249/items/RG6SAE4N&quot;],&quot;prefix&quot;:&quot;&quot;,&quot;id&quot;:2720,&quot;uri&quot;:[&quot;http://zotero.org/users/1913249/items/RG6SAE4N&quot;],&quot;suffix&quot;:&quot;&quot;}],&quot;schema&quot;:&quot;https://github.com/citation-style-language/schema/raw/master/csl-citation.json&quot;,&quot;properties&quot;:{&quot;noteIndex&quot;:0,&quot;formattedCitation&quot;:&quot;[@fullerton_game_2018]&quot;},&quot;citationID&quot;:&quot;cxcmhfhr&quot;} RNDyfnuydhoqw"/>.</text:p>
      <text:p text:style-name="Text_20_body">The role of play as leading activity is explored by Gutierrez <text:reference-mark-start text:name="ZOTERO_ITEM CSL_CITATION {&quot;citationItems&quot;:[{&quot;itemData&quot;:{&quot;citation-key&quot;:&quot;gutierrez_learning_2019-1&quot;,&quot;id&quot;:&quot;gutierrez_learning_2019-1&quot;,&quot;DOI&quot;:&quot;10.1159/000496239&quot;,&quot;ISSN&quot;:&quot;0018-716X, 1423-0054&quot;,&quot;issued&quot;:{&quot;date-parts&quot;:[[&quot;2019&quot;]]},&quot;title-short&quot;:&quot;Learning as Movement in Social Design-Based Experiments&quot;,&quot;container-title-short&quot;:&quot;Human Development&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title&quot;:&quot;Learning as Movement in Social Design-Based Experiments: Play as a Leading Activity&quot;,&quot;page&quot;:&quot;66-82&quot;,&quot;license&quot;:&quot;https://www.karger.com/Services/SiteLicenses&quot;,&quot;URL&quot;:&quot;https://karger.com/HDE/article/doi/10.1159/000496239&quot;,&quot;type&quot;:&quot;article-journal&quot;,&quot;container-title&quot;:&quot;Human Development&quot;,&quot;accessed&quot;:{&quot;date-parts&quot;:[[&quot;2025&quot;,1,10]]},&quot;volume&quot;:&quot;62&quot;,&quot;language&quot;:&quot;en&quot;,&quot;issue&quot;:&quot;1-2&quot;},&quot;uris&quot;:[&quot;http://zotero.org/users/1913249/items/G3R9PEWW&quot;],&quot;prefix&quot;:&quot;&quot;,&quot;id&quot;:10007,&quot;uri&quot;:[&quot;http://zotero.org/users/1913249/items/G3R9PEWW&quot;],&quot;suffix&quot;:&quot;&quot;}],&quot;schema&quot;:&quot;https://github.com/citation-style-language/schema/raw/master/csl-citation.json&quot;,&quot;properties&quot;:{&quot;noteIndex&quot;:0,&quot;formattedCitation&quot;:&quot;[@gutierrez_learning_2019-1]&quot;},&quot;citationID&quot;:&quot;grqvvuap&quot;} RNDqtuhbweejl"/>&lt;Do Zotero Refresh: [@gutierrez_learning_2019-1]&gt;<text:reference-mark-end text:name="ZOTERO_ITEM CSL_CITATION {&quot;citationItems&quot;:[{&quot;itemData&quot;:{&quot;citation-key&quot;:&quot;gutierrez_learning_2019-1&quot;,&quot;id&quot;:&quot;gutierrez_learning_2019-1&quot;,&quot;DOI&quot;:&quot;10.1159/000496239&quot;,&quot;ISSN&quot;:&quot;0018-716X, 1423-0054&quot;,&quot;issued&quot;:{&quot;date-parts&quot;:[[&quot;2019&quot;]]},&quot;title-short&quot;:&quot;Learning as Movement in Social Design-Based Experiments&quot;,&quot;container-title-short&quot;:&quot;Human Development&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title&quot;:&quot;Learning as Movement in Social Design-Based Experiments: Play as a Leading Activity&quot;,&quot;page&quot;:&quot;66-82&quot;,&quot;license&quot;:&quot;https://www.karger.com/Services/SiteLicenses&quot;,&quot;URL&quot;:&quot;https://karger.com/HDE/article/doi/10.1159/000496239&quot;,&quot;type&quot;:&quot;article-journal&quot;,&quot;container-title&quot;:&quot;Human Development&quot;,&quot;accessed&quot;:{&quot;date-parts&quot;:[[&quot;2025&quot;,1,10]]},&quot;volume&quot;:&quot;62&quot;,&quot;language&quot;:&quot;en&quot;,&quot;issue&quot;:&quot;1-2&quot;},&quot;uris&quot;:[&quot;http://zotero.org/users/1913249/items/G3R9PEWW&quot;],&quot;prefix&quot;:&quot;&quot;,&quot;id&quot;:10007,&quot;uri&quot;:[&quot;http://zotero.org/users/1913249/items/G3R9PEWW&quot;],&quot;suffix&quot;:&quot;&quot;}],&quot;schema&quot;:&quot;https://github.com/citation-style-language/schema/raw/master/csl-citation.json&quot;,&quot;properties&quot;:{&quot;noteIndex&quot;:0,&quot;formattedCitation&quot;:&quot;[@gutierrez_learning_2019-1]&quot;},&quot;citationID&quot;:&quot;grqvvuap&quot;} RNDqtuhbweejl"/> to facilitate movement between sites of learning</text:p>
      <text:p text:style-name="Text_20_body">An analysis on the role of playtesting and an emerging forms of playful playtesting follows.</text:p>
      <text:p text:style-name="Text_20_body"><text:span text:style-name="T1">Variations in approaches to playtesting</text:span></text:p>
      <text:p text:style-name="Text_20_body">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ring in a particular zone of the class, referencing the game play elements, acting them out, attempting to change the games of others and playful tussleing as part of resistance to those changes.</text:p>
      <text:p text:style-name="Text_20_body">Playtesting acted as a stimulus and incubator for emerging socio-cultural practices promting me to ask if suitable affordances be added to the design to encourage their further growth in line with Gutiérrez’s valuing of the inclusive, diverse properties of hybridity in practices <text:reference-mark-start text:name="ZOTERO_ITEM CSL_CITATION {&quot;citationItems&quot;:[{&quot;itemData&quot;:{&quot;citation-key&quot;:&quot;gutierrez_rethinking_1999&quot;,&quot;id&quot;:&quot;gutierrez_rethinking_1999&quot;,&quot;DOI&quot;:&quot;10.1080/10749039909524733&quot;,&quot;ISSN&quot;:&quot;1074-9039, 1532-7884&quot;,&quot;issued&quot;:{&quot;date-parts&quot;:[[&quot;1999&quot;,1]]},&quot;title-short&quot;:&quot;Rethinking diversity&quot;,&quot;container-title-short&quot;:&quot;Mind, Culture, and Activity&quot;,&quot;author&quot;:[{&quot;given&quot;:&quot;Kris D.&quot;,&quot;family&quot;:&quot;Gutiérrez&quot;},{&quot;given&quot;:&quot;Patricia&quot;,&quot;family&quot;:&quot;Baquedano‐López&quot;},{&quot;given&quot;:&quot;Carlos&quot;,&quot;family&quot;:&quot;Tejeda&quot;}],&quot;source&quot;:&quot;DOI.org (Crossref)&quot;,&quot;title&quot;:&quot;Rethinking diversity: Hybridity and hybrid language practices in the third space&quot;,&quot;page&quot;:&quot;286-303&quot;,&quot;type&quot;:&quot;article-journal&quot;,&quot;URL&quot;:&quot;http://www.tandfonline.com/doi/abs/10.1080/10749039909524733&quot;,&quot;container-title&quot;:&quot;Mind, Culture, and Activity&quot;,&quot;accessed&quot;:{&quot;date-parts&quot;:[[&quot;2021&quot;,3,18]]},&quot;volume&quot;:&quot;6&quot;,&quot;language&quot;:&quot;en&quot;,&quot;issue&quot;:&quot;4&quot;},&quot;uris&quot;:[&quot;http://zotero.org/users/1913249/items/KYRLYB56&quot;],&quot;prefix&quot;:&quot;&quot;,&quot;id&quot;:80,&quot;uri&quot;:[&quot;http://zotero.org/users/1913249/items/KYRLYB56&quot;],&quot;suffix&quot;:&quot;&quot;}],&quot;schema&quot;:&quot;https://github.com/citation-style-language/schema/raw/master/csl-citation.json&quot;,&quot;properties&quot;:{&quot;noteIndex&quot;:0,&quot;formattedCitation&quot;:&quot;[@gutierrez_rethinking_1999]&quot;},&quot;citationID&quot;:&quot;jqciwpcu&quot;} RNDtkjkhpbxlw"/>&lt;Do Zotero Refresh: [@gutierrez_rethinking_1999]&gt;<text:reference-mark-end text:name="ZOTERO_ITEM CSL_CITATION {&quot;citationItems&quot;:[{&quot;itemData&quot;:{&quot;citation-key&quot;:&quot;gutierrez_rethinking_1999&quot;,&quot;id&quot;:&quot;gutierrez_rethinking_1999&quot;,&quot;DOI&quot;:&quot;10.1080/10749039909524733&quot;,&quot;ISSN&quot;:&quot;1074-9039, 1532-7884&quot;,&quot;issued&quot;:{&quot;date-parts&quot;:[[&quot;1999&quot;,1]]},&quot;title-short&quot;:&quot;Rethinking diversity&quot;,&quot;container-title-short&quot;:&quot;Mind, Culture, and Activity&quot;,&quot;author&quot;:[{&quot;given&quot;:&quot;Kris D.&quot;,&quot;family&quot;:&quot;Gutiérrez&quot;},{&quot;given&quot;:&quot;Patricia&quot;,&quot;family&quot;:&quot;Baquedano‐López&quot;},{&quot;given&quot;:&quot;Carlos&quot;,&quot;family&quot;:&quot;Tejeda&quot;}],&quot;source&quot;:&quot;DOI.org (Crossref)&quot;,&quot;title&quot;:&quot;Rethinking diversity: Hybridity and hybrid language practices in the third space&quot;,&quot;page&quot;:&quot;286-303&quot;,&quot;type&quot;:&quot;article-journal&quot;,&quot;URL&quot;:&quot;http://www.tandfonline.com/doi/abs/10.1080/10749039909524733&quot;,&quot;container-title&quot;:&quot;Mind, Culture, and Activity&quot;,&quot;accessed&quot;:{&quot;date-parts&quot;:[[&quot;2021&quot;,3,18]]},&quot;volume&quot;:&quot;6&quot;,&quot;language&quot;:&quot;en&quot;,&quot;issue&quot;:&quot;4&quot;},&quot;uris&quot;:[&quot;http://zotero.org/users/1913249/items/KYRLYB56&quot;],&quot;prefix&quot;:&quot;&quot;,&quot;id&quot;:80,&quot;uri&quot;:[&quot;http://zotero.org/users/1913249/items/KYRLYB56&quot;],&quot;suffix&quot;:&quot;&quot;}],&quot;schema&quot;:&quot;https://github.com/citation-style-language/schema/raw/master/csl-citation.json&quot;,&quot;properties&quot;:{&quot;noteIndex&quot;:0,&quot;formattedCitation&quot;:&quot;[@gutierrez_rethinking_1999]&quot;},&quot;citationID&quot;:&quot;jqciwpcu&quot;} RNDtkjkhpbxlw"/>.</text:p>
      <text:h text:style-name="Heading_20_5" text:outline-level="5"><text:bookmark-start text:name="the-introduction-of-maker-types-and-side-missions-as-affordences-of-my-pedagogy-to-legitimise-diversity"/>The introduction of maker types and side missions as affordences of my pedagogy to legitimise diversity<text:bookmark-end text:name="the-introduction-of-maker-types-and-side-missions-as-affordences-of-my-pedagogy-to-legitimise-diversity"/></text:h>
      <text:p text:style-name="First_20_paragraph">Such diversity in playtesting behaviours drove my reflection on the additional motivations bleeding into this system from other activity systems. Rather than refocusing participants back to more coding-focused activities, I coded playtesting and game making approaches in to a loose typology (see Appendix .makertypes for fuller detail).</text:p>
      <text:list text:style-name="L32">
        <text:list-item>
          <text:p text:style-name="P37"><text:span text:style-name="T1">Social makers:</text:span> form relationships with other game makers and players by finding out more about their work and telling stories in their game<text:line-break/></text:p>
        </text:list-item>
        <text:list-item>
          <text:p text:style-name="P37"><text:span text:style-name="T1">Planners:</text:span> like to study to build knowledge of the tools before they build up their game step-by-step following instructions</text:p>
        </text:list-item>
        <text:list-item>
          <text:p text:style-name="P37"><text:span text:style-name="T1">Magpie makers:</text:span> like trying out lots of different things and happy to borrow code, images and sound from anywhere for quick results</text:p>
        </text:list-item>
        <text:list-item>
          <text:p text:style-name="P37"><text:span text:style-name="T1">Glitchers:</text:span> mess around with the code trying to see if they can break it interesting ways and cause a bit of havoc for other users.</text:p>
        </text:list-item>
      </text:list>
      <text:p text:style-name="First_20_paragraph">While not a conscious link, there is a parallel to the cons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p text:style-name="Text_20_body">This process extends the work of Barron and Roque <text:reference-mark-start text:name="ZOTERO_ITEM CSL_CITATION {&quot;citationItems&quot;:[{&quot;itemData&quot;:{&quot;citation-key&quot;:&quot;roque_family_2016&quot;,&quot;id&quot;:&quot;roque_family_2016&quot;,&quot;source&quot;:&quot;dspace.mit.edu&quot;,&quot;URL&quot;:&quot;http://dspace.mit.edu/handle/1721.1/107577&quot;,&quot;license&quot;:&quot;http://dspace.mit.edu/handle/1721.1/7582&quot;,&quot;title&quot;:&quot;Family creative learning : designing structures to engage kids and parents as computational creators&quot;,&quot;title-short&quot;:&quot;Family creative learning&quot;,&quot;publisher&quot;:&quot;Massachusetts Institute of Technology&quot;,&quot;type&quot;:&quot;thesis&quot;,&quot;issued&quot;:{&quot;date-parts&quot;:[[&quot;2016&quot;]]},&quot;author&quot;:[{&quot;given&quot;:&quot;Ricarose Vallarta&quot;,&quot;family&quot;:&quot;Roque&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genre&quot;:&quot;Thesis&quot;},&quot;uris&quot;:[&quot;http://zotero.org/users/1913249/items/4F43N9TP&quot;],&quot;prefix&quot;:&quot;&quot;,&quot;id&quot;:2834,&quot;uri&quot;:[&quot;http://zotero.org/users/1913249/items/4F43N9TP&quot;],&quot;suffix&quot;:&quot;&quot;},{&quot;itemData&quot;:{&quot;citation-key&quot;:&quot;roque_im_2016&quot;,&quot;id&quot;:&quot;roque_im_2016&quot;,&quot;container-title&quot;:&quot;Conference: International Conference of the Learning Sciences&quot;,&quot;title&quot;:&quot;“I’m Not Just a Mom”: Parents Developing Multiple Roles in Creative Computing&quot;,&quot;URL&quot;:&quot;https://repository.isls.org//handle/1/177&quot;,&quot;title-short&quot;:&quot;“I’m Not Just a Mom”&quot;,&quot;type&quot;:&quot;paper-conference&quot;,&quot;issued&quot;:{&quot;date-parts&quot;:[[&quot;2016&quot;,7]]},&quot;source&quot;:&quot;repository.isls.org&quot;,&quot;accessed&quot;:{&quot;date-parts&quot;:[[&quot;2018&quot;,10,30]]},&quot;author&quot;:[{&quot;given&quot;:&quot;Ricarose&quot;,&quot;family&quot;:&quot;Roque&quot;},{&quot;given&quot;:&quot;Karina&quot;,&quot;family&quot;:&quot;Lin&quot;},{&quot;given&quot;:&quot;Richard&quot;,&quot;family&quot;:&quot;Liuzzi&quot;}],&quot;language&quot;:&quot;en&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is&quot;:[&quot;http://zotero.org/users/1913249/items/FURUF33F&quot;],&quot;prefix&quot;:&quot;&quot;,&quot;id&quot;:2835,&quot;uri&quot;:[&quot;http://zotero.org/users/1913249/items/FURUF33F&quot;],&quot;suffix&quot;:&quot;&quot;}],&quot;schema&quot;:&quot;https://github.com/citation-style-language/schema/raw/master/csl-citation.json&quot;,&quot;properties&quot;:{&quot;noteIndex&quot;:0,&quot;formattedCitation&quot;:&quot;[@roque_family_2016; @roque_im_2016]&quot;},&quot;citationID&quot;:&quot;rlmhfgoh&quot;} RNDdtmmfwdhea"/>&lt;Do Zotero Refresh: [@roque_family_2016; @roque_im_2016]&gt;<text:reference-mark-end text:name="ZOTERO_ITEM CSL_CITATION {&quot;citationItems&quot;:[{&quot;itemData&quot;:{&quot;citation-key&quot;:&quot;roque_family_2016&quot;,&quot;id&quot;:&quot;roque_family_2016&quot;,&quot;source&quot;:&quot;dspace.mit.edu&quot;,&quot;URL&quot;:&quot;http://dspace.mit.edu/handle/1721.1/107577&quot;,&quot;license&quot;:&quot;http://dspace.mit.edu/handle/1721.1/7582&quot;,&quot;title&quot;:&quot;Family creative learning : designing structures to engage kids and parents as computational creators&quot;,&quot;title-short&quot;:&quot;Family creative learning&quot;,&quot;publisher&quot;:&quot;Massachusetts Institute of Technology&quot;,&quot;type&quot;:&quot;thesis&quot;,&quot;issued&quot;:{&quot;date-parts&quot;:[[&quot;2016&quot;]]},&quot;author&quot;:[{&quot;given&quot;:&quot;Ricarose Vallarta&quot;,&quot;family&quot;:&quot;Roque&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genre&quot;:&quot;Thesis&quot;},&quot;uris&quot;:[&quot;http://zotero.org/users/1913249/items/4F43N9TP&quot;],&quot;prefix&quot;:&quot;&quot;,&quot;id&quot;:2834,&quot;uri&quot;:[&quot;http://zotero.org/users/1913249/items/4F43N9TP&quot;],&quot;suffix&quot;:&quot;&quot;},{&quot;itemData&quot;:{&quot;citation-key&quot;:&quot;roque_im_2016&quot;,&quot;id&quot;:&quot;roque_im_2016&quot;,&quot;container-title&quot;:&quot;Conference: International Conference of the Learning Sciences&quot;,&quot;title&quot;:&quot;“I’m Not Just a Mom”: Parents Developing Multiple Roles in Creative Computing&quot;,&quot;URL&quot;:&quot;https://repository.isls.org//handle/1/177&quot;,&quot;title-short&quot;:&quot;“I’m Not Just a Mom”&quot;,&quot;type&quot;:&quot;paper-conference&quot;,&quot;issued&quot;:{&quot;date-parts&quot;:[[&quot;2016&quot;,7]]},&quot;source&quot;:&quot;repository.isls.org&quot;,&quot;accessed&quot;:{&quot;date-parts&quot;:[[&quot;2018&quot;,10,30]]},&quot;author&quot;:[{&quot;given&quot;:&quot;Ricarose&quot;,&quot;family&quot;:&quot;Roque&quot;},{&quot;given&quot;:&quot;Karina&quot;,&quot;family&quot;:&quot;Lin&quot;},{&quot;given&quot;:&quot;Richard&quot;,&quot;family&quot;:&quot;Liuzzi&quot;}],&quot;language&quot;:&quot;en&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is&quot;:[&quot;http://zotero.org/users/1913249/items/FURUF33F&quot;],&quot;prefix&quot;:&quot;&quot;,&quot;id&quot;:2835,&quot;uri&quot;:[&quot;http://zotero.org/users/1913249/items/FURUF33F&quot;],&quot;suffix&quot;:&quot;&quot;}],&quot;schema&quot;:&quot;https://github.com/citation-style-language/schema/raw/master/csl-citation.json&quot;,&quot;properties&quot;:{&quot;noteIndex&quot;:0,&quot;formattedCitation&quot;:&quot;[@roque_family_2016; @roque_im_2016]&quot;},&quot;citationID&quot;:&quot;rlmhfgoh&quot;} RNDdtmmfwdhea"/> to begin to surface and celebrage stylistic elements for all participants not just parents.</text:p>
      <text:p text:style-name="Text_20_body">The process contextualises and legitmises the previously peripheral activities with the groups conceptions of the idioculture of the wider activity. This recognition of the hybridity of possible modes of paticipation increases conceptions of enacted diversity of the community. This strand of thought also invites a deeper theoretical examination of the value of identify formation.</text:p>
      <text:h text:style-name="Heading_20_4" text:outline-level="4"><text:bookmark-start text:name="examining-complexity-within-identity-formation-and-specialisation"/>Examining complexity within identity formation and specialisation<text:bookmark-end text:name="examining-complexity-within-identity-formation-and-specialisation"/></text:h>
      <text:p text:style-name="First_20_paragraph">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The introduction of these terms and missions Stone and colleagues <text:reference-mark-start text:name="ZOTERO_ITEM CSL_CITATION {&quot;citationItems&quot;:[{&quot;itemData&quot;:{&quot;citation-key&quot;:&quot;stone_problem_2007-2&quot;,&quot;id&quot;:&quot;stone_problem_2007-2&quot;,&quot;DOI&quot;:&quot;10.1016/j.ijer.2007.07.005&quot;,&quot;ISSN&quot;:&quot;08830355&quot;,&quot;issued&quot;:{&quot;date-parts&quot;:[[&quot;2007&quot;,1]]},&quot;title-short&quot;:&quot;Problem articulation and the processes of assistance&quot;,&quot;container-title-short&quot;:&quot;International Journal of Educational Research&quot;,&quot;author&quot;:[{&quot;given&quot;:&quot;Lynda D.&quot;,&quot;family&quot;:&quot;Stone&quot;},{&quot;given&quot;:&quot;Kris D.&quot;,&quot;family&quot;:&quot;Gutiérrez&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source&quot;:&quot;DOI.org (Crossref)&quot;,&quot;title&quot;:&quot;Problem articulation and the processes of assistance: An activity theoretic view of mediation in game play&quot;,&quot;page&quot;:&quot;43-56&quot;,&quot;license&quot;:&quot;https://www.elsevier.com/tdm/userlicense/1.0/&quot;,&quot;URL&quot;:&quot;https://linkinghub.elsevier.com/retrieve/pii/S0883035507000596&quot;,&quot;type&quot;:&quot;article-journal&quot;,&quot;container-title&quot;:&quot;International Journal of Educational Research&quot;,&quot;accessed&quot;:{&quot;date-parts&quot;:[[&quot;2025&quot;,1,18]]},&quot;volume&quot;:&quot;46&quot;,&quot;language&quot;:&quot;en&quot;,&quot;issue&quot;:&quot;1-2&quot;},&quot;uris&quot;:[&quot;http://zotero.org/users/1913249/items/DTTH7LAH&quot;],&quot;prefix&quot;:&quot;&quot;,&quot;id&quot;:10053,&quot;uri&quot;:[&quot;http://zotero.org/users/1913249/items/DTTH7LAH&quot;],&quot;suffix&quot;:&quot;&quot;}],&quot;schema&quot;:&quot;https://github.com/citation-style-language/schema/raw/master/csl-citation.json&quot;,&quot;properties&quot;:{&quot;noteIndex&quot;:0,&quot;formattedCitation&quot;:&quot;[@stone_problem_2007-2]&quot;},&quot;citationID&quot;:&quot;xhvqreby&quot;} RNDucwfznrmvx"/>&lt;Do Zotero Refresh: [@stone_problem_2007-2]&gt;<text:reference-mark-end text:name="ZOTERO_ITEM CSL_CITATION {&quot;citationItems&quot;:[{&quot;itemData&quot;:{&quot;citation-key&quot;:&quot;stone_problem_2007-2&quot;,&quot;id&quot;:&quot;stone_problem_2007-2&quot;,&quot;DOI&quot;:&quot;10.1016/j.ijer.2007.07.005&quot;,&quot;ISSN&quot;:&quot;08830355&quot;,&quot;issued&quot;:{&quot;date-parts&quot;:[[&quot;2007&quot;,1]]},&quot;title-short&quot;:&quot;Problem articulation and the processes of assistance&quot;,&quot;container-title-short&quot;:&quot;International Journal of Educational Research&quot;,&quot;author&quot;:[{&quot;given&quot;:&quot;Lynda D.&quot;,&quot;family&quot;:&quot;Stone&quot;},{&quot;given&quot;:&quot;Kris D.&quot;,&quot;family&quot;:&quot;Gutiérrez&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source&quot;:&quot;DOI.org (Crossref)&quot;,&quot;title&quot;:&quot;Problem articulation and the processes of assistance: An activity theoretic view of mediation in game play&quot;,&quot;page&quot;:&quot;43-56&quot;,&quot;license&quot;:&quot;https://www.elsevier.com/tdm/userlicense/1.0/&quot;,&quot;URL&quot;:&quot;https://linkinghub.elsevier.com/retrieve/pii/S0883035507000596&quot;,&quot;type&quot;:&quot;article-journal&quot;,&quot;container-title&quot;:&quot;International Journal of Educational Research&quot;,&quot;accessed&quot;:{&quot;date-parts&quot;:[[&quot;2025&quot;,1,18]]},&quot;volume&quot;:&quot;46&quot;,&quot;language&quot;:&quot;en&quot;,&quot;issue&quot;:&quot;1-2&quot;},&quot;uris&quot;:[&quot;http://zotero.org/users/1913249/items/DTTH7LAH&quot;],&quot;prefix&quot;:&quot;&quot;,&quot;id&quot;:10053,&quot;uri&quot;:[&quot;http://zotero.org/users/1913249/items/DTTH7LAH&quot;],&quot;suffix&quot;:&quot;&quot;}],&quot;schema&quot;:&quot;https://github.com/citation-style-language/schema/raw/master/csl-citation.json&quot;,&quot;properties&quot;:{&quot;noteIndex&quot;:0,&quot;formattedCitation&quot;:&quot;[@stone_problem_2007-2]&quot;},&quot;citationID&quot;:&quot;xhvqreby&quot;} RNDucwfznrmvx"/> underline the importance of “opportunities to transform learner identities needed for zones of competency” as something that can and should be designed into inclusive learning environments (focusing on goal development). The work of 5D research in different settings further explores the process of supporting learner identies in context [] Gutierrez, Cole</text:p>
      <text:p text:style-name="Text_20_body">Or, perhaps more accurately here as a movement between activity systems, to be incorporated as a repertoire.</text:p>
      <text:p text:style-name="Text_20_body">These repertoires become public, and are in part socially motivated, via the process of playtesting.</text:p>
      <text:p text:style-name="Text_20_body">The process of feedback, recognising and valuing the merging areas of specialistation and expertise helps the dvelopment of diverse practices <text:reference-mark-start text:name="ZOTERO_ITEM CSL_CITATION {&quot;citationItems&quot;:[{&quot;itemData&quot;:{&quot;citation-key&quot;:&quot;digiacomo_relational_2016-1&quot;,&quot;id&quot;:&quot;digiacomo_relational_2016-1&quot;,&quot;DOI&quot;:&quot;10.1080/10749039.2015.1058398&quot;,&quot;ISSN&quot;:&quot;1074-9039, 1532-7884&quot;,&quot;issued&quot;:{&quot;date-parts&quot;:[[&quot;2016&quot;,4,2]]},&quot;container-title-short&quot;:&quot;Mind, Culture, and Activity&quot;,&quot;author&quot;:[{&quot;given&quot;:&quot;Daniela K.&quot;,&quot;family&quot;:&quot;DiGiacomo&quot;},{&quot;given&quot;:&quot;Kris D.&quot;,&quot;family&quot;:&quot;Gutiérrez&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source&quot;:&quot;DOI.org (Crossref)&quot;,&quot;title&quot;:&quot;Relational Equity as a Design Tool Within Making and Tinkering Activities&quot;,&quot;page&quot;:&quot;141-153&quot;,&quot;type&quot;:&quot;article-journal&quot;,&quot;URL&quot;:&quot;http://www.tandfonline.com/doi/full/10.1080/10749039.2015.1058398&quot;,&quot;container-title&quot;:&quot;Mind, Culture, and Activity&quot;,&quot;accessed&quot;:{&quot;date-parts&quot;:[[&quot;2025&quot;,2,24]]},&quot;volume&quot;:&quot;23&quot;,&quot;language&quot;:&quot;en&quot;,&quot;issue&quot;:&quot;2&quot;},&quot;uris&quot;:[&quot;http://zotero.org/users/1913249/items/S9LKNSQB&quot;],&quot;prefix&quot;:&quot;&quot;,&quot;id&quot;:10120,&quot;uri&quot;:[&quot;http://zotero.org/users/1913249/items/S9LKNSQB&quot;],&quot;suffix&quot;:&quot;&quot;}],&quot;schema&quot;:&quot;https://github.com/citation-style-language/schema/raw/master/csl-citation.json&quot;,&quot;properties&quot;:{&quot;noteIndex&quot;:0,&quot;formattedCitation&quot;:&quot;[@digiacomo_relational_2016-1]&quot;},&quot;citationID&quot;:&quot;skfverij&quot;} RNDnlqsloages"/>&lt;Do Zotero Refresh: [@digiacomo_relational_2016-1]&gt;<text:reference-mark-end text:name="ZOTERO_ITEM CSL_CITATION {&quot;citationItems&quot;:[{&quot;itemData&quot;:{&quot;citation-key&quot;:&quot;digiacomo_relational_2016-1&quot;,&quot;id&quot;:&quot;digiacomo_relational_2016-1&quot;,&quot;DOI&quot;:&quot;10.1080/10749039.2015.1058398&quot;,&quot;ISSN&quot;:&quot;1074-9039, 1532-7884&quot;,&quot;issued&quot;:{&quot;date-parts&quot;:[[&quot;2016&quot;,4,2]]},&quot;container-title-short&quot;:&quot;Mind, Culture, and Activity&quot;,&quot;author&quot;:[{&quot;given&quot;:&quot;Daniela K.&quot;,&quot;family&quot;:&quot;DiGiacomo&quot;},{&quot;given&quot;:&quot;Kris D.&quot;,&quot;family&quot;:&quot;Gutiérrez&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source&quot;:&quot;DOI.org (Crossref)&quot;,&quot;title&quot;:&quot;Relational Equity as a Design Tool Within Making and Tinkering Activities&quot;,&quot;page&quot;:&quot;141-153&quot;,&quot;type&quot;:&quot;article-journal&quot;,&quot;URL&quot;:&quot;http://www.tandfonline.com/doi/full/10.1080/10749039.2015.1058398&quot;,&quot;container-title&quot;:&quot;Mind, Culture, and Activity&quot;,&quot;accessed&quot;:{&quot;date-parts&quot;:[[&quot;2025&quot;,2,24]]},&quot;volume&quot;:&quot;23&quot;,&quot;language&quot;:&quot;en&quot;,&quot;issue&quot;:&quot;2&quot;},&quot;uris&quot;:[&quot;http://zotero.org/users/1913249/items/S9LKNSQB&quot;],&quot;prefix&quot;:&quot;&quot;,&quot;id&quot;:10120,&quot;uri&quot;:[&quot;http://zotero.org/users/1913249/items/S9LKNSQB&quot;],&quot;suffix&quot;:&quot;&quot;}],&quot;schema&quot;:&quot;https://github.com/citation-style-language/schema/raw/master/csl-citation.json&quot;,&quot;properties&quot;:{&quot;noteIndex&quot;:0,&quot;formattedCitation&quot;:&quot;[@digiacomo_relational_2016-1]&quot;},&quot;citationID&quot;:&quot;skfverij&quot;} RNDnlqsloages"/>. The specialisation contributes to possibilities of relational agency for the learning environment as a whole. It exists as a form of identity within an individuals repertoire and for others to draw on as an affordence of the learning system.</text:p>
      <text:p text:style-name="Text_20_body">The awareness of and conversations about maker styles and related side-missions created in this reseach are potential powerful tool to support this process in novice game making communities.</text:p>
      <text:p text:style-name="Text_20_body"><text:span text:style-name="T1">LINK - NATURE OF TRANSFORMATION / LINK TO AGENCY</text:span></text:p>
      <text:p text:style-name="Text_20_body">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2" text:outline-level="2"><text:bookmark-start text:name="part-three-synthesis-in-relation-to-issues-of-inclusive-pedagogy-udl-umc-moe-pbl."/>Part Three : Synthesis in relation to Issues of inclusive pedagogy UDL, UMC, MOE, PBL.<text:bookmark-end text:name="part-three-synthesis-in-relation-to-issues-of-inclusive-pedagogy-udl-umc-moe-pbl."/></text:h>
      <text:list text:style-name="L33">
        <text:list-item>
          <text:p text:style-name="P38">Synthesis of characteristics; step based / template, Germ cell GDPs, playtesting as medium for develoment of idioculture,</text:p>
        </text:list-item>
        <text:list-item>
          <text:p text:style-name="P38">Final analysis with UMC, UDL, MOE - bring complexity here - perhaps bring the metaphors here instead.</text:p>
        </text:list-item>
        <text:list-item>
          <text:p text:style-name="P38">Celebrate the process of bricolage in this research.</text:p>
        </text:list-item>
      </text:list>
      <text:p text:style-name="First_20_paragraph">TO INTEGRATE?</text:p>
      <text:p text:style-name="Text_20_body">The role of the emerging culture and identity of the idioculture is developed in this chapter in the following ways:</text:p>
      <text:list text:style-name="L34">
        <text:list-item>
          <text:p text:style-name="P39">the impact / if any of the social missions and player types to help the development of learner identities.</text:p>
        </text:list-item>
        <text:list-item>
          <text:p text:style-name="P39">the emergence and nurturing of flexible and complex design behaviours (beyond player types)</text:p>
        </text:list-item>
      </text:list>
      <text:p text:style-name="First_20_paragraph"><text:span text:style-name="T1">Gaps in exising research.</text:span> The work of Resnick is convincing but lacks theoretical foundations as Papert’s ideas were before their time. It is of value to align them with more contemporary socio-cultural conceptions.</text:p>
      <text:h text:style-name="Heading_20_3" text:outline-level="3"><text:bookmark-start text:name="synthesis---a-complex-view-of-agency-and-repertoires-development-within-idiocultures-3rd-spaces---park-from-a-bit-and-come-back-to-this."/>Synthesis - A complex view of agency and repertoires development within Idiocultures / 3rd spaces - PARK FROM A BIT AND COME BACK TO THIS.<text:bookmark-end text:name="synthesis---a-complex-view-of-agency-and-repertoires-development-within-idiocultures-3rd-spaces---park-from-a-bit-and-come-back-to-this."/></text:h>
      <text:p text:style-name="First_20_paragraph">COME BACK TO MY MOTIVATION OF THE STUDY HERE TOO.</text:p>
      <text:p text:style-name="Text_20_body">While development of relational agency is a part of the social and cultural aspects of repertoires development, this section moves beyond agency to explore issues of equity and diversity as concrete instances with the learning environment.</text:p>
      <text:p text:style-name="Text_20_body">I favour its enaction via a sketchy pedagogies, an incomplete process inviting participation.</text:p>
      <text:p text:style-name="Text_20_body">In this section, agency in the particiption in game making community is seen as complex and multi-dimensional</text:p>
      <text:list text:style-name="L35">
        <text:list-item>
          <text:p text:style-name="P40">agency is seen beyond a individualised property, as participation in a community.</text:p>
        </text:list-item>
        <text:list-item>
          <text:p text:style-name="P40">agency is ideally part of a utopian process, and thus as equity [Gutierrez]</text:p>
        </text:list-item>
        <text:list-item>
          <text:p text:style-name="P40">as , diversity, enacted, concrete, thus towards inclusion</text:p>
        </text:list-item>
      </text:list>
      <text:p text:style-name="First_20_paragraph">Fluidity of practice of participants for characteristics of an emerging inclusive, idioculture</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he conception of development of repertoires of practices is key to this interpretation.</text:p>
      <text:p text:style-name="Text_20_body">As such, I draw on concrete example of repertoire in my research as a case study contribution to applied research in this promising field.</text:p>
      <text:h text:style-name="Heading_20_4" text:outline-level="4"><text:bookmark-start text:name="returning-to-transformational-agency-here-and-how-it-different-from-conceptions-of-developing-repertoires-of-practice"/>Returning to transformational agency here and how it different from conceptions of developing repertoires of practice<text:bookmark-end text:name="returning-to-transformational-agency-here-and-how-it-different-from-conceptions-of-developing-repertoires-of-practice"/></text:h>
      <text:p text:style-name="First_20_paragraph"><text:span text:style-name="T1">How can we best conceive agency here?</text:span></text:p>
      <text:p text:style-name="Text_20_body"><text:span text:style-name="T1">Comparing relational agency to transformational agency</text:span></text:p>
      <text:p text:style-name="Text_20_body">How structural and permanent does transformational agency needs to be before it becomes transformational compared to a more blended view of emerging repertoires of practice.</text:p>
      <text:p text:style-name="Text_20_body">Conceptions of AT are evolving including a 4th generation which responds to increasingly rapid and evolving situations. See https://www.tandfonline.com/doi/full/10.1080/10749039.2020.1806328#d1e455</text:p>
      <text:h text:style-name="Heading_20_3" text:outline-level="3"><text:bookmark-start text:name="metaphors-of-harbours-and-playgrounds-as-a-way-to-explore-conceptions-of-relational-agency"/>Metaphors of harbours and playgrounds as a way to explore conceptions of (relational) agency<text:bookmark-end text:name="metaphors-of-harbours-and-playgrounds-as-a-way-to-explore-conceptions-of-relational-agency"/></text:h>
      <text:h text:style-name="Heading_20_4" text:outline-level="4"><text:bookmark-start text:name="utility-of-metaphors-of-space"/>Utility of metaphors of space<text:bookmark-end text:name="utility-of-metaphors-of-space"/></text:h>
      <text:p text:style-name="First_20_paragraph">The use of metaphor here has two functions. The first is to help deepen my analysis via a move to the abstract, to search for communicable generalisations. Secondly, given the non-traditional nature of this approach, and bearing in mind previous reflections on the difficulty of communicating approaches to practitioners (e.g Microworld by Kynigos), I draw on metaphors as a supporting tool. One in line with utopian methodology proposed by Cole and Gutierrez.</text:p>
      <text:p text:style-name="Text_20_body">In this case metaphors concerning learning spaces and movement between spaces are often found in existing research including: walled gardens, playgrounds, sandboxes, harbours. This section aims to draw from these metaphors relatable core principles which may help the impact of this research.</text:p>
      <text:p text:style-name="Text_20_body"><text:span text:style-name="T1">Complexity of the findings and emerging pedagogy</text:span></text:p>
      <text:p text:style-name="Text_20_body">Beyond practical aspects of dissemination, a further challenge associated with the overall goal of bringing a complex, flexible, learner-driven pedagogy to bear, is addressed by Kynigos , in articulating the limitation of updake of ideas surrounding Microworlds.</text:p>
      <text:p text:style-name="Text_20_body">There are a lot of moving parts in the final pedagogy and while I have put in work to address foundational aspects using relatable metaphors, the target audience in terms of coding enviroment designers, represents challenges in terms of complexity.</text:p>
      <text:p text:style-name="Text_20_body">I do brand it , and provide useful contributions in concrete instances of work</text:p>
      <text:h text:style-name="Heading_20_4" text:outline-level="4"><text:bookmark-start text:name="harbours---authentic-and-restrictive"/>Harbours - authentic and restrictive<text:bookmark-end text:name="harbours---authentic-and-restrictive"/></text:h>
      <text:p text:style-name="First_20_paragraph"><text:span text:style-name="T1">Characteristics of a harbour</text:span></text:p>
      <text:p text:style-name="Text_20_body">Harbours are protective spaces suitable for docking of ships, at times natural or man-made with protection offered by artificially created harbour walls extending out into the sea creating a sheltered space, prevent large waves from entering but also allowing movement out into the open sea, the possibility for refuelling or maintaining sea vessels and infrastructure to connect to rail or road links for transport in-land. The term harbour is used metaphorically to indicate a space of safety, nurturing and a gathering space for like minds.</text:p>
      <text:p text:style-name="Text_20_body"><text:span text:style-name="T1">Design as simplification / abstraction</text:span></text:p>
      <text:p text:style-name="Text_20_body">SUMMARISE - MOVE EXTRA / EXAMPLES UP TO THE FIRST SECTION - FIND A GOOD PLACE FOR IT.</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text:p>
      <text:p text:style-name="Text_20_body"><text:span text:style-name="T1">The magic of working in authentic waters</text:span></text:p>
      <text:p text:style-name="Text_20_body">The intrigue of opening up previously mysterious areas and seeing or experimenting with what makes them tick is explored in Ch.2.</text:p>
      <text:p text:style-name="Text_20_body">The same principle applies here in early stages of the learning experience. The process of clicking remix to fix a broken, half baked game involves viewing and altering code in unfamiliar territory, even if the code template has been simplified it is still an authentic tool set, and thus motivational [FIND SOURCE]</text:p>
      <text:p text:style-name="Text_20_body">This strong alignment with authentic, professional practice may help learners transition to other forms of web coding projects, due to the similarity of as this element of practice. CH.5</text:p>
      <text:p text:style-name="Text_20_body">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text:span text:style-name="T1">The same value of protection from a complex environment applies to accessing documentation.</text:span></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tems&quot;:[{&quot;itemData&quot;:{&quot;citation-key&quot;:&quot;hagge_coding_2018&quot;,&quot;id&quot;:&quot;hagge_coding_2018&quot;,&quot;DOI&quot;:&quot;10.1007/s10758-018-9359-y&quot;,&quot;ISSN&quot;:&quot;2211-1670&quot;,&quot;issued&quot;:{&quot;date-parts&quot;:[[&quot;2018&quot;,7,1]]},&quot;title-short&quot;:&quot;Coding to Create&quot;,&quot;container-title-short&quot;:&quot;Tech Know Learn&quot;,&quot;author&quot;:[{&quot;given&quot;:&quot;Julia&quot;,&quot;family&quot;:&quot;Hagge&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source&quot;:&quot;Springer Link&quot;,&quot;title&quot;:&quot;Coding to Create: A Subtext of Decisions as Early Adolescents Design Digital Media&quot;,&quot;page&quot;:&quot;247-271&quot;,&quot;container-title&quot;:&quot;Technology, Knowledge and Learning&quot;,&quot;URL&quot;:&quot;https://doi.org/10.1007/s10758-018-9359-y&quot;,&quot;type&quot;:&quot;article-journal&quot;,&quot;accessed&quot;:{&quot;date-parts&quot;:[[&quot;2023&quot;,6,26]]},&quot;volume&quot;:&quot;23&quot;,&quot;language&quot;:&quot;en&quot;,&quot;issue&quot;:&quot;2&quot;},&quot;uris&quot;:[&quot;http://zotero.org/users/1913249/items/YFNF7DZG&quot;],&quot;prefix&quot;:&quot;&quot;,&quot;id&quot;:8853,&quot;uri&quot;:[&quot;http://zotero.org/users/1913249/items/YFNF7DZG&quot;],&quot;suffix&quot;:&quot;&quot;}],&quot;schema&quot;:&quot;https://github.com/citation-style-language/schema/raw/master/csl-citation.json&quot;,&quot;properties&quot;:{&quot;noteIndex&quot;:0,&quot;formattedCitation&quot;:&quot;[@hagge_coding_2018]&quot;},&quot;citationID&quot;:&quot;lgqfjnli&quot;} RNDbcvwznhejl"/>&lt;Do Zotero Refresh: [@hagge_coding_2018]&gt;<text:reference-mark-end text:name="ZOTERO_ITEM CSL_CITATION {&quot;citationItems&quot;:[{&quot;itemData&quot;:{&quot;citation-key&quot;:&quot;hagge_coding_2018&quot;,&quot;id&quot;:&quot;hagge_coding_2018&quot;,&quot;DOI&quot;:&quot;10.1007/s10758-018-9359-y&quot;,&quot;ISSN&quot;:&quot;2211-1670&quot;,&quot;issued&quot;:{&quot;date-parts&quot;:[[&quot;2018&quot;,7,1]]},&quot;title-short&quot;:&quot;Coding to Create&quot;,&quot;container-title-short&quot;:&quot;Tech Know Learn&quot;,&quot;author&quot;:[{&quot;given&quot;:&quot;Julia&quot;,&quot;family&quot;:&quot;Hagge&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source&quot;:&quot;Springer Link&quot;,&quot;title&quot;:&quot;Coding to Create: A Subtext of Decisions as Early Adolescents Design Digital Media&quot;,&quot;page&quot;:&quot;247-271&quot;,&quot;container-title&quot;:&quot;Technology, Knowledge and Learning&quot;,&quot;URL&quot;:&quot;https://doi.org/10.1007/s10758-018-9359-y&quot;,&quot;type&quot;:&quot;article-journal&quot;,&quot;accessed&quot;:{&quot;date-parts&quot;:[[&quot;2023&quot;,6,26]]},&quot;volume&quot;:&quot;23&quot;,&quot;language&quot;:&quot;en&quot;,&quot;issue&quot;:&quot;2&quot;},&quot;uris&quot;:[&quot;http://zotero.org/users/1913249/items/YFNF7DZG&quot;],&quot;prefix&quot;:&quot;&quot;,&quot;id&quot;:8853,&quot;uri&quot;:[&quot;http://zotero.org/users/1913249/items/YFNF7DZG&quot;],&quot;suffix&quot;:&quot;&quot;}],&quot;schema&quot;:&quot;https://github.com/citation-style-language/schema/raw/master/csl-citation.json&quot;,&quot;properties&quot;:{&quot;noteIndex&quot;:0,&quot;formattedCitation&quot;:&quot;[@hagge_coding_2018]&quot;},&quot;citationID&quot;:&quot;lgqfjnli&quot;} RNDbcvwznhejl"/>. Thus to make one addition to the metaphor this design is like a sea-harbour, tools like Scratch are like a swimming pool.</text:p>
      <text:p text:style-name="Text_20_body">This curated replication of authentic process of finding and incorporating code snippets into the starting template supported the development of skills used in professional coding communities.</text:p>
      <text:p text:style-name="Text_20_body"><text:span text:style-name="T1">An example?</text:span></text:p>
      <text:p text:style-name="Text_20_body">Also participants can change the genre, See Toby and Dan in Vignette x.</text:p>
      <text:h text:style-name="Heading_20_4" text:outline-level="4"><text:bookmark-start text:name="fluency-in-jam-session---was-playgrounds-sandboxes-and-play-spaces"/>Fluency in Jam Session - was Playgrounds, sandboxes and play spaces<text:bookmark-end text:name="fluency-in-jam-session---was-playgrounds-sandboxes-and-play-spaces"/></text:h>
      <text:p text:style-name="First_20_paragraph">A similar metaphorical dimension of protection is present in metaphors of play spaces. The web-based environment which reduce the complexity of web development and provide community and immediate feedback are named code playgrounds.</text:p>
      <text:p text:style-name="Text_20_body">Additionally, the process of checking the performance of games is called play-testing, with connotations of a playful, and therefore social space. The sandbox metaphor is used extensively in web development to indicate a safety in terms of non-critical space to trial new code and make mistakes.</text:p>
      <text:p text:style-name="Text_20_body">While the play space evokes protection, there is still space for wilder behaviours to emerge as play is responsive and adaptive. In this study playtesting spaces are important as a means to allow learners to evolve their own processes as a form of authorial and transformational agency, albeit within the suggested limitations. Similarly this tension between freedom and structure is present in the concept of jam sessions.</text:p>
      <text:p text:style-name="Text_20_body"><text:span text:style-name="T1">Jam Sessions as a playful space inviting improvisation within a struture</text:span></text:p>
      <text:p text:style-name="Text_20_body">Beyond a space for play, I wish to proposed play in a musical sense within the space of a musical jam session.</text:p>
      <text:p text:style-name="Text_20_body">In the previous chapter, I explored the flexible nature of emerging design behaviours and proposed them as a form of improvisation. The building of fluency in competency is also present. Some young participants became remarkably swift and adapt at thus transforming chains of actions into a fluid operation.</text:p>
      <text:p text:style-name="Text_20_body">DEVELOP THIS METAPHOR</text:p>
      <text:p text:style-name="Text_20_body">= infrastructure in terms of drums, microphones and amps are provided. - standards emerge , played regularly, the is a chance to hear people’s version before you try one are - there is a chord structure of a song, and the key in which it is performed, forming a base from improvisation to take hold, - visual clues and encouragement may be present in line with socio-cultural forms of support, and conceptions of relational agency.</text:p>
      <text:p text:style-name="Text_20_body"/>
      <text:h text:style-name="Heading_20_3" text:outline-level="3"><text:bookmark-start text:name="addressing-the-nature-of-my-contribution-to-research-landscape"/>Addressing the nature of my contribution to research landscape<text:bookmark-end text:name="addressing-the-nature-of-my-contribution-to-research-landscape"/></text:h>
      <text:p text:style-name="First_20_paragraph">The section above outlined contributions to the research landscape intersecting with the development of the learning design of the study.</text:p>
      <text:p text:style-name="Text_20_body">A critique could be leveled against this contribution that the alignment with existing pedagogical frameworks suggests a more minimal contribution: representing a kind of <text:span text:style-name="T2">tinkering around the edges</text:span> of existing work.</text:p>
      <text:p text:style-name="Text_20_body">While I hope the framing of the previous section of the novel positioning of those concepts within new context addresses this concern, the challenging of such an interpretation is also an important motivational concern of this work.</text:p>
      <text:p text:style-name="Text_20_body">In line with a tradition of other researchers, this work celebrates the creative value of a bricolage approach [], or in other words a “re-mediatation” of the existing forms of pedagogies.</text:p>
      <text:p text:style-name="Text_20_body">It is from the concrete, practical, collaborative struggle of how to jointly make a game making community and to build fluency in the process of making games that this research emerges. And as such the concrete, responsive, re-assembling of existing pedagogies and elements of the learning activity systems is a integral tactic here aligned with a recent socio-cultural concerns.</text:p>
      <text:p text:style-name="Text_20_body"><text:span text:style-name="T2">This shift from </text:span>“<text:span text:style-name="T2">fixing</text:span>”<text:span text:style-name="T2"> the individual to re-mediating and transforming the functional system is key to reimagining new forms of learning and doing science that are tied to the imaginings of new futures, trajectories, and identities (Gutierrez, Morales, &amp; Martinez, 2009) </text:span><text:reference-mark-start text:name="ZOTERO_ITEM CSL_CITATION {&quot;citationItems&quot;:[{&quot;itemData&quot;:{&quot;citation-key&quot;:&quot;gutierrez_re-mediating_2009-2&quot;,&quot;id&quot;:&quot;gutierrez_re-mediating_2009-2&quot;,&quot;DOI&quot;:&quot;10.3102/0091732X08328267&quot;,&quot;ISSN&quot;:&quot;0091-732X, 1935-1038&quot;,&quot;issued&quot;:{&quot;date-parts&quot;:[[&quot;2009&quot;,3]]},&quot;title-short&quot;:&quot;Re-mediating Literacy&quot;,&quot;container-title-short&quot;:&quot;Review of Research in Education&quot;,&quot;author&quot;:[{&quot;given&quot;:&quot;Kris D.&quot;,&quot;family&quot;:&quot;Gutiérrez&quot;},{&quot;given&quot;:&quot;P. Zitlali&quot;,&quot;family&quot;:&quot;Morales&quot;},{&quot;given&quot;:&quot;Danny C.&quot;,&quot;family&quot;:&quot;Martinez&quot;}],&quot;license&quot;:&quot;https://journals.sagepub.com/page/policies/text-and-data-mining-license&quot;,&quot;source&quot;:&quot;DOI.org (Crossref)&quot;,&quot;title&quot;:&quot;Re-mediating Literacy: Culture, Difference, and Learning for Students From Nondominant Communities&quot;,&quot;page&quot;:&quot;212-245&quot;,&quot;container-title&quot;:&quot;Review of Research in Education&quot;,&quot;URL&quot;:&quot;https://journals.sagepub.com/doi/10.3102/0091732X08328267&quot;,&quot;type&quot;:&quot;article-journal&quot;,&quot;accessed&quot;:{&quot;date-parts&quot;:[[&quot;2025&quot;,1,17]]},&quot;volume&quot;:&quot;33&quot;,&quot;language&quot;:&quot;en&quot;,&quot;issue&quot;:&quot;1&quot;},&quot;uris&quot;:[&quot;http://zotero.org/users/1913249/items/4NABRSUM&quot;],&quot;prefix&quot;:&quot;&quot;,&quot;id&quot;:10035,&quot;uri&quot;:[&quot;http://zotero.org/users/1913249/items/4NABRSUM&quot;],&quot;suffix&quot;:&quot;&quot;}],&quot;schema&quot;:&quot;https://github.com/citation-style-language/schema/raw/master/csl-citation.json&quot;,&quot;properties&quot;:{&quot;noteIndex&quot;:0,&quot;formattedCitation&quot;:&quot;[@gutierrez_re-mediating_2009-2]&quot;},&quot;citationID&quot;:&quot;wrukdlcp&quot;} RNDzcweuiklnt"/>&lt;Do Zotero Refresh: [@gutierrez_re-mediating_2009-2]&gt;<text:reference-mark-end text:name="ZOTERO_ITEM CSL_CITATION {&quot;citationItems&quot;:[{&quot;itemData&quot;:{&quot;citation-key&quot;:&quot;gutierrez_re-mediating_2009-2&quot;,&quot;id&quot;:&quot;gutierrez_re-mediating_2009-2&quot;,&quot;DOI&quot;:&quot;10.3102/0091732X08328267&quot;,&quot;ISSN&quot;:&quot;0091-732X, 1935-1038&quot;,&quot;issued&quot;:{&quot;date-parts&quot;:[[&quot;2009&quot;,3]]},&quot;title-short&quot;:&quot;Re-mediating Literacy&quot;,&quot;container-title-short&quot;:&quot;Review of Research in Education&quot;,&quot;author&quot;:[{&quot;given&quot;:&quot;Kris D.&quot;,&quot;family&quot;:&quot;Gutiérrez&quot;},{&quot;given&quot;:&quot;P. Zitlali&quot;,&quot;family&quot;:&quot;Morales&quot;},{&quot;given&quot;:&quot;Danny C.&quot;,&quot;family&quot;:&quot;Martinez&quot;}],&quot;license&quot;:&quot;https://journals.sagepub.com/page/policies/text-and-data-mining-license&quot;,&quot;source&quot;:&quot;DOI.org (Crossref)&quot;,&quot;title&quot;:&quot;Re-mediating Literacy: Culture, Difference, and Learning for Students From Nondominant Communities&quot;,&quot;page&quot;:&quot;212-245&quot;,&quot;container-title&quot;:&quot;Review of Research in Education&quot;,&quot;URL&quot;:&quot;https://journals.sagepub.com/doi/10.3102/0091732X08328267&quot;,&quot;type&quot;:&quot;article-journal&quot;,&quot;accessed&quot;:{&quot;date-parts&quot;:[[&quot;2025&quot;,1,17]]},&quot;volume&quot;:&quot;33&quot;,&quot;language&quot;:&quot;en&quot;,&quot;issue&quot;:&quot;1&quot;},&quot;uris&quot;:[&quot;http://zotero.org/users/1913249/items/4NABRSUM&quot;],&quot;prefix&quot;:&quot;&quot;,&quot;id&quot;:10035,&quot;uri&quot;:[&quot;http://zotero.org/users/1913249/items/4NABRSUM&quot;],&quot;suffix&quot;:&quot;&quot;}],&quot;schema&quot;:&quot;https://github.com/citation-style-language/schema/raw/master/csl-citation.json&quot;,&quot;properties&quot;:{&quot;noteIndex&quot;:0,&quot;formattedCitation&quot;:&quot;[@gutierrez_re-mediating_2009-2]&quot;},&quot;citationID&quot;:&quot;wrukdlcp&quot;} RNDzcweuiklnt"/><text:span text:style-name="T2"> in </text:span><text:span text:style-name="T2">(</text:span><text:span text:style-name="T3">gutierrezpossibilities2015-1?</text:span><text:span text:style-name="T2">)</text:span></text:p>
      <text:p text:style-name="Text_20_body">However it is of value to explore how transferrable these findings are to other contexts of learning, and other genres of digital making, or beyond to other project based approaches.</text:p>
      <text:h text:style-name="Heading_20_2" text:outline-level="2"><text:bookmark-start text:name="conclusion"/>Conclusion<text:bookmark-end text:name="conclusion"/></text:h>
      <text:p text:style-name="First_20_paragraph"><text:span text:style-name="T1">Wrapping up in narrative?</text:span></text:p>
      <text:p text:style-name="Text_20_body">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MOVERED HERE FROM CHAPER 5 JAN 2024 MOVE THIS TO NEXT CHAPTER DISCUSSION? <text:span text:style-name="T1">A tension in use of norming practices and participant choice?</text:span>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according to Rogoff, as a productive nudge to get real. IS THIS EXPLORED IN THE NEXT CHAPTER?</text:p>
      <text:h text:style-name="Heading_20_2" text:outline-level="2"><text:bookmark-start text:name="removed-in-jan---find-home"/>Removed in Jan - find home<text:bookmark-end text:name="removed-in-jan---find-home"/></text:h>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MOVE BACK TO CHAPTER 6 IF SPACE?</text:p>
      <text:p text:style-name="Text_20_body">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tems&quot;:[{&quot;itemData&quot;:{&quot;author&quot;:[{&quot;given&quot;:&quot;Barbara&quot;,&quot;family&quot;:&quot;Rogoff&quot;}],&quot;id&quot;:&quot;rogoff_cultural_2003&quot;,&quot;publisher-place&quot;:&quot;Oxford [UK] ;a New York&quot;,&quot;call-number&quot;:&quot;HM686 .R64 2003&quot;,&quot;number-of-pages&quot;:&quot;434&quot;,&quot;title&quot;:&quot;The cultural nature of human development&quot;,&quot;publisher&quot;:&quot;Oxford University Press&quot;,&quot;type&quot;:&quot;book&quot;,&quot;issued&quot;:{&quot;date-parts&quot;:[[&quot;2003&quot;]]},&quot;ISBN&quot;:&quot;978-0-19-513133-8&quot;,&quot;source&quot;:&quot;Library of Congress ISBN&quot;,&quot;citation-key&quot;:&quot;rogoff_cultural_2003&quot;,&quot;event-place&quot;:&quot;Oxford [UK] ;a New York&quot;,&quot;language&quot;:&quot;en&quot;},&quot;uris&quot;:[&quot;http://zotero.org/users/1913249/items/MPJ5DJQJ&quot;],&quot;prefix&quot;:&quot;&quot;,&quot;id&quot;:3023,&quot;uri&quot;:[&quot;http://zotero.org/users/1913249/items/MPJ5DJQJ&quot;],&quot;suffix&quot;:&quot;&quot;}],&quot;schema&quot;:&quot;https://github.com/citation-style-language/schema/raw/master/csl-citation.json&quot;,&quot;properties&quot;:{&quot;noteIndex&quot;:0,&quot;formattedCitation&quot;:&quot;[@rogoff_cultural_2003]&quot;},&quot;citationID&quot;:&quot;kefuqblk&quot;} RNDlpvofurbzm"/>&lt;Do Zotero Refresh: [@rogoff_cultural_2003]&gt;<text:reference-mark-end text:name="ZOTERO_ITEM CSL_CITATION {&quot;citationItems&quot;:[{&quot;itemData&quot;:{&quot;author&quot;:[{&quot;given&quot;:&quot;Barbara&quot;,&quot;family&quot;:&quot;Rogoff&quot;}],&quot;id&quot;:&quot;rogoff_cultural_2003&quot;,&quot;publisher-place&quot;:&quot;Oxford [UK] ;a New York&quot;,&quot;call-number&quot;:&quot;HM686 .R64 2003&quot;,&quot;number-of-pages&quot;:&quot;434&quot;,&quot;title&quot;:&quot;The cultural nature of human development&quot;,&quot;publisher&quot;:&quot;Oxford University Press&quot;,&quot;type&quot;:&quot;book&quot;,&quot;issued&quot;:{&quot;date-parts&quot;:[[&quot;2003&quot;]]},&quot;ISBN&quot;:&quot;978-0-19-513133-8&quot;,&quot;source&quot;:&quot;Library of Congress ISBN&quot;,&quot;citation-key&quot;:&quot;rogoff_cultural_2003&quot;,&quot;event-place&quot;:&quot;Oxford [UK] ;a New York&quot;,&quot;language&quot;:&quot;en&quot;},&quot;uris&quot;:[&quot;http://zotero.org/users/1913249/items/MPJ5DJQJ&quot;],&quot;prefix&quot;:&quot;&quot;,&quot;id&quot;:3023,&quot;uri&quot;:[&quot;http://zotero.org/users/1913249/items/MPJ5DJQJ&quot;],&quot;suffix&quot;:&quot;&quot;}],&quot;schema&quot;:&quot;https://github.com/citation-style-language/schema/raw/master/csl-citation.json&quot;,&quot;properties&quot;:{&quot;noteIndex&quot;:0,&quot;formattedCitation&quot;:&quot;[@rogoff_cultural_2003]&quot;},&quot;citationID&quot;:&quot;kefuqblk&quot;} RNDlpvofurbzm"/>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tems&quot;:[{&quot;itemData&quot;:{&quot;citation-key&quot;:&quot;pogue_user_2017&quot;,&quot;id&quot;:&quot;pogue_user_2017&quot;,&quot;container-title&quot;:&quot;Scientific American&quot;,&quot;title&quot;:&quot;User Manuals Are Mostly Gone--Which Is Both Good and Bad&quot;,&quot;type&quot;:&quot;article-magazine&quot;,&quot;issued&quot;:{&quot;date-parts&quot;:[[&quot;2017&quot;,4,1]]},&quot;URL&quot;:&quot;https://www.scientificamerican.com/article/user-manuals-are-mostly-gone-mdash-which-is-both-good-and-bad/&quot;,&quot;accessed&quot;:{&quot;date-parts&quot;:[[&quot;2024&quot;,1,19]]},&quot;author&quot;:[{&quot;given&quot;:&quot;David&quot;,&quot;family&quot;:&quot;Pogue&quot;}],&quot;language&quot;:&quot;en&quot;,&quot;abstract&quot;:&quot;Google happened, and something important was lost&quot;},&quot;uris&quot;:[&quot;http://zotero.org/users/1913249/items/GNPB4GNI&quot;],&quot;prefix&quot;:&quot;&quot;,&quot;id&quot;:9233,&quot;uri&quot;:[&quot;http://zotero.org/users/1913249/items/GNPB4GNI&quot;],&quot;suffix&quot;:&quot;&quot;}],&quot;schema&quot;:&quot;https://github.com/citation-style-language/schema/raw/master/csl-citation.json&quot;,&quot;properties&quot;:{&quot;noteIndex&quot;:0,&quot;formattedCitation&quot;:&quot;[@pogue_user_2017]&quot;},&quot;citationID&quot;:&quot;jjyxcxwe&quot;} RNDxycvznaehq"/>&lt;Do Zotero Refresh: [@pogue_user_2017]&gt;<text:reference-mark-end text:name="ZOTERO_ITEM CSL_CITATION {&quot;citationItems&quot;:[{&quot;itemData&quot;:{&quot;citation-key&quot;:&quot;pogue_user_2017&quot;,&quot;id&quot;:&quot;pogue_user_2017&quot;,&quot;container-title&quot;:&quot;Scientific American&quot;,&quot;title&quot;:&quot;User Manuals Are Mostly Gone--Which Is Both Good and Bad&quot;,&quot;type&quot;:&quot;article-magazine&quot;,&quot;issued&quot;:{&quot;date-parts&quot;:[[&quot;2017&quot;,4,1]]},&quot;URL&quot;:&quot;https://www.scientificamerican.com/article/user-manuals-are-mostly-gone-mdash-which-is-both-good-and-bad/&quot;,&quot;accessed&quot;:{&quot;date-parts&quot;:[[&quot;2024&quot;,1,19]]},&quot;author&quot;:[{&quot;given&quot;:&quot;David&quot;,&quot;family&quot;:&quot;Pogue&quot;}],&quot;language&quot;:&quot;en&quot;,&quot;abstract&quot;:&quot;Google happened, and something important was lost&quot;},&quot;uris&quot;:[&quot;http://zotero.org/users/1913249/items/GNPB4GNI&quot;],&quot;prefix&quot;:&quot;&quot;,&quot;id&quot;:9233,&quot;uri&quot;:[&quot;http://zotero.org/users/1913249/items/GNPB4GNI&quot;],&quot;suffix&quot;:&quot;&quot;}],&quot;schema&quot;:&quot;https://github.com/citation-style-language/schema/raw/master/csl-citation.json&quot;,&quot;properties&quot;:{&quot;noteIndex&quot;:0,&quot;formattedCitation&quot;:&quot;[@pogue_user_2017]&quot;},&quot;citationID&quot;:&quot;jjyxcxwe&quot;} RNDxycvznaehq"/>.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research-output-1---applied-pedagogy---in-conclusion"/>Research output 1 - Applied pedagogy - IN CONCLUSION?<text:bookmark-end text:name="research-output-1---applied-pedagogy---in-conclusion"/></text:h>
      <text:h text:style-name="Heading_20_3" text:outline-level="3"><text:bookmark-start text:name="the-interaction-of-flexible-deign-practices-the-collection-of-game-design-patterns-stepwise-scaffolding-of-learning-environments-and-new-understandings-of-agency."/>The interaction of flexible deign practices, the collection of Game Design Patterns, stepwise scaffolding of learning environments and new understandings of agency.<text:bookmark-end text:name="the-interaction-of-flexible-deign-practices-the-collection-of-game-design-patterns-stepwise-scaffolding-of-learning-environments-and-new-understandings-of-agency."/></text:h>
      <text:p text:style-name="First_20_paragraph">In the previous chapter we explored the use of GDPs as a possible response to the challenges to project work and the lack of domain specific frameworks. The nature of the framework provided by game play design patterns has been be explored through the lens of agency.</text:p>
      <text:p text:style-name="Text_20_body">This section synthesises the learning design with such interpretations.</text:p>
      <text:p text:style-name="Text_20_body">And then progresses to recap the potential of this synthesis of these process, framed in other writing as a 3M approach.</text:p>
      <text:p text:style-name="Text_20_body">Finally it links the the outputs with the research process in terms of the impact of DBR and formative intervention approaches.</text:p>
      <text:h text:style-name="Heading_20_4" text:outline-level="4"><text:bookmark-start text:name="summary-of-observations-contributions-of-novel-aspect-of-the-learning-design-perhaps-merge-with-below"/>Summary of observations contributions of novel aspect of the learning design (PERHAPS MERGE WITH BELOW)<text:bookmark-end text:name="summary-of-observations-contributions-of-novel-aspect-of-the-learning-design-perhaps-merge-with-below"/></text:h>
      <text:p text:style-name="First_20_paragraph">While the base structuring of the starting template drew on concepts of UMC and half-baked game design, the use of a menu of GDPs to scaffold the modify and create stage is a novel approach.</text:p>
      <text:p text:style-name="Text_20_body">The potential of this innovation is significant in scope. Firstly, the surfacing of GDPs as a germ cell concept, facilitated the developmetn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Text_20_body">This alignment with a rhizomatic approach within a structure has been explored in this thesis using a metaphor of a harbour in terms of the conceptualisation of the design from a facilitator / designers point of view. The habour walls represent the restrictive decisions in terms of the genre of end product, and simplifications in code structures participants must understand or create to make progress.</text:p>
      <text:p text:style-name="Text_20_body">From a participants’ perspective I liken their experience to the process of jamming an informal musical practice.</text:p>
      <text:p text:style-name="Text_20_body">While The value of playtesting as a practice is surfaced either explicitly in professional game making</text:p>
      <text:p text:style-name="Text_20_body">Other sections of this research The use of social missions to support the variety of development.</text:p>
      <text:h text:style-name="Heading_20_4" text:outline-level="4"><text:bookmark-start text:name="synthesis-of-characteristics-and-analysis-in-relation-to-what-they-contribute-to-existing-frameworks"/>Synthesis of Characteristics and Analysis in relation to what they contribute to existing frameworks<text:bookmark-end text:name="synthesis-of-characteristics-and-analysis-in-relation-to-what-they-contribute-to-existing-frameworks"/></text:h>
      <text:list text:style-name="L36">
        <text:list-item>
          <text:p text:style-name="P41">The role of authenticity and the impact on agency</text:p>
        </text:list-item>
      </text:list>
      <text:p text:style-name="First_20_paragraph">These varied forms of documentation, and their varied adoption and propagation represent different approaches to scaffolding the process of becoming familiar with and then modifying to the code in often increasingly ambitious ways inline with the stages and ethos of a</text:p>
      <text:list text:style-name="L37">
        <text:list-item>
          <text:p text:style-name="P42">UDL / PBL</text:p>
        </text:list-item>
      </text:list>
      <text:p text:style-name="First_20_paragraph">Key characteristics of structuring support around quick start activities and a subsequent menu of GDPs which align with existing research include:</text:p>
      <text:p text:style-name="Text_20_body">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h text:style-name="Heading_20_4" text:outline-level="4"><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5-03-07T11:48:36Z</meta:creation-date>
    <dc:date>2025-03-07T11:48:3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